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8" table:style-name="ta1">
        <table:shapes>
          <draw:frame draw:z-index="0" draw:style-name="gr1" draw:text-style-name="P1" svg:width="159.99mm" svg:height="89.99mm" svg:x="126.01mm" svg:y="1mm">
            <loext:p draw:notify-on-update-of-ranges="test208.G1:test208.G1 test208.G2:test208.G240 test208.C1:test208.C1 test208.C2:test208.C240 test208.G1:test208.G1 test208.G2:test208.G240 test208.D1:test208.D1 test208.D2:test208.D2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0.61mm" svg:y="1.26mm">
            <loext:p draw:notify-on-update-of-ranges="test208.B1:test208.B1 test208.B2:test208.B240 test208.C1:test208.C1 test208.C2:test208.C240 test208.D1:test208.D1 test208.D2:test208.D2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5.59mm" svg:y="99.35mm">
            <loext:p draw:notify-on-update-of-ranges="test208.B2:test208.B240 test208.F1:test208.F1 test208.F2:test208.F2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2.4mm" svg:y="92.18mm">
            <loext:p draw:notify-on-update-of-ranges="test208.B2:test208.B240 test208.G1:test208.G1 test208.G2:test208.G2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3</text:p>
          </table:table-cell>
          <table:table-cell office:value-type="float" office:value="0.289578" calcext:value-type="float">
            <text:p>0.289578</text:p>
          </table:table-cell>
          <table:table-cell office:value-type="float" office:value="0.060045" calcext:value-type="float">
            <text:p>0.060045</text:p>
          </table:table-cell>
          <table:table-cell office:value-type="float" office:value="0" calcext:value-type="float">
            <text:p>0</text:p>
          </table:table-cell>
          <table:table-cell office:value-type="float" office:value="158333" calcext:value-type="float">
            <text:p>15833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4</text:p>
          </table:table-cell>
          <table:table-cell office:value-type="float" office:value="0.766298" calcext:value-type="float">
            <text:p>0.766298</text:p>
          </table:table-cell>
          <table:table-cell office:value-type="float" office:value="0.029081" calcext:value-type="float">
            <text:p>0.029081</text:p>
          </table:table-cell>
          <table:table-cell office:value-type="float" office:value="0" calcext:value-type="float">
            <text:p>0</text:p>
          </table:table-cell>
          <table:table-cell office:value-type="float" office:value="139331" calcext:value-type="float">
            <text:p>13933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5</text:p>
          </table:table-cell>
          <table:table-cell office:value-type="float" office:value="0.491954" calcext:value-type="float">
            <text:p>0.491954</text:p>
          </table:table-cell>
          <table:table-cell office:value-type="float" office:value="0.021683" calcext:value-type="float">
            <text:p>0.021683</text:p>
          </table:table-cell>
          <table:table-cell office:value-type="float" office:value="0" calcext:value-type="float">
            <text:p>0</text:p>
          </table:table-cell>
          <table:table-cell office:value-type="float" office:value="146547" calcext:value-type="float">
            <text:p>14654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6</text:p>
          </table:table-cell>
          <table:table-cell office:value-type="float" office:value="1.204721" calcext:value-type="float">
            <text:p>1.204721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" calcext:value-type="float">
            <text:p>0</text:p>
          </table:table-cell>
          <table:table-cell office:value-type="float" office:value="148084" calcext:value-type="float">
            <text:p>14808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7</text:p>
          </table:table-cell>
          <table:table-cell office:value-type="float" office:value="4.745763" calcext:value-type="float">
            <text:p>4.745763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0" calcext:value-type="float">
            <text:p>0</text:p>
          </table:table-cell>
          <table:table-cell office:value-type="float" office:value="168235" calcext:value-type="float">
            <text:p>16823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8</text:p>
          </table:table-cell>
          <table:table-cell office:value-type="float" office:value="5.990392" calcext:value-type="float">
            <text:p>5.99039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125253" calcext:value-type="float">
            <text:p>125253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39</text:p>
          </table:table-cell>
          <table:table-cell office:value-type="float" office:value="6.166971" calcext:value-type="float">
            <text:p>6.166971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0" calcext:value-type="float">
            <text:p>0</text:p>
          </table:table-cell>
          <table:table-cell office:value-type="float" office:value="112415" calcext:value-type="float">
            <text:p>1124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0</text:p>
          </table:table-cell>
          <table:table-cell office:value-type="float" office:value="5.915141" calcext:value-type="float">
            <text:p>5.915141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" calcext:value-type="float">
            <text:p>0</text:p>
          </table:table-cell>
          <table:table-cell office:value-type="float" office:value="134393" calcext:value-type="float">
            <text:p>13439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1</text:p>
          </table:table-cell>
          <table:table-cell office:value-type="float" office:value="5.718928" calcext:value-type="float">
            <text:p>5.718928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" calcext:value-type="float">
            <text:p>0</text:p>
          </table:table-cell>
          <table:table-cell office:value-type="float" office:value="149413" calcext:value-type="float">
            <text:p>149413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2</text:p>
          </table:table-cell>
          <table:table-cell office:value-type="float" office:value="5.860098" calcext:value-type="float">
            <text:p>5.860098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" calcext:value-type="float">
            <text:p>0</text:p>
          </table:table-cell>
          <table:table-cell office:value-type="float" office:value="134510" calcext:value-type="float">
            <text:p>13451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3</text:p>
          </table:table-cell>
          <table:table-cell office:value-type="float" office:value="6.120739" calcext:value-type="float">
            <text:p>6.120739</text:p>
          </table:table-cell>
          <table:table-cell office:value-type="float" office:value="0.006601" calcext:value-type="float">
            <text:p>0.006601</text:p>
          </table:table-cell>
          <table:table-cell office:value-type="float" office:value="0" calcext:value-type="float">
            <text:p>0</text:p>
          </table:table-cell>
          <table:table-cell office:value-type="float" office:value="137148" calcext:value-type="float">
            <text:p>13714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4</text:p>
          </table:table-cell>
          <table:table-cell office:value-type="float" office:value="5.298996" calcext:value-type="float">
            <text:p>5.298996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" calcext:value-type="float">
            <text:p>0</text:p>
          </table:table-cell>
          <table:table-cell office:value-type="float" office:value="143024" calcext:value-type="float">
            <text:p>14302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5</text:p>
          </table:table-cell>
          <table:table-cell office:value-type="float" office:value="5.742183" calcext:value-type="float">
            <text:p>5.742183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" calcext:value-type="float">
            <text:p>0</text:p>
          </table:table-cell>
          <table:table-cell office:value-type="float" office:value="125858" calcext:value-type="float">
            <text:p>12585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6</text:p>
          </table:table-cell>
          <table:table-cell office:value-type="float" office:value="5.864595" calcext:value-type="float">
            <text:p>5.864595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" calcext:value-type="float">
            <text:p>0</text:p>
          </table:table-cell>
          <table:table-cell office:value-type="float" office:value="127155" calcext:value-type="float">
            <text:p>1271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7</text:p>
          </table:table-cell>
          <table:table-cell office:value-type="float" office:value="5.491321" calcext:value-type="float">
            <text:p>5.491321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0" calcext:value-type="float">
            <text:p>0</text:p>
          </table:table-cell>
          <table:table-cell office:value-type="float" office:value="97397" calcext:value-type="float">
            <text:p>9739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8</text:p>
          </table:table-cell>
          <table:table-cell office:value-type="float" office:value="5.479381" calcext:value-type="float">
            <text:p>5.479381</text:p>
          </table:table-cell>
          <table:table-cell office:value-type="float" office:value="0.005361" calcext:value-type="float">
            <text:p>0.005361</text:p>
          </table:table-cell>
          <table:table-cell office:value-type="float" office:value="0" calcext:value-type="float">
            <text:p>0</text:p>
          </table:table-cell>
          <table:table-cell office:value-type="float" office:value="108631" calcext:value-type="float">
            <text:p>10863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49</text:p>
          </table:table-cell>
          <table:table-cell office:value-type="float" office:value="5.398988" calcext:value-type="float">
            <text:p>5.39898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" calcext:value-type="float">
            <text:p>0</text:p>
          </table:table-cell>
          <table:table-cell office:value-type="float" office:value="101067" calcext:value-type="float">
            <text:p>1010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0</text:p>
          </table:table-cell>
          <table:table-cell office:value-type="float" office:value="5.827375" calcext:value-type="float">
            <text:p>5.827375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" calcext:value-type="float">
            <text:p>0</text:p>
          </table:table-cell>
          <table:table-cell office:value-type="float" office:value="162889" calcext:value-type="float">
            <text:p>1628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1</text:p>
          </table:table-cell>
          <table:table-cell office:value-type="float" office:value="4.915329" calcext:value-type="float">
            <text:p>4.915329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" calcext:value-type="float">
            <text:p>0</text:p>
          </table:table-cell>
          <table:table-cell office:value-type="float" office:value="133353" calcext:value-type="float">
            <text:p>13335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2</text:p>
          </table:table-cell>
          <table:table-cell office:value-type="float" office:value="5.756838" calcext:value-type="float">
            <text:p>5.756838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0" calcext:value-type="float">
            <text:p>0</text:p>
          </table:table-cell>
          <table:table-cell office:value-type="float" office:value="206588" calcext:value-type="float">
            <text:p>2065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3</text:p>
          </table:table-cell>
          <table:table-cell office:value-type="float" office:value="5.003725" calcext:value-type="float">
            <text:p>5.003725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0" calcext:value-type="float">
            <text:p>0</text:p>
          </table:table-cell>
          <table:table-cell office:value-type="float" office:value="186239" calcext:value-type="float">
            <text:p>18623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4</text:p>
          </table:table-cell>
          <table:table-cell office:value-type="float" office:value="5.376363" calcext:value-type="float">
            <text:p>5.376363</text:p>
          </table:table-cell>
          <table:table-cell office:value-type="float" office:value="0.006553" calcext:value-type="float">
            <text:p>0.006553</text:p>
          </table:table-cell>
          <table:table-cell office:value-type="float" office:value="0" calcext:value-type="float">
            <text:p>0</text:p>
          </table:table-cell>
          <table:table-cell office:value-type="float" office:value="130183" calcext:value-type="float">
            <text:p>13018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5</text:p>
          </table:table-cell>
          <table:table-cell office:value-type="float" office:value="6.189223" calcext:value-type="float">
            <text:p>6.189223</text:p>
          </table:table-cell>
          <table:table-cell office:value-type="float" office:value="0.010117" calcext:value-type="float">
            <text:p>0.010117</text:p>
          </table:table-cell>
          <table:table-cell office:value-type="float" office:value="0" calcext:value-type="float">
            <text:p>0</text:p>
          </table:table-cell>
          <table:table-cell office:value-type="float" office:value="146352" calcext:value-type="float">
            <text:p>1463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6</text:p>
          </table:table-cell>
          <table:table-cell office:value-type="float" office:value="3.958861" calcext:value-type="float">
            <text:p>3.958861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" calcext:value-type="float">
            <text:p>0</text:p>
          </table:table-cell>
          <table:table-cell office:value-type="float" office:value="126237" calcext:value-type="float">
            <text:p>1262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7</text:p>
          </table:table-cell>
          <table:table-cell office:value-type="float" office:value="5.292387" calcext:value-type="float">
            <text:p>5.292387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" calcext:value-type="float">
            <text:p>0</text:p>
          </table:table-cell>
          <table:table-cell office:value-type="float" office:value="83533" calcext:value-type="float">
            <text:p>835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8</text:p>
          </table:table-cell>
          <table:table-cell office:value-type="float" office:value="4.278789" calcext:value-type="float">
            <text:p>4.278789</text:p>
          </table:table-cell>
          <table:table-cell office:value-type="float" office:value="0.009794" calcext:value-type="float">
            <text:p>0.009794</text:p>
          </table:table-cell>
          <table:table-cell office:value-type="float" office:value="0" calcext:value-type="float">
            <text:p>0</text:p>
          </table:table-cell>
          <table:table-cell office:value-type="float" office:value="157706" calcext:value-type="float">
            <text:p>1577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0:59</text:p>
          </table:table-cell>
          <table:table-cell office:value-type="float" office:value="5.497763" calcext:value-type="float">
            <text:p>5.497763</text:p>
          </table:table-cell>
          <table:table-cell office:value-type="float" office:value="0.013674" calcext:value-type="float">
            <text:p>0.013674</text:p>
          </table:table-cell>
          <table:table-cell office:value-type="float" office:value="0" calcext:value-type="float">
            <text:p>0</text:p>
          </table:table-cell>
          <table:table-cell office:value-type="float" office:value="224958" calcext:value-type="float">
            <text:p>2249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0</text:p>
          </table:table-cell>
          <table:table-cell office:value-type="float" office:value="5.726299" calcext:value-type="float">
            <text:p>5.726299</text:p>
          </table:table-cell>
          <table:table-cell office:value-type="float" office:value="0.005469" calcext:value-type="float">
            <text:p>0.005469</text:p>
          </table:table-cell>
          <table:table-cell office:value-type="float" office:value="0" calcext:value-type="float">
            <text:p>0</text:p>
          </table:table-cell>
          <table:table-cell office:value-type="float" office:value="137604" calcext:value-type="float">
            <text:p>1376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1</text:p>
          </table:table-cell>
          <table:table-cell office:value-type="float" office:value="2.510457" calcext:value-type="float">
            <text:p>2.510457</text:p>
          </table:table-cell>
          <table:table-cell office:value-type="float" office:value="0.005011" calcext:value-type="float">
            <text:p>0.0050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2</text:p>
          </table:table-cell>
          <table:table-cell office:value-type="float" office:value="6.347034" calcext:value-type="float">
            <text:p>6.347034</text:p>
          </table:table-cell>
          <table:table-cell office:value-type="float" office:value="0.015693" calcext:value-type="float">
            <text:p>0.015693</text:p>
          </table:table-cell>
          <table:table-cell office:value-type="float" office:value="0" calcext:value-type="float">
            <text:p>0</text:p>
          </table:table-cell>
          <table:table-cell office:value-type="float" office:value="312263" calcext:value-type="float">
            <text:p>3122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3</text:p>
          </table:table-cell>
          <table:table-cell office:value-type="float" office:value="4.677145" calcext:value-type="float">
            <text:p>4.677145</text:p>
          </table:table-cell>
          <table:table-cell office:value-type="float" office:value="0.005754" calcext:value-type="float">
            <text:p>0.005754</text:p>
          </table:table-cell>
          <table:table-cell office:value-type="float" office:value="0" calcext:value-type="float">
            <text:p>0</text:p>
          </table:table-cell>
          <table:table-cell office:value-type="float" office:value="130913" calcext:value-type="float">
            <text:p>130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4</text:p>
          </table:table-cell>
          <table:table-cell office:value-type="float" office:value="2.377616" calcext:value-type="float">
            <text:p>2.377616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" calcext:value-type="float">
            <text:p>0</text:p>
          </table:table-cell>
          <table:table-cell office:value-type="float" office:value="103708" calcext:value-type="float">
            <text:p>1037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5</text:p>
          </table:table-cell>
          <table:table-cell office:value-type="float" office:value="5.278487" calcext:value-type="float">
            <text:p>5.278487</text:p>
          </table:table-cell>
          <table:table-cell office:value-type="float" office:value="0.009411" calcext:value-type="float">
            <text:p>0.009411</text:p>
          </table:table-cell>
          <table:table-cell office:value-type="float" office:value="0" calcext:value-type="float">
            <text:p>0</text:p>
          </table:table-cell>
          <table:table-cell office:value-type="float" office:value="184720" calcext:value-type="float">
            <text:p>1847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6</text:p>
          </table:table-cell>
          <table:table-cell office:value-type="float" office:value="3.789572" calcext:value-type="float">
            <text:p>3.789572</text:p>
          </table:table-cell>
          <table:table-cell office:value-type="float" office:value="0.016478" calcext:value-type="float">
            <text:p>0.016478</text:p>
          </table:table-cell>
          <table:table-cell office:value-type="float" office:value="0" calcext:value-type="float">
            <text:p>0</text:p>
          </table:table-cell>
          <table:table-cell office:value-type="float" office:value="332965" calcext:value-type="float">
            <text:p>3329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7</text:p>
          </table:table-cell>
          <table:table-cell office:value-type="float" office:value="3.703097" calcext:value-type="float">
            <text:p>3.703097</text:p>
          </table:table-cell>
          <table:table-cell office:value-type="float" office:value="0.009869" calcext:value-type="float">
            <text:p>0.009869</text:p>
          </table:table-cell>
          <table:table-cell office:value-type="float" office:value="0" calcext:value-type="float">
            <text:p>0</text:p>
          </table:table-cell>
          <table:table-cell office:value-type="float" office:value="162136" calcext:value-type="float">
            <text:p>1621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8</text:p>
          </table:table-cell>
          <table:table-cell office:value-type="float" office:value="1.993337" calcext:value-type="float">
            <text:p>1.993337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" calcext:value-type="float">
            <text:p>0</text:p>
          </table:table-cell>
          <table:table-cell office:value-type="float" office:value="128338" calcext:value-type="float">
            <text:p>128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09</text:p>
          </table:table-cell>
          <table:table-cell office:value-type="float" office:value="4.661861" calcext:value-type="float">
            <text:p>4.661861</text:p>
          </table:table-cell>
          <table:table-cell office:value-type="float" office:value="0.024335" calcext:value-type="float">
            <text:p>0.024335</text:p>
          </table:table-cell>
          <table:table-cell office:value-type="float" office:value="0" calcext:value-type="float">
            <text:p>0</text:p>
          </table:table-cell>
          <table:table-cell office:value-type="float" office:value="96414" calcext:value-type="float">
            <text:p>96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0</text:p>
          </table:table-cell>
          <table:table-cell office:value-type="float" office:value="4.878164" calcext:value-type="float">
            <text:p>4.878164</text:p>
          </table:table-cell>
          <table:table-cell office:value-type="float" office:value="0.023201" calcext:value-type="float">
            <text:p>0.023201</text:p>
          </table:table-cell>
          <table:table-cell office:value-type="float" office:value="0" calcext:value-type="float">
            <text:p>0</text:p>
          </table:table-cell>
          <table:table-cell office:value-type="float" office:value="183506" calcext:value-type="float">
            <text:p>183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1</text:p>
          </table:table-cell>
          <table:table-cell office:value-type="float" office:value="0.024539" calcext:value-type="float">
            <text:p>0.024539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" calcext:value-type="float">
            <text:p>0</text:p>
          </table:table-cell>
          <table:table-cell office:value-type="float" office:value="71865" calcext:value-type="float">
            <text:p>718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2</text:p>
          </table:table-cell>
          <table:table-cell office:value-type="float" office:value="0.031434" calcext:value-type="float">
            <text:p>0.031434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" calcext:value-type="float">
            <text:p>0</text:p>
          </table:table-cell>
          <table:table-cell office:value-type="float" office:value="204599" calcext:value-type="float">
            <text:p>204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3</text:p>
          </table:table-cell>
          <table:table-cell office:value-type="float" office:value="3.17702" calcext:value-type="float">
            <text:p>3.17702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" calcext:value-type="float">
            <text:p>0</text:p>
          </table:table-cell>
          <table:table-cell office:value-type="float" office:value="94790" calcext:value-type="float">
            <text:p>947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4</text:p>
          </table:table-cell>
          <table:table-cell office:value-type="float" office:value="0.029922" calcext:value-type="float">
            <text:p>0.029922</text:p>
          </table:table-cell>
          <table:table-cell office:value-type="float" office:value="0.009796" calcext:value-type="float">
            <text:p>0.009796</text:p>
          </table:table-cell>
          <table:table-cell office:value-type="float" office:value="0" calcext:value-type="float">
            <text:p>0</text:p>
          </table:table-cell>
          <table:table-cell office:value-type="float" office:value="230291" calcext:value-type="float">
            <text:p>230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5</text:p>
          </table:table-cell>
          <table:table-cell office:value-type="float" office:value="3.888952" calcext:value-type="float">
            <text:p>3.888952</text:p>
          </table:table-cell>
          <table:table-cell office:value-type="float" office:value="0.010419" calcext:value-type="float">
            <text:p>0.010419</text:p>
          </table:table-cell>
          <table:table-cell office:value-type="float" office:value="0" calcext:value-type="float">
            <text:p>0</text:p>
          </table:table-cell>
          <table:table-cell office:value-type="float" office:value="105329" calcext:value-type="float">
            <text:p>1053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6</text:p>
          </table:table-cell>
          <table:table-cell office:value-type="float" office:value="3.253309" calcext:value-type="float">
            <text:p>3.253309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0" calcext:value-type="float">
            <text:p>0</text:p>
          </table:table-cell>
          <table:table-cell office:value-type="float" office:value="74995" calcext:value-type="float">
            <text:p>7499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7</text:p>
          </table:table-cell>
          <table:table-cell office:value-type="float" office:value="2.773842" calcext:value-type="float">
            <text:p>2.773842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" calcext:value-type="float">
            <text:p>0</text:p>
          </table:table-cell>
          <table:table-cell office:value-type="float" office:value="138945" calcext:value-type="float">
            <text:p>1389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8</text:p>
          </table:table-cell>
          <table:table-cell office:value-type="float" office:value="3.956526" calcext:value-type="float">
            <text:p>3.956526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" calcext:value-type="float">
            <text:p>0</text:p>
          </table:table-cell>
          <table:table-cell office:value-type="float" office:value="97765" calcext:value-type="float">
            <text:p>9776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19</text:p>
          </table:table-cell>
          <table:table-cell office:value-type="float" office:value="3.636994" calcext:value-type="float">
            <text:p>3.636994</text:p>
          </table:table-cell>
          <table:table-cell office:value-type="float" office:value="0.004863" calcext:value-type="float">
            <text:p>0.004863</text:p>
          </table:table-cell>
          <table:table-cell office:value-type="float" office:value="0" calcext:value-type="float">
            <text:p>0</text:p>
          </table:table-cell>
          <table:table-cell office:value-type="float" office:value="92282" calcext:value-type="float">
            <text:p>9228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0</text:p>
          </table:table-cell>
          <table:table-cell office:value-type="float" office:value="3.518382" calcext:value-type="float">
            <text:p>3.518382</text:p>
          </table:table-cell>
          <table:table-cell office:value-type="float" office:value="0.006939" calcext:value-type="float">
            <text:p>0.006939</text:p>
          </table:table-cell>
          <table:table-cell office:value-type="float" office:value="0" calcext:value-type="float">
            <text:p>0</text:p>
          </table:table-cell>
          <table:table-cell office:value-type="float" office:value="156908" calcext:value-type="float">
            <text:p>1569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1</text:p>
          </table:table-cell>
          <table:table-cell office:value-type="float" office:value="3.083428" calcext:value-type="float">
            <text:p>3.083428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" calcext:value-type="float">
            <text:p>0</text:p>
          </table:table-cell>
          <table:table-cell office:value-type="float" office:value="117427" calcext:value-type="float">
            <text:p>1174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2</text:p>
          </table:table-cell>
          <table:table-cell office:value-type="float" office:value="3.466258" calcext:value-type="float">
            <text:p>3.466258</text:p>
          </table:table-cell>
          <table:table-cell office:value-type="float" office:value="0.004903" calcext:value-type="float">
            <text:p>0.004903</text:p>
          </table:table-cell>
          <table:table-cell office:value-type="float" office:value="0" calcext:value-type="float">
            <text:p>0</text:p>
          </table:table-cell>
          <table:table-cell office:value-type="float" office:value="101830" calcext:value-type="float">
            <text:p>1018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3</text:p>
          </table:table-cell>
          <table:table-cell office:value-type="float" office:value="3.405716" calcext:value-type="float">
            <text:p>3.405716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" calcext:value-type="float">
            <text:p>0</text:p>
          </table:table-cell>
          <table:table-cell office:value-type="float" office:value="167744" calcext:value-type="float">
            <text:p>16774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4</text:p>
          </table:table-cell>
          <table:table-cell office:value-type="float" office:value="2.711597" calcext:value-type="float">
            <text:p>2.711597</text:p>
          </table:table-cell>
          <table:table-cell office:value-type="float" office:value="0.008469" calcext:value-type="float">
            <text:p>0.008469</text:p>
          </table:table-cell>
          <table:table-cell office:value-type="float" office:value="0" calcext:value-type="float">
            <text:p>0</text:p>
          </table:table-cell>
          <table:table-cell office:value-type="float" office:value="132606" calcext:value-type="float">
            <text:p>1326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5</text:p>
          </table:table-cell>
          <table:table-cell office:value-type="float" office:value="2.181195" calcext:value-type="float">
            <text:p>2.181195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" calcext:value-type="float">
            <text:p>0</text:p>
          </table:table-cell>
          <table:table-cell office:value-type="float" office:value="120410" calcext:value-type="float">
            <text:p>1204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6</text:p>
          </table:table-cell>
          <table:table-cell office:value-type="float" office:value="2.037265" calcext:value-type="float">
            <text:p>2.037265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" calcext:value-type="float">
            <text:p>0</text:p>
          </table:table-cell>
          <table:table-cell office:value-type="float" office:value="117782" calcext:value-type="float">
            <text:p>1177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7</text:p>
          </table:table-cell>
          <table:table-cell office:value-type="float" office:value="2.618991" calcext:value-type="float">
            <text:p>2.618991</text:p>
          </table:table-cell>
          <table:table-cell office:value-type="float" office:value="0.008248" calcext:value-type="float">
            <text:p>0.008248</text:p>
          </table:table-cell>
          <table:table-cell office:value-type="float" office:value="0" calcext:value-type="float">
            <text:p>0</text:p>
          </table:table-cell>
          <table:table-cell office:value-type="float" office:value="177032" calcext:value-type="float">
            <text:p>17703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8</text:p>
          </table:table-cell>
          <table:table-cell office:value-type="float" office:value="1.929224" calcext:value-type="float">
            <text:p>1.929224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0" calcext:value-type="float">
            <text:p>0</text:p>
          </table:table-cell>
          <table:table-cell office:value-type="float" office:value="134725" calcext:value-type="float">
            <text:p>1347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29</text:p>
          </table:table-cell>
          <table:table-cell office:value-type="float" office:value="1.981084" calcext:value-type="float">
            <text:p>1.981084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0" calcext:value-type="float">
            <text:p>0</text:p>
          </table:table-cell>
          <table:table-cell office:value-type="float" office:value="139238" calcext:value-type="float">
            <text:p>13923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0</text:p>
          </table:table-cell>
          <table:table-cell office:value-type="float" office:value="1.857648" calcext:value-type="float">
            <text:p>1.857648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0" calcext:value-type="float">
            <text:p>0</text:p>
          </table:table-cell>
          <table:table-cell office:value-type="float" office:value="136218" calcext:value-type="float">
            <text:p>13621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1</text:p>
          </table:table-cell>
          <table:table-cell office:value-type="float" office:value="2.663238" calcext:value-type="float">
            <text:p>2.663238</text:p>
          </table:table-cell>
          <table:table-cell office:value-type="float" office:value="0.009227" calcext:value-type="float">
            <text:p>0.009227</text:p>
          </table:table-cell>
          <table:table-cell office:value-type="float" office:value="0" calcext:value-type="float">
            <text:p>0</text:p>
          </table:table-cell>
          <table:table-cell office:value-type="float" office:value="92246" calcext:value-type="float">
            <text:p>9224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2</text:p>
          </table:table-cell>
          <table:table-cell office:value-type="float" office:value="2.736297" calcext:value-type="float">
            <text:p>2.736297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" calcext:value-type="float">
            <text:p>0</text:p>
          </table:table-cell>
          <table:table-cell office:value-type="float" office:value="135418" calcext:value-type="float">
            <text:p>13541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3</text:p>
          </table:table-cell>
          <table:table-cell office:value-type="float" office:value="2.266797" calcext:value-type="float">
            <text:p>2.266797</text:p>
          </table:table-cell>
          <table:table-cell office:value-type="float" office:value="0.004589" calcext:value-type="float">
            <text:p>0.004589</text:p>
          </table:table-cell>
          <table:table-cell office:value-type="float" office:value="0" calcext:value-type="float">
            <text:p>0</text:p>
          </table:table-cell>
          <table:table-cell office:value-type="float" office:value="96569" calcext:value-type="float">
            <text:p>9656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4</text:p>
          </table:table-cell>
          <table:table-cell office:value-type="float" office:value="2.493986" calcext:value-type="float">
            <text:p>2.493986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" calcext:value-type="float">
            <text:p>0</text:p>
          </table:table-cell>
          <table:table-cell office:value-type="float" office:value="138079" calcext:value-type="float">
            <text:p>13807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5</text:p>
          </table:table-cell>
          <table:table-cell office:value-type="float" office:value="2.016153" calcext:value-type="float">
            <text:p>2.016153</text:p>
          </table:table-cell>
          <table:table-cell office:value-type="float" office:value="0.005825" calcext:value-type="float">
            <text:p>0.005825</text:p>
          </table:table-cell>
          <table:table-cell office:value-type="float" office:value="0" calcext:value-type="float">
            <text:p>0</text:p>
          </table:table-cell>
          <table:table-cell office:value-type="float" office:value="126752" calcext:value-type="float">
            <text:p>12675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6</text:p>
          </table:table-cell>
          <table:table-cell office:value-type="float" office:value="1.383874" calcext:value-type="float">
            <text:p>1.38387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0" calcext:value-type="float">
            <text:p>0</text:p>
          </table:table-cell>
          <table:table-cell office:value-type="float" office:value="150841" calcext:value-type="float">
            <text:p>15084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7</text:p>
          </table:table-cell>
          <table:table-cell office:value-type="float" office:value="0.34173" calcext:value-type="float">
            <text:p>0.34173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0" calcext:value-type="float">
            <text:p>0</text:p>
          </table:table-cell>
          <table:table-cell office:value-type="float" office:value="153202" calcext:value-type="float">
            <text:p>15320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8</text:p>
          </table:table-cell>
          <table:table-cell office:value-type="float" office:value="0.040356" calcext:value-type="float">
            <text:p>0.040356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" calcext:value-type="float">
            <text:p>0</text:p>
          </table:table-cell>
          <table:table-cell office:value-type="float" office:value="135544" calcext:value-type="float">
            <text:p>13554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39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" calcext:value-type="float">
            <text:p>0</text:p>
          </table:table-cell>
          <table:table-cell office:value-type="float" office:value="89571" calcext:value-type="float">
            <text:p>8957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0</text:p>
          </table:table-cell>
          <table:table-cell office:value-type="float" office:value="1.028221" calcext:value-type="float">
            <text:p>1.028221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" calcext:value-type="float">
            <text:p>0</text:p>
          </table:table-cell>
          <table:table-cell office:value-type="float" office:value="107533" calcext:value-type="float">
            <text:p>10753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1</text:p>
          </table:table-cell>
          <table:table-cell office:value-type="float" office:value="0.987762" calcext:value-type="float">
            <text:p>0.987762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0" calcext:value-type="float">
            <text:p>0</text:p>
          </table:table-cell>
          <table:table-cell office:value-type="float" office:value="150657" calcext:value-type="float">
            <text:p>15065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2</text:p>
          </table:table-cell>
          <table:table-cell office:value-type="float" office:value="0.807902" calcext:value-type="float">
            <text:p>0.807902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" calcext:value-type="float">
            <text:p>0</text:p>
          </table:table-cell>
          <table:table-cell office:value-type="float" office:value="109164" calcext:value-type="float">
            <text:p>10916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3</text:p>
          </table:table-cell>
          <table:table-cell office:value-type="float" office:value="0.969443" calcext:value-type="float">
            <text:p>0.969443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" calcext:value-type="float">
            <text:p>0</text:p>
          </table:table-cell>
          <table:table-cell office:value-type="float" office:value="146338" calcext:value-type="float">
            <text:p>14633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4</text:p>
          </table:table-cell>
          <table:table-cell office:value-type="float" office:value="0.569493" calcext:value-type="float">
            <text:p>0.569493</text:p>
          </table:table-cell>
          <table:table-cell office:value-type="float" office:value="0.010647" calcext:value-type="float">
            <text:p>0.010647</text:p>
          </table:table-cell>
          <table:table-cell office:value-type="float" office:value="0" calcext:value-type="float">
            <text:p>0</text:p>
          </table:table-cell>
          <table:table-cell office:value-type="float" office:value="157215" calcext:value-type="float">
            <text:p>15721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5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007769" calcext:value-type="float">
            <text:p>0.007769</text:p>
          </table:table-cell>
          <table:table-cell office:value-type="float" office:value="0" calcext:value-type="float">
            <text:p>0</text:p>
          </table:table-cell>
          <table:table-cell office:value-type="float" office:value="130832" calcext:value-type="float">
            <text:p>13083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6</text:p>
          </table:table-cell>
          <table:table-cell office:value-type="float" office:value="0.074743" calcext:value-type="float">
            <text:p>0.074743</text:p>
          </table:table-cell>
          <table:table-cell office:value-type="float" office:value="0.012655" calcext:value-type="float">
            <text:p>0.012655</text:p>
          </table:table-cell>
          <table:table-cell office:value-type="float" office:value="0" calcext:value-type="float">
            <text:p>0</text:p>
          </table:table-cell>
          <table:table-cell office:value-type="float" office:value="154025" calcext:value-type="float">
            <text:p>15402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7</text:p>
          </table:table-cell>
          <table:table-cell office:value-type="float" office:value="0.176883" calcext:value-type="float">
            <text:p>0.176883</text:p>
          </table:table-cell>
          <table:table-cell office:value-type="float" office:value="0.024843" calcext:value-type="float">
            <text:p>0.024843</text:p>
          </table:table-cell>
          <table:table-cell office:value-type="float" office:value="0" calcext:value-type="float">
            <text:p>0</text:p>
          </table:table-cell>
          <table:table-cell office:value-type="float" office:value="175073" calcext:value-type="float">
            <text:p>17507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8</text:p>
          </table:table-cell>
          <table:table-cell office:value-type="float" office:value="0.202807" calcext:value-type="float">
            <text:p>0.202807</text:p>
          </table:table-cell>
          <table:table-cell office:value-type="float" office:value="0.021259" calcext:value-type="float">
            <text:p>0.021259</text:p>
          </table:table-cell>
          <table:table-cell office:value-type="float" office:value="0" calcext:value-type="float">
            <text:p>0</text:p>
          </table:table-cell>
          <table:table-cell office:value-type="float" office:value="201959" calcext:value-type="float">
            <text:p>201959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49</text:p>
          </table:table-cell>
          <table:table-cell office:value-type="float" office:value="0.410169" calcext:value-type="float">
            <text:p>0.410169</text:p>
          </table:table-cell>
          <table:table-cell office:value-type="float" office:value="0.014763" calcext:value-type="float">
            <text:p>0.014763</text:p>
          </table:table-cell>
          <table:table-cell office:value-type="float" office:value="0" calcext:value-type="float">
            <text:p>0</text:p>
          </table:table-cell>
          <table:table-cell office:value-type="float" office:value="149512" calcext:value-type="float">
            <text:p>14951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0</text:p>
          </table:table-cell>
          <table:table-cell office:value-type="float" office:value="4.317824" calcext:value-type="float">
            <text:p>4.317824</text:p>
          </table:table-cell>
          <table:table-cell office:value-type="float" office:value="0.013179" calcext:value-type="float">
            <text:p>0.013179</text:p>
          </table:table-cell>
          <table:table-cell office:value-type="float" office:value="0" calcext:value-type="float">
            <text:p>0</text:p>
          </table:table-cell>
          <table:table-cell office:value-type="float" office:value="164453" calcext:value-type="float">
            <text:p>16445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1</text:p>
          </table:table-cell>
          <table:table-cell office:value-type="float" office:value="5.6048" calcext:value-type="float">
            <text:p>5.6048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" calcext:value-type="float">
            <text:p>0</text:p>
          </table:table-cell>
          <table:table-cell office:value-type="float" office:value="129540" calcext:value-type="float">
            <text:p>12954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2</text:p>
          </table:table-cell>
          <table:table-cell office:value-type="float" office:value="5.560602" calcext:value-type="float">
            <text:p>5.560602</text:p>
          </table:table-cell>
          <table:table-cell office:value-type="float" office:value="0.006309" calcext:value-type="float">
            <text:p>0.006309</text:p>
          </table:table-cell>
          <table:table-cell office:value-type="float" office:value="0" calcext:value-type="float">
            <text:p>0</text:p>
          </table:table-cell>
          <table:table-cell office:value-type="float" office:value="113361" calcext:value-type="float">
            <text:p>11336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3</text:p>
          </table:table-cell>
          <table:table-cell office:value-type="float" office:value="5.647684" calcext:value-type="float">
            <text:p>5.647684</text:p>
          </table:table-cell>
          <table:table-cell office:value-type="float" office:value="0.006596" calcext:value-type="float">
            <text:p>0.006596</text:p>
          </table:table-cell>
          <table:table-cell office:value-type="float" office:value="0" calcext:value-type="float">
            <text:p>0</text:p>
          </table:table-cell>
          <table:table-cell office:value-type="float" office:value="126425" calcext:value-type="float">
            <text:p>12642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4</text:p>
          </table:table-cell>
          <table:table-cell office:value-type="float" office:value="5.039893" calcext:value-type="float">
            <text:p>5.039893</text:p>
          </table:table-cell>
          <table:table-cell office:value-type="float" office:value="0.008591" calcext:value-type="float">
            <text:p>0.008591</text:p>
          </table:table-cell>
          <table:table-cell office:value-type="float" office:value="0" calcext:value-type="float">
            <text:p>0</text:p>
          </table:table-cell>
          <table:table-cell office:value-type="float" office:value="152087" calcext:value-type="float">
            <text:p>1520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5</text:p>
          </table:table-cell>
          <table:table-cell office:value-type="float" office:value="5.013517" calcext:value-type="float">
            <text:p>5.013517</text:p>
          </table:table-cell>
          <table:table-cell office:value-type="float" office:value="0.006873" calcext:value-type="float">
            <text:p>0.006873</text:p>
          </table:table-cell>
          <table:table-cell office:value-type="float" office:value="0" calcext:value-type="float">
            <text:p>0</text:p>
          </table:table-cell>
          <table:table-cell office:value-type="float" office:value="134890" calcext:value-type="float">
            <text:p>13489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6</text:p>
          </table:table-cell>
          <table:table-cell office:value-type="float" office:value="5.251544" calcext:value-type="float">
            <text:p>5.251544</text:p>
          </table:table-cell>
          <table:table-cell office:value-type="float" office:value="0.006103" calcext:value-type="float">
            <text:p>0.006103</text:p>
          </table:table-cell>
          <table:table-cell office:value-type="float" office:value="0" calcext:value-type="float">
            <text:p>0</text:p>
          </table:table-cell>
          <table:table-cell office:value-type="float" office:value="132231" calcext:value-type="float">
            <text:p>1322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7</text:p>
          </table:table-cell>
          <table:table-cell office:value-type="float" office:value="5.047778" calcext:value-type="float">
            <text:p>5.047778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0" calcext:value-type="float">
            <text:p>0</text:p>
          </table:table-cell>
          <table:table-cell office:value-type="float" office:value="146385" calcext:value-type="float">
            <text:p>1463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8</text:p>
          </table:table-cell>
          <table:table-cell office:value-type="float" office:value="5.27376" calcext:value-type="float">
            <text:p>5.27376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0" calcext:value-type="float">
            <text:p>0</text:p>
          </table:table-cell>
          <table:table-cell office:value-type="float" office:value="107662" calcext:value-type="float">
            <text:p>10766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1:59</text:p>
          </table:table-cell>
          <table:table-cell office:value-type="float" office:value="5.128668" calcext:value-type="float">
            <text:p>5.128668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" calcext:value-type="float">
            <text:p>0</text:p>
          </table:table-cell>
          <table:table-cell office:value-type="float" office:value="125277" calcext:value-type="float">
            <text:p>1252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0</text:p>
          </table:table-cell>
          <table:table-cell office:value-type="float" office:value="5.535551" calcext:value-type="float">
            <text:p>5.535551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" calcext:value-type="float">
            <text:p>0</text:p>
          </table:table-cell>
          <table:table-cell office:value-type="float" office:value="145155" calcext:value-type="float">
            <text:p>14515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1</text:p>
          </table:table-cell>
          <table:table-cell office:value-type="float" office:value="5.028174" calcext:value-type="float">
            <text:p>5.02817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" calcext:value-type="float">
            <text:p>0</text:p>
          </table:table-cell>
          <table:table-cell office:value-type="float" office:value="81508" calcext:value-type="float">
            <text:p>81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2</text:p>
          </table:table-cell>
          <table:table-cell office:value-type="float" office:value="6.08346" calcext:value-type="float">
            <text:p>6.08346</text:p>
          </table:table-cell>
          <table:table-cell office:value-type="float" office:value="0.005968" calcext:value-type="float">
            <text:p>0.005968</text:p>
          </table:table-cell>
          <table:table-cell office:value-type="float" office:value="0" calcext:value-type="float">
            <text:p>0</text:p>
          </table:table-cell>
          <table:table-cell office:value-type="float" office:value="126932" calcext:value-type="float">
            <text:p>1269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3</text:p>
          </table:table-cell>
          <table:table-cell office:value-type="float" office:value="5.380358" calcext:value-type="float">
            <text:p>5.380358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" calcext:value-type="float">
            <text:p>0</text:p>
          </table:table-cell>
          <table:table-cell office:value-type="float" office:value="120473" calcext:value-type="float">
            <text:p>1204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4</text:p>
          </table:table-cell>
          <table:table-cell office:value-type="float" office:value="5.01574" calcext:value-type="float">
            <text:p>5.01574</text:p>
          </table:table-cell>
          <table:table-cell office:value-type="float" office:value="0.010567" calcext:value-type="float">
            <text:p>0.010567</text:p>
          </table:table-cell>
          <table:table-cell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5</text:p>
          </table:table-cell>
          <table:table-cell office:value-type="float" office:value="6.627374" calcext:value-type="float">
            <text:p>6.627374</text:p>
          </table:table-cell>
          <table:table-cell office:value-type="float" office:value="0.007362" calcext:value-type="float">
            <text:p>0.007362</text:p>
          </table:table-cell>
          <table:table-cell office:value-type="float" office:value="0" calcext:value-type="float">
            <text:p>0</text:p>
          </table:table-cell>
          <table:table-cell office:value-type="float" office:value="138532" calcext:value-type="float">
            <text:p>1385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6</text:p>
          </table:table-cell>
          <table:table-cell office:value-type="float" office:value="4.41019" calcext:value-type="float">
            <text:p>4.41019</text:p>
          </table:table-cell>
          <table:table-cell office:value-type="float" office:value="0.006332" calcext:value-type="float">
            <text:p>0.006332</text:p>
          </table:table-cell>
          <table:table-cell office:value-type="float" office:value="0" calcext:value-type="float">
            <text:p>0</text:p>
          </table:table-cell>
          <table:table-cell office:value-type="float" office:value="112980" calcext:value-type="float">
            <text:p>1129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7</text:p>
          </table:table-cell>
          <table:table-cell office:value-type="float" office:value="6.563617" calcext:value-type="float">
            <text:p>6.563617</text:p>
          </table:table-cell>
          <table:table-cell office:value-type="float" office:value="0.005934" calcext:value-type="float">
            <text:p>0.005934</text:p>
          </table:table-cell>
          <table:table-cell office:value-type="float" office:value="0" calcext:value-type="float">
            <text:p>0</text:p>
          </table:table-cell>
          <table:table-cell office:value-type="float" office:value="121226" calcext:value-type="float">
            <text:p>12122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8</text:p>
          </table:table-cell>
          <table:table-cell office:value-type="float" office:value="5.713995" calcext:value-type="float">
            <text:p>5.713995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" calcext:value-type="float">
            <text:p>0</text:p>
          </table:table-cell>
          <table:table-cell office:value-type="float" office:value="111992" calcext:value-type="float">
            <text:p>11199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09</text:p>
          </table:table-cell>
          <table:table-cell office:value-type="float" office:value="5.826082" calcext:value-type="float">
            <text:p>5.826082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" calcext:value-type="float">
            <text:p>0</text:p>
          </table:table-cell>
          <table:table-cell office:value-type="float" office:value="145025" calcext:value-type="float">
            <text:p>14502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0</text:p>
          </table:table-cell>
          <table:table-cell office:value-type="float" office:value="3.741394" calcext:value-type="float">
            <text:p>3.741394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" calcext:value-type="float">
            <text:p>0</text:p>
          </table:table-cell>
          <table:table-cell office:value-type="float" office:value="210547" calcext:value-type="float">
            <text:p>2105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1</text:p>
          </table:table-cell>
          <table:table-cell office:value-type="float" office:value="4.311119" calcext:value-type="float">
            <text:p>4.311119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0" calcext:value-type="float">
            <text:p>0</text:p>
          </table:table-cell>
          <table:table-cell office:value-type="float" office:value="148162" calcext:value-type="float">
            <text:p>14816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2</text:p>
          </table:table-cell>
          <table:table-cell office:value-type="float" office:value="4.321013" calcext:value-type="float">
            <text:p>4.321013</text:p>
          </table:table-cell>
          <table:table-cell office:value-type="float" office:value="0.007947" calcext:value-type="float">
            <text:p>0.007947</text:p>
          </table:table-cell>
          <table:table-cell office:value-type="float" office:value="0" calcext:value-type="float">
            <text:p>0</text:p>
          </table:table-cell>
          <table:table-cell office:value-type="float" office:value="141491" calcext:value-type="float">
            <text:p>1414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3</text:p>
          </table:table-cell>
          <table:table-cell office:value-type="float" office:value="3.687018" calcext:value-type="float">
            <text:p>3.687018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" calcext:value-type="float">
            <text:p>0</text:p>
          </table:table-cell>
          <table:table-cell office:value-type="float" office:value="104013" calcext:value-type="float">
            <text:p>1040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4</text:p>
          </table:table-cell>
          <table:table-cell office:value-type="float" office:value="3.516192" calcext:value-type="float">
            <text:p>3.516192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" calcext:value-type="float">
            <text:p>0</text:p>
          </table:table-cell>
          <table:table-cell office:value-type="float" office:value="105688" calcext:value-type="float">
            <text:p>1056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5</text:p>
          </table:table-cell>
          <table:table-cell office:value-type="float" office:value="2.83833" calcext:value-type="float">
            <text:p>2.83833</text:p>
          </table:table-cell>
          <table:table-cell office:value-type="float" office:value="0.007332" calcext:value-type="float">
            <text:p>0.007332</text:p>
          </table:table-cell>
          <table:table-cell office:value-type="float" office:value="0" calcext:value-type="float">
            <text:p>0</text:p>
          </table:table-cell>
          <table:table-cell office:value-type="float" office:value="167829" calcext:value-type="float">
            <text:p>1678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6</text:p>
          </table:table-cell>
          <table:table-cell office:value-type="float" office:value="4.575572" calcext:value-type="float">
            <text:p>4.575572</text:p>
          </table:table-cell>
          <table:table-cell office:value-type="float" office:value="0.009012" calcext:value-type="float">
            <text:p>0.009012</text:p>
          </table:table-cell>
          <table:table-cell office:value-type="float" office:value="0" calcext:value-type="float">
            <text:p>0</text:p>
          </table:table-cell>
          <table:table-cell office:value-type="float" office:value="142071" calcext:value-type="float">
            <text:p>1420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7</text:p>
          </table:table-cell>
          <table:table-cell office:value-type="float" office:value="3.756398" calcext:value-type="float">
            <text:p>3.756398</text:p>
          </table:table-cell>
          <table:table-cell office:value-type="float" office:value="0.005935" calcext:value-type="float">
            <text:p>0.005935</text:p>
          </table:table-cell>
          <table:table-cell office:value-type="float" office:value="0" calcext:value-type="float">
            <text:p>0</text:p>
          </table:table-cell>
          <table:table-cell office:value-type="float" office:value="124904" calcext:value-type="float">
            <text:p>12490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8</text:p>
          </table:table-cell>
          <table:table-cell office:value-type="float" office:value="2.782815" calcext:value-type="float">
            <text:p>2.782815</text:p>
          </table:table-cell>
          <table:table-cell office:value-type="float" office:value="0.006546" calcext:value-type="float">
            <text:p>0.006546</text:p>
          </table:table-cell>
          <table:table-cell office:value-type="float" office:value="0" calcext:value-type="float">
            <text:p>0</text:p>
          </table:table-cell>
          <table:table-cell office:value-type="float" office:value="119026" calcext:value-type="float">
            <text:p>1190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19</text:p>
          </table:table-cell>
          <table:table-cell office:value-type="float" office:value="3.995284" calcext:value-type="float">
            <text:p>3.995284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" calcext:value-type="float">
            <text:p>0</text:p>
          </table:table-cell>
          <table:table-cell office:value-type="float" office:value="146924" calcext:value-type="float">
            <text:p>1469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0</text:p>
          </table:table-cell>
          <table:table-cell office:value-type="float" office:value="4.772343" calcext:value-type="float">
            <text:p>4.772343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" calcext:value-type="float">
            <text:p>0</text:p>
          </table:table-cell>
          <table:table-cell office:value-type="float" office:value="139729" calcext:value-type="float">
            <text:p>1397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1</text:p>
          </table:table-cell>
          <table:table-cell office:value-type="float" office:value="4.172372" calcext:value-type="float">
            <text:p>4.172372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0" calcext:value-type="float">
            <text:p>0</text:p>
          </table:table-cell>
          <table:table-cell office:value-type="float" office:value="132985" calcext:value-type="float">
            <text:p>1329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2</text:p>
          </table:table-cell>
          <table:table-cell office:value-type="float" office:value="2.698523" calcext:value-type="float">
            <text:p>2.698523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" calcext:value-type="float">
            <text:p>0</text:p>
          </table:table-cell>
          <table:table-cell office:value-type="float" office:value="164351" calcext:value-type="float">
            <text:p>1643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3</text:p>
          </table:table-cell>
          <table:table-cell office:value-type="float" office:value="3.151301" calcext:value-type="float">
            <text:p>3.151301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0" calcext:value-type="float">
            <text:p>0</text:p>
          </table:table-cell>
          <table:table-cell office:value-type="float" office:value="159352" calcext:value-type="float">
            <text:p>1593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4</text:p>
          </table:table-cell>
          <table:table-cell office:value-type="float" office:value="2.925961" calcext:value-type="float">
            <text:p>2.925961</text:p>
          </table:table-cell>
          <table:table-cell office:value-type="float" office:value="0.022387" calcext:value-type="float">
            <text:p>0.022387</text:p>
          </table:table-cell>
          <table:table-cell office:value-type="float" office:value="0" calcext:value-type="float">
            <text:p>0</text:p>
          </table:table-cell>
          <table:table-cell office:value-type="float" office:value="482046" calcext:value-type="float">
            <text:p>48204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5</text:p>
          </table:table-cell>
          <table:table-cell office:value-type="float" office:value="2.746427" calcext:value-type="float">
            <text:p>2.746427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" calcext:value-type="float">
            <text:p>0</text:p>
          </table:table-cell>
          <table:table-cell office:value-type="float" office:value="126155" calcext:value-type="float">
            <text:p>1261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6</text:p>
          </table:table-cell>
          <table:table-cell office:value-type="float" office:value="3.611466" calcext:value-type="float">
            <text:p>3.611466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" calcext:value-type="float">
            <text:p>0</text:p>
          </table:table-cell>
          <table:table-cell office:value-type="float" office:value="120286" calcext:value-type="float">
            <text:p>12028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7</text:p>
          </table:table-cell>
          <table:table-cell office:value-type="float" office:value="3.182627" calcext:value-type="float">
            <text:p>3.182627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" calcext:value-type="float">
            <text:p>0</text:p>
          </table:table-cell>
          <table:table-cell office:value-type="float" office:value="141775" calcext:value-type="float">
            <text:p>14177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8</text:p>
          </table:table-cell>
          <table:table-cell office:value-type="float" office:value="3.104667" calcext:value-type="float">
            <text:p>3.104667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0" calcext:value-type="float">
            <text:p>0</text:p>
          </table:table-cell>
          <table:table-cell office:value-type="float" office:value="123921" calcext:value-type="float">
            <text:p>12392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29</text:p>
          </table:table-cell>
          <table:table-cell office:value-type="float" office:value="3.865385" calcext:value-type="float">
            <text:p>3.865385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" calcext:value-type="float">
            <text:p>0</text:p>
          </table:table-cell>
          <table:table-cell office:value-type="float" office:value="104021" calcext:value-type="float">
            <text:p>1040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0</text:p>
          </table:table-cell>
          <table:table-cell office:value-type="float" office:value="3.376269" calcext:value-type="float">
            <text:p>3.376269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" calcext:value-type="float">
            <text:p>0</text:p>
          </table:table-cell>
          <table:table-cell office:value-type="float" office:value="99125" calcext:value-type="float">
            <text:p>9912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1</text:p>
          </table:table-cell>
          <table:table-cell office:value-type="float" office:value="3.027961" calcext:value-type="float">
            <text:p>3.02796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" calcext:value-type="float">
            <text:p>0</text:p>
          </table:table-cell>
          <table:table-cell office:value-type="float" office:value="151051" calcext:value-type="float">
            <text:p>1510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2</text:p>
          </table:table-cell>
          <table:table-cell office:value-type="float" office:value="3.679823" calcext:value-type="float">
            <text:p>3.679823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" calcext:value-type="float">
            <text:p>0</text:p>
          </table:table-cell>
          <table:table-cell office:value-type="float" office:value="174520" calcext:value-type="float">
            <text:p>17452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3</text:p>
          </table:table-cell>
          <table:table-cell office:value-type="float" office:value="3.319727" calcext:value-type="float">
            <text:p>3.319727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" calcext:value-type="float">
            <text:p>0</text:p>
          </table:table-cell>
          <table:table-cell office:value-type="float" office:value="120405" calcext:value-type="float">
            <text:p>12040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4</text:p>
          </table:table-cell>
          <table:table-cell office:value-type="float" office:value="3.115568" calcext:value-type="float">
            <text:p>3.115568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" calcext:value-type="float">
            <text:p>0</text:p>
          </table:table-cell>
          <table:table-cell office:value-type="float" office:value="233706" calcext:value-type="float">
            <text:p>2337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5</text:p>
          </table:table-cell>
          <table:table-cell office:value-type="float" office:value="2.549154" calcext:value-type="float">
            <text:p>2.549154</text:p>
          </table:table-cell>
          <table:table-cell office:value-type="float" office:value="0.006029" calcext:value-type="float">
            <text:p>0.006029</text:p>
          </table:table-cell>
          <table:table-cell office:value-type="float" office:value="0" calcext:value-type="float">
            <text:p>0</text:p>
          </table:table-cell>
          <table:table-cell office:value-type="float" office:value="113626" calcext:value-type="float">
            <text:p>11362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6</text:p>
          </table:table-cell>
          <table:table-cell office:value-type="float" office:value="3.438755" calcext:value-type="float">
            <text:p>3.438755</text:p>
          </table:table-cell>
          <table:table-cell office:value-type="float" office:value="0.009242" calcext:value-type="float">
            <text:p>0.009242</text:p>
          </table:table-cell>
          <table:table-cell office:value-type="float" office:value="0" calcext:value-type="float">
            <text:p>0</text:p>
          </table:table-cell>
          <table:table-cell office:value-type="float" office:value="122396" calcext:value-type="float">
            <text:p>1223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7</text:p>
          </table:table-cell>
          <table:table-cell office:value-type="float" office:value="2.689947" calcext:value-type="float">
            <text:p>2.689947</text:p>
          </table:table-cell>
          <table:table-cell office:value-type="float" office:value="0.009835" calcext:value-type="float">
            <text:p>0.009835</text:p>
          </table:table-cell>
          <table:table-cell office:value-type="float" office:value="0" calcext:value-type="float">
            <text:p>0</text:p>
          </table:table-cell>
          <table:table-cell office:value-type="float" office:value="151886" calcext:value-type="float">
            <text:p>151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8</text:p>
          </table:table-cell>
          <table:table-cell office:value-type="float" office:value="3.188745" calcext:value-type="float">
            <text:p>3.188745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0" calcext:value-type="float">
            <text:p>0</text:p>
          </table:table-cell>
          <table:table-cell office:value-type="float" office:value="106900" calcext:value-type="float">
            <text:p>1069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39</text:p>
          </table:table-cell>
          <table:table-cell office:value-type="float" office:value="1.874859" calcext:value-type="float">
            <text:p>1.874859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" calcext:value-type="float">
            <text:p>0</text:p>
          </table:table-cell>
          <table:table-cell office:value-type="float" office:value="123146" calcext:value-type="float">
            <text:p>1231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0</text:p>
          </table:table-cell>
          <table:table-cell office:value-type="float" office:value="1.82699" calcext:value-type="float">
            <text:p>1.826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" calcext:value-type="float">
            <text:p>0</text:p>
          </table:table-cell>
          <table:table-cell office:value-type="float" office:value="199885" calcext:value-type="float">
            <text:p>1998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1</text:p>
          </table:table-cell>
          <table:table-cell office:value-type="float" office:value="1.897514" calcext:value-type="float">
            <text:p>1.897514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0" calcext:value-type="float">
            <text:p>0</text:p>
          </table:table-cell>
          <table:table-cell office:value-type="float" office:value="152034" calcext:value-type="float">
            <text:p>15203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2</text:p>
          </table:table-cell>
          <table:table-cell office:value-type="float" office:value="1.515329" calcext:value-type="float">
            <text:p>1.515329</text:p>
          </table:table-cell>
          <table:table-cell office:value-type="float" office:value="0.008368" calcext:value-type="float">
            <text:p>0.008368</text:p>
          </table:table-cell>
          <table:table-cell office:value-type="float" office:value="0" calcext:value-type="float">
            <text:p>0</text:p>
          </table:table-cell>
          <table:table-cell office:value-type="float" office:value="169338" calcext:value-type="float">
            <text:p>16933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3</text:p>
          </table:table-cell>
          <table:table-cell office:value-type="float" office:value="1.49524" calcext:value-type="float">
            <text:p>1.49524</text:p>
          </table:table-cell>
          <table:table-cell office:value-type="float" office:value="0.011059" calcext:value-type="float">
            <text:p>0.011059</text:p>
          </table:table-cell>
          <table:table-cell office:value-type="float" office:value="0" calcext:value-type="float">
            <text:p>0</text:p>
          </table:table-cell>
          <table:table-cell office:value-type="float" office:value="185192" calcext:value-type="float">
            <text:p>18519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4</text:p>
          </table:table-cell>
          <table:table-cell office:value-type="float" office:value="1.606432" calcext:value-type="float">
            <text:p>1.606432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" calcext:value-type="float">
            <text:p>0</text:p>
          </table:table-cell>
          <table:table-cell office:value-type="float" office:value="196007" calcext:value-type="float">
            <text:p>19600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5</text:p>
          </table:table-cell>
          <table:table-cell office:value-type="float" office:value="1.284188" calcext:value-type="float">
            <text:p>1.284188</text:p>
          </table:table-cell>
          <table:table-cell office:value-type="float" office:value="0.010186" calcext:value-type="float">
            <text:p>0.010186</text:p>
          </table:table-cell>
          <table:table-cell office:value-type="float" office:value="0" calcext:value-type="float">
            <text:p>0</text:p>
          </table:table-cell>
          <table:table-cell office:value-type="float" office:value="161919" calcext:value-type="float">
            <text:p>1619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6</text:p>
          </table:table-cell>
          <table:table-cell office:value-type="float" office:value="1.104826" calcext:value-type="float">
            <text:p>1.104826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0" calcext:value-type="float">
            <text:p>0</text:p>
          </table:table-cell>
          <table:table-cell office:value-type="float" office:value="128736" calcext:value-type="float">
            <text:p>12873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7</text:p>
          </table:table-cell>
          <table:table-cell office:value-type="float" office:value="1.672272" calcext:value-type="float">
            <text:p>1.672272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0" calcext:value-type="float">
            <text:p>0</text:p>
          </table:table-cell>
          <table:table-cell office:value-type="float" office:value="144513" calcext:value-type="float">
            <text:p>1445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8</text:p>
          </table:table-cell>
          <table:table-cell office:value-type="float" office:value="1.184897" calcext:value-type="float">
            <text:p>1.18489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" calcext:value-type="float">
            <text:p>0</text:p>
          </table:table-cell>
          <table:table-cell office:value-type="float" office:value="130738" calcext:value-type="float">
            <text:p>13073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49</text:p>
          </table:table-cell>
          <table:table-cell office:value-type="float" office:value="1.160306" calcext:value-type="float">
            <text:p>1.160306</text:p>
          </table:table-cell>
          <table:table-cell office:value-type="float" office:value="0.006781" calcext:value-type="float">
            <text:p>0.006781</text:p>
          </table:table-cell>
          <table:table-cell office:value-type="float" office:value="0" calcext:value-type="float">
            <text:p>0</text:p>
          </table:table-cell>
          <table:table-cell office:value-type="float" office:value="155597" calcext:value-type="float">
            <text:p>15559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0</text:p>
          </table:table-cell>
          <table:table-cell office:value-type="float" office:value="0.329231" calcext:value-type="float">
            <text:p>0.329231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" calcext:value-type="float">
            <text:p>0</text:p>
          </table:table-cell>
          <table:table-cell office:value-type="float" office:value="208509" calcext:value-type="float">
            <text:p>20850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" calcext:value-type="float">
            <text:p>0</text:p>
          </table:table-cell>
          <table:table-cell office:value-type="float" office:value="149258" calcext:value-type="float">
            <text:p>14925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2</text:p>
          </table:table-cell>
          <table:table-cell office:value-type="float" office:value="0.039223" calcext:value-type="float">
            <text:p>0.039223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" calcext:value-type="float">
            <text:p>0</text:p>
          </table:table-cell>
          <table:table-cell office:value-type="float" office:value="160303" calcext:value-type="float">
            <text:p>16030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3</text:p>
          </table:table-cell>
          <table:table-cell office:value-type="float" office:value="0.042724" calcext:value-type="float">
            <text:p>0.042724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" calcext:value-type="float">
            <text:p>0</text:p>
          </table:table-cell>
          <table:table-cell office:value-type="float" office:value="144965" calcext:value-type="float">
            <text:p>14496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4</text:p>
          </table:table-cell>
          <table:table-cell office:value-type="float" office:value="0.048932" calcext:value-type="float">
            <text:p>0.048932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0" calcext:value-type="float">
            <text:p>0</text:p>
          </table:table-cell>
          <table:table-cell office:value-type="float" office:value="122691" calcext:value-type="float">
            <text:p>12269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5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007209" calcext:value-type="float">
            <text:p>0.007209</text:p>
          </table:table-cell>
          <table:table-cell office:value-type="float" office:value="0" calcext:value-type="float">
            <text:p>0</text:p>
          </table:table-cell>
          <table:table-cell office:value-type="float" office:value="166447" calcext:value-type="float">
            <text:p>16644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6</text:p>
          </table:table-cell>
          <table:table-cell office:value-type="float" office:value="0.046901" calcext:value-type="float">
            <text:p>0.046901</text:p>
          </table:table-cell>
          <table:table-cell office:value-type="float" office:value="0.006962" calcext:value-type="float">
            <text:p>0.006962</text:p>
          </table:table-cell>
          <table:table-cell office:value-type="float" office:value="0" calcext:value-type="float">
            <text:p>0</text:p>
          </table:table-cell>
          <table:table-cell office:value-type="float" office:value="148635" calcext:value-type="float">
            <text:p>14863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7</text:p>
          </table:table-cell>
          <table:table-cell office:value-type="float" office:value="0.058657" calcext:value-type="float">
            <text:p>0.058657</text:p>
          </table:table-cell>
          <table:table-cell office:value-type="float" office:value="0.009234" calcext:value-type="float">
            <text:p>0.009234</text:p>
          </table:table-cell>
          <table:table-cell office:value-type="float" office:value="0" calcext:value-type="float">
            <text:p>0</text:p>
          </table:table-cell>
          <table:table-cell office:value-type="float" office:value="170713" calcext:value-type="float">
            <text:p>17071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8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016183" calcext:value-type="float">
            <text:p>0.016183</text:p>
          </table:table-cell>
          <table:table-cell office:value-type="float" office:value="0" calcext:value-type="float">
            <text:p>0</text:p>
          </table:table-cell>
          <table:table-cell office:value-type="float" office:value="109154" calcext:value-type="float">
            <text:p>10915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2:59</text:p>
          </table:table-cell>
          <table:table-cell office:value-type="float" office:value="0.803625" calcext:value-type="float">
            <text:p>0.803625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" calcext:value-type="float">
            <text:p>0</text:p>
          </table:table-cell>
          <table:table-cell office:value-type="float" office:value="103240" calcext:value-type="float">
            <text:p>10324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0</text:p>
          </table:table-cell>
          <table:table-cell office:value-type="float" office:value="0.791711" calcext:value-type="float">
            <text:p>0.79171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" calcext:value-type="float">
            <text:p>0</text:p>
          </table:table-cell>
          <table:table-cell office:value-type="float" office:value="146985" calcext:value-type="float">
            <text:p>14698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1</text:p>
          </table:table-cell>
          <table:table-cell office:value-type="float" office:value="0.894808" calcext:value-type="float">
            <text:p>0.894808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" calcext:value-type="float">
            <text:p>0</text:p>
          </table:table-cell>
          <table:table-cell office:value-type="float" office:value="184203" calcext:value-type="float">
            <text:p>18420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2</text:p>
          </table:table-cell>
          <table:table-cell office:value-type="float" office:value="0.606567" calcext:value-type="float">
            <text:p>0.606567</text:p>
          </table:table-cell>
          <table:table-cell office:value-type="float" office:value="0.009425" calcext:value-type="float">
            <text:p>0.009425</text:p>
          </table:table-cell>
          <table:table-cell office:value-type="float" office:value="0" calcext:value-type="float">
            <text:p>0</text:p>
          </table:table-cell>
          <table:table-cell office:value-type="float" office:value="159775" calcext:value-type="float">
            <text:p>15977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3</text:p>
          </table:table-cell>
          <table:table-cell office:value-type="float" office:value="0.042336" calcext:value-type="float">
            <text:p>0.042336</text:p>
          </table:table-cell>
          <table:table-cell office:value-type="float" office:value="0.009911" calcext:value-type="float">
            <text:p>0.009911</text:p>
          </table:table-cell>
          <table:table-cell office:value-type="float" office:value="0" calcext:value-type="float">
            <text:p>0</text:p>
          </table:table-cell>
          <table:table-cell office:value-type="float" office:value="182346" calcext:value-type="float">
            <text:p>18234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4</text:p>
          </table:table-cell>
          <table:table-cell office:value-type="float" office:value="0.060548" calcext:value-type="float">
            <text:p>0.060548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" calcext:value-type="float">
            <text:p>0</text:p>
          </table:table-cell>
          <table:table-cell office:value-type="float" office:value="146478" calcext:value-type="float">
            <text:p>14647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5</text:p>
          </table:table-cell>
          <table:table-cell office:value-type="float" office:value="0.162283" calcext:value-type="float">
            <text:p>0.162283</text:p>
          </table:table-cell>
          <table:table-cell office:value-type="float" office:value="0.015639" calcext:value-type="float">
            <text:p>0.015639</text:p>
          </table:table-cell>
          <table:table-cell office:value-type="float" office:value="0" calcext:value-type="float">
            <text:p>0</text:p>
          </table:table-cell>
          <table:table-cell office:value-type="float" office:value="167166" calcext:value-type="float">
            <text:p>16716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6</text:p>
          </table:table-cell>
          <table:table-cell office:value-type="float" office:value="0.13264" calcext:value-type="float">
            <text:p>0.13264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" calcext:value-type="float">
            <text:p>0</text:p>
          </table:table-cell>
          <table:table-cell office:value-type="float" office:value="141489" calcext:value-type="float">
            <text:p>14148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7</text:p>
          </table:table-cell>
          <table:table-cell office:value-type="float" office:value="4.158381" calcext:value-type="float">
            <text:p>4.158381</text:p>
          </table:table-cell>
          <table:table-cell office:value-type="float" office:value="0.022136" calcext:value-type="float">
            <text:p>0.022136</text:p>
          </table:table-cell>
          <table:table-cell office:value-type="float" office:value="0" calcext:value-type="float">
            <text:p>0</text:p>
          </table:table-cell>
          <table:table-cell office:value-type="float" office:value="109567" calcext:value-type="float">
            <text:p>109567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8</text:p>
          </table:table-cell>
          <table:table-cell office:value-type="float" office:value="5.445184" calcext:value-type="float">
            <text:p>5.445184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" calcext:value-type="float">
            <text:p>0</text:p>
          </table:table-cell>
          <table:table-cell office:value-type="float" office:value="113048" calcext:value-type="float">
            <text:p>11304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09</text:p>
          </table:table-cell>
          <table:table-cell office:value-type="float" office:value="5.257993" calcext:value-type="float">
            <text:p>5.257993</text:p>
          </table:table-cell>
          <table:table-cell office:value-type="float" office:value="0.006626" calcext:value-type="float">
            <text:p>0.006626</text:p>
          </table:table-cell>
          <table:table-cell office:value-type="float" office:value="0" calcext:value-type="float">
            <text:p>0</text:p>
          </table:table-cell>
          <table:table-cell office:value-type="float" office:value="99656" calcext:value-type="float">
            <text:p>9965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0</text:p>
          </table:table-cell>
          <table:table-cell office:value-type="float" office:value="6.856983" calcext:value-type="float">
            <text:p>6.856983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" calcext:value-type="float">
            <text:p>0</text:p>
          </table:table-cell>
          <table:table-cell office:value-type="float" office:value="115412" calcext:value-type="float">
            <text:p>11541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1</text:p>
          </table:table-cell>
          <table:table-cell office:value-type="float" office:value="6.448328" calcext:value-type="float">
            <text:p>6.448328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" calcext:value-type="float">
            <text:p>0</text:p>
          </table:table-cell>
          <table:table-cell office:value-type="float" office:value="139419" calcext:value-type="float">
            <text:p>13941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2</text:p>
          </table:table-cell>
          <table:table-cell office:value-type="float" office:value="5.902917" calcext:value-type="float">
            <text:p>5.902917</text:p>
          </table:table-cell>
          <table:table-cell office:value-type="float" office:value="0.007283" calcext:value-type="float">
            <text:p>0.007283</text:p>
          </table:table-cell>
          <table:table-cell office:value-type="float" office:value="0" calcext:value-type="float">
            <text:p>0</text:p>
          </table:table-cell>
          <table:table-cell office:value-type="float" office:value="131195" calcext:value-type="float">
            <text:p>1311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3</text:p>
          </table:table-cell>
          <table:table-cell office:value-type="float" office:value="6.214747" calcext:value-type="float">
            <text:p>6.214747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" calcext:value-type="float">
            <text:p>0</text:p>
          </table:table-cell>
          <table:table-cell office:value-type="float" office:value="135446" calcext:value-type="float">
            <text:p>13544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4</text:p>
          </table:table-cell>
          <table:table-cell office:value-type="float" office:value="5.785835" calcext:value-type="float">
            <text:p>5.785835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0" calcext:value-type="float">
            <text:p>0</text:p>
          </table:table-cell>
          <table:table-cell office:value-type="float" office:value="158398" calcext:value-type="float">
            <text:p>15839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5</text:p>
          </table:table-cell>
          <table:table-cell office:value-type="float" office:value="5.559857" calcext:value-type="float">
            <text:p>5.559857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" calcext:value-type="float">
            <text:p>0</text:p>
          </table:table-cell>
          <table:table-cell office:value-type="float" office:value="143432" calcext:value-type="float">
            <text:p>14343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6</text:p>
          </table:table-cell>
          <table:table-cell office:value-type="float" office:value="5.918545" calcext:value-type="float">
            <text:p>5.918545</text:p>
          </table:table-cell>
          <table:table-cell office:value-type="float" office:value="0.009523" calcext:value-type="float">
            <text:p>0.009523</text:p>
          </table:table-cell>
          <table:table-cell office:value-type="float" office:value="0" calcext:value-type="float">
            <text:p>0</text:p>
          </table:table-cell>
          <table:table-cell office:value-type="float" office:value="172701" calcext:value-type="float">
            <text:p>17270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7</text:p>
          </table:table-cell>
          <table:table-cell office:value-type="float" office:value="5.489685" calcext:value-type="float">
            <text:p>5.489685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0" calcext:value-type="float">
            <text:p>0</text:p>
          </table:table-cell>
          <table:table-cell office:value-type="float" office:value="148706" calcext:value-type="float">
            <text:p>14870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8</text:p>
          </table:table-cell>
          <table:table-cell office:value-type="float" office:value="5.576888" calcext:value-type="float">
            <text:p>5.576888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" calcext:value-type="float">
            <text:p>0</text:p>
          </table:table-cell>
          <table:table-cell office:value-type="float" office:value="169235" calcext:value-type="float">
            <text:p>1692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19</text:p>
          </table:table-cell>
          <table:table-cell office:value-type="float" office:value="5.535692" calcext:value-type="float">
            <text:p>5.535692</text:p>
          </table:table-cell>
          <table:table-cell office:value-type="float" office:value="0.007093" calcext:value-type="float">
            <text:p>0.007093</text:p>
          </table:table-cell>
          <table:table-cell office:value-type="float" office:value="0" calcext:value-type="float">
            <text:p>0</text:p>
          </table:table-cell>
          <table:table-cell office:value-type="float" office:value="162622" calcext:value-type="float">
            <text:p>16262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0</text:p>
          </table:table-cell>
          <table:table-cell office:value-type="float" office:value="5.497658" calcext:value-type="float">
            <text:p>5.497658</text:p>
          </table:table-cell>
          <table:table-cell office:value-type="float" office:value="0.006838" calcext:value-type="float">
            <text:p>0.006838</text:p>
          </table:table-cell>
          <table:table-cell office:value-type="float" office:value="0" calcext:value-type="float">
            <text:p>0</text:p>
          </table:table-cell>
          <table:table-cell office:value-type="float" office:value="122996" calcext:value-type="float">
            <text:p>12299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1</text:p>
          </table:table-cell>
          <table:table-cell office:value-type="float" office:value="5.692581" calcext:value-type="float">
            <text:p>5.692581</text:p>
          </table:table-cell>
          <table:table-cell office:value-type="float" office:value="0.004252" calcext:value-type="float">
            <text:p>0.004252</text:p>
          </table:table-cell>
          <table:table-cell office:value-type="float" office:value="0" calcext:value-type="float">
            <text:p>0</text:p>
          </table:table-cell>
          <table:table-cell office:value-type="float" office:value="105051" calcext:value-type="float">
            <text:p>1050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2</text:p>
          </table:table-cell>
          <table:table-cell office:value-type="float" office:value="4.79515" calcext:value-type="float">
            <text:p>4.79515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" calcext:value-type="float">
            <text:p>0</text:p>
          </table:table-cell>
          <table:table-cell office:value-type="float" office:value="108319" calcext:value-type="float">
            <text:p>10831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3</text:p>
          </table:table-cell>
          <table:table-cell office:value-type="float" office:value="4.596277" calcext:value-type="float">
            <text:p>4.596277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0" calcext:value-type="float">
            <text:p>0</text:p>
          </table:table-cell>
          <table:table-cell office:value-type="float" office:value="162158" calcext:value-type="float">
            <text:p>1621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4</text:p>
          </table:table-cell>
          <table:table-cell office:value-type="float" office:value="6.248185" calcext:value-type="float">
            <text:p>6.248185</text:p>
          </table:table-cell>
          <table:table-cell office:value-type="float" office:value="0.012049" calcext:value-type="float">
            <text:p>0.012049</text:p>
          </table:table-cell>
          <table:table-cell office:value-type="float" office:value="0" calcext:value-type="float">
            <text:p>0</text:p>
          </table:table-cell>
          <table:table-cell office:value-type="float" office:value="257063" calcext:value-type="float">
            <text:p>25706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5</text:p>
          </table:table-cell>
          <table:table-cell office:value-type="float" office:value="5.160869" calcext:value-type="float">
            <text:p>5.160869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" calcext:value-type="float">
            <text:p>0</text:p>
          </table:table-cell>
          <table:table-cell office:value-type="float" office:value="143136" calcext:value-type="float">
            <text:p>1431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6</text:p>
          </table:table-cell>
          <table:table-cell office:value-type="float" office:value="4.391989" calcext:value-type="float">
            <text:p>4.391989</text:p>
          </table:table-cell>
          <table:table-cell office:value-type="float" office:value="0.010381" calcext:value-type="float">
            <text:p>0.010381</text:p>
          </table:table-cell>
          <table:table-cell office:value-type="float" office:value="0" calcext:value-type="float">
            <text:p>0</text:p>
          </table:table-cell>
          <table:table-cell office:value-type="float" office:value="214058" calcext:value-type="float">
            <text:p>21405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7</text:p>
          </table:table-cell>
          <table:table-cell office:value-type="float" office:value="5.49219" calcext:value-type="float">
            <text:p>5.49219</text:p>
          </table:table-cell>
          <table:table-cell office:value-type="float" office:value="0.006831" calcext:value-type="float">
            <text:p>0.006831</text:p>
          </table:table-cell>
          <table:table-cell office:value-type="float" office:value="0" calcext:value-type="float">
            <text:p>0</text:p>
          </table:table-cell>
          <table:table-cell office:value-type="float" office:value="162727" calcext:value-type="float">
            <text:p>1627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8</text:p>
          </table:table-cell>
          <table:table-cell office:value-type="float" office:value="4.272202" calcext:value-type="float">
            <text:p>4.272202</text:p>
          </table:table-cell>
          <table:table-cell office:value-type="float" office:value="0.004301" calcext:value-type="float">
            <text:p>0.004301</text:p>
          </table:table-cell>
          <table:table-cell office:value-type="float" office:value="0" calcext:value-type="float">
            <text:p>0</text:p>
          </table:table-cell>
          <table:table-cell office:value-type="float" office:value="84119" calcext:value-type="float">
            <text:p>841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29</text:p>
          </table:table-cell>
          <table:table-cell office:value-type="float" office:value="4.578243" calcext:value-type="float">
            <text:p>4.57824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" calcext:value-type="float">
            <text:p>0</text:p>
          </table:table-cell>
          <table:table-cell office:value-type="float" office:value="143486" calcext:value-type="float">
            <text:p>1434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0</text:p>
          </table:table-cell>
          <table:table-cell office:value-type="float" office:value="5.927203" calcext:value-type="float">
            <text:p>5.92720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" calcext:value-type="float">
            <text:p>0</text:p>
          </table:table-cell>
          <table:table-cell office:value-type="float" office:value="101756" calcext:value-type="float">
            <text:p>1017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1</text:p>
          </table:table-cell>
          <table:table-cell office:value-type="float" office:value="3.421766" calcext:value-type="float">
            <text:p>3.421766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0" calcext:value-type="float">
            <text:p>0</text:p>
          </table:table-cell>
          <table:table-cell office:value-type="float" office:value="158182" calcext:value-type="float">
            <text:p>158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2</text:p>
          </table:table-cell>
          <table:table-cell office:value-type="float" office:value="5.116972" calcext:value-type="float">
            <text:p>5.116972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0" calcext:value-type="float">
            <text:p>0</text:p>
          </table:table-cell>
          <table:table-cell office:value-type="float" office:value="167505" calcext:value-type="float">
            <text:p>1675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3</text:p>
          </table:table-cell>
          <table:table-cell office:value-type="float" office:value="3.691638" calcext:value-type="float">
            <text:p>3.691638</text:p>
          </table:table-cell>
          <table:table-cell office:value-type="float" office:value="0.013676" calcext:value-type="float">
            <text:p>0.013676</text:p>
          </table:table-cell>
          <table:table-cell office:value-type="float" office:value="0" calcext:value-type="float">
            <text:p>0</text:p>
          </table:table-cell>
          <table:table-cell office:value-type="float" office:value="159251" calcext:value-type="float">
            <text:p>1592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4</text:p>
          </table:table-cell>
          <table:table-cell office:value-type="float" office:value="3.594619" calcext:value-type="float">
            <text:p>3.594619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" calcext:value-type="float">
            <text:p>0</text:p>
          </table:table-cell>
          <table:table-cell office:value-type="float" office:value="141538" calcext:value-type="float">
            <text:p>1415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5</text:p>
          </table:table-cell>
          <table:table-cell office:value-type="float" office:value="7.164917" calcext:value-type="float">
            <text:p>7.164917</text:p>
          </table:table-cell>
          <table:table-cell office:value-type="float" office:value="0.009985" calcext:value-type="float">
            <text:p>0.009985</text:p>
          </table:table-cell>
          <table:table-cell office:value-type="float" office:value="0" calcext:value-type="float">
            <text:p>0</text:p>
          </table:table-cell>
          <table:table-cell office:value-type="float" office:value="117711" calcext:value-type="float">
            <text:p>1177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6</text:p>
          </table:table-cell>
          <table:table-cell office:value-type="float" office:value="0.105296" calcext:value-type="float">
            <text:p>0.105296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" calcext:value-type="float">
            <text:p>0</text:p>
          </table:table-cell>
          <table:table-cell office:value-type="float" office:value="84476" calcext:value-type="float">
            <text:p>844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7</text:p>
          </table:table-cell>
          <table:table-cell office:value-type="float" office:value="3.656249" calcext:value-type="float">
            <text:p>3.656249</text:p>
          </table:table-cell>
          <table:table-cell office:value-type="float" office:value="0.019772" calcext:value-type="float">
            <text:p>0.019772</text:p>
          </table:table-cell>
          <table:table-cell office:value-type="float" office:value="0" calcext:value-type="float">
            <text:p>0</text:p>
          </table:table-cell>
          <table:table-cell office:value-type="float" office:value="174136" calcext:value-type="float">
            <text:p>1741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8</text:p>
          </table:table-cell>
          <table:table-cell office:value-type="float" office:value="4.789563" calcext:value-type="float">
            <text:p>4.789563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0" calcext:value-type="float">
            <text:p>0</text:p>
          </table:table-cell>
          <table:table-cell office:value-type="float" office:value="95853" calcext:value-type="float">
            <text:p>958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39</text:p>
          </table:table-cell>
          <table:table-cell office:value-type="float" office:value="4.319628" calcext:value-type="float">
            <text:p>4.319628</text:p>
          </table:table-cell>
          <table:table-cell office:value-type="float" office:value="0.006127" calcext:value-type="float">
            <text:p>0.006127</text:p>
          </table:table-cell>
          <table:table-cell office:value-type="float" office:value="0" calcext:value-type="float">
            <text:p>0</text:p>
          </table:table-cell>
          <table:table-cell office:value-type="float" office:value="137635" calcext:value-type="float">
            <text:p>1376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0</text:p>
          </table:table-cell>
          <table:table-cell office:value-type="float" office:value="4.297368" calcext:value-type="float">
            <text:p>4.297368</text:p>
          </table:table-cell>
          <table:table-cell office:value-type="float" office:value="0.006025" calcext:value-type="float">
            <text:p>0.006025</text:p>
          </table:table-cell>
          <table:table-cell office:value-type="float" office:value="0" calcext:value-type="float">
            <text:p>0</text:p>
          </table:table-cell>
          <table:table-cell office:value-type="float" office:value="118279" calcext:value-type="float">
            <text:p>1182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1</text:p>
          </table:table-cell>
          <table:table-cell office:value-type="float" office:value="4.80667" calcext:value-type="float">
            <text:p>4.80667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" calcext:value-type="float">
            <text:p>0</text:p>
          </table:table-cell>
          <table:table-cell office:value-type="float" office:value="127157" calcext:value-type="float">
            <text:p>12715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2</text:p>
          </table:table-cell>
          <table:table-cell office:value-type="float" office:value="2.523713" calcext:value-type="float">
            <text:p>2.523713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" calcext:value-type="float">
            <text:p>0</text:p>
          </table:table-cell>
          <table:table-cell office:value-type="float" office:value="110343" calcext:value-type="float">
            <text:p>11034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3</text:p>
          </table:table-cell>
          <table:table-cell office:value-type="float" office:value="1.988451" calcext:value-type="float">
            <text:p>1.98845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" calcext:value-type="float">
            <text:p>0</text:p>
          </table:table-cell>
          <table:table-cell office:value-type="float" office:value="139544" calcext:value-type="float">
            <text:p>13954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4</text:p>
          </table:table-cell>
          <table:table-cell office:value-type="float" office:value="1.523545" calcext:value-type="float">
            <text:p>1.523545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" calcext:value-type="float">
            <text:p>0</text:p>
          </table:table-cell>
          <table:table-cell office:value-type="float" office:value="183697" calcext:value-type="float">
            <text:p>18369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5</text:p>
          </table:table-cell>
          <table:table-cell office:value-type="float" office:value="2.420734" calcext:value-type="float">
            <text:p>2.420734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0" calcext:value-type="float">
            <text:p>0</text:p>
          </table:table-cell>
          <table:table-cell office:value-type="float" office:value="204774" calcext:value-type="float">
            <text:p>2047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6</text:p>
          </table:table-cell>
          <table:table-cell office:value-type="float" office:value="1.415224" calcext:value-type="float">
            <text:p>1.415224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" calcext:value-type="float">
            <text:p>0</text:p>
          </table:table-cell>
          <table:table-cell office:value-type="float" office:value="135993" calcext:value-type="float">
            <text:p>13599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7</text:p>
          </table:table-cell>
          <table:table-cell office:value-type="float" office:value="1.781718" calcext:value-type="float">
            <text:p>1.781718</text:p>
          </table:table-cell>
          <table:table-cell office:value-type="float" office:value="0.007406" calcext:value-type="float">
            <text:p>0.007406</text:p>
          </table:table-cell>
          <table:table-cell office:value-type="float" office:value="0" calcext:value-type="float">
            <text:p>0</text:p>
          </table:table-cell>
          <table:table-cell office:value-type="float" office:value="156945" calcext:value-type="float">
            <text:p>1569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8</text:p>
          </table:table-cell>
          <table:table-cell office:value-type="float" office:value="1.586586" calcext:value-type="float">
            <text:p>1.586586</text:p>
          </table:table-cell>
          <table:table-cell office:value-type="float" office:value="0.007478" calcext:value-type="float">
            <text:p>0.007478</text:p>
          </table:table-cell>
          <table:table-cell office:value-type="float" office:value="0" calcext:value-type="float">
            <text:p>0</text:p>
          </table:table-cell>
          <table:table-cell office:value-type="float" office:value="142802" calcext:value-type="float">
            <text:p>1428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49</text:p>
          </table:table-cell>
          <table:table-cell office:value-type="float" office:value="1.173497" calcext:value-type="float">
            <text:p>1.173497</text:p>
          </table:table-cell>
          <table:table-cell office:value-type="float" office:value="0.005422" calcext:value-type="float">
            <text:p>0.005422</text:p>
          </table:table-cell>
          <table:table-cell office:value-type="float" office:value="0" calcext:value-type="float">
            <text:p>0</text:p>
          </table:table-cell>
          <table:table-cell office:value-type="float" office:value="117426" calcext:value-type="float">
            <text:p>1174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0</text:p>
          </table:table-cell>
          <table:table-cell office:value-type="float" office:value="2.127948" calcext:value-type="float">
            <text:p>2.127948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" calcext:value-type="float">
            <text:p>0</text:p>
          </table:table-cell>
          <table:table-cell office:value-type="float" office:value="155425" calcext:value-type="float">
            <text:p>1554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1</text:p>
          </table:table-cell>
          <table:table-cell office:value-type="float" office:value="1.020528" calcext:value-type="float">
            <text:p>1.020528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" calcext:value-type="float">
            <text:p>0</text:p>
          </table:table-cell>
          <table:table-cell office:value-type="float" office:value="225158" calcext:value-type="float">
            <text:p>2251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2</text:p>
          </table:table-cell>
          <table:table-cell office:value-type="float" office:value="1.486529" calcext:value-type="float">
            <text:p>1.486529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" calcext:value-type="float">
            <text:p>0</text:p>
          </table:table-cell>
          <table:table-cell office:value-type="float" office:value="355029" calcext:value-type="float">
            <text:p>3550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3</text:p>
          </table:table-cell>
          <table:table-cell office:value-type="float" office:value="0.585326" calcext:value-type="float">
            <text:p>0.585326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" calcext:value-type="float">
            <text:p>0</text:p>
          </table:table-cell>
          <table:table-cell office:value-type="float" office:value="150338" calcext:value-type="float">
            <text:p>1503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4</text:p>
          </table:table-cell>
          <table:table-cell office:value-type="float" office:value="1.432535" calcext:value-type="float">
            <text:p>1.432535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0" calcext:value-type="float">
            <text:p>0</text:p>
          </table:table-cell>
          <table:table-cell office:value-type="float" office:value="111651" calcext:value-type="float">
            <text:p>1116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5</text:p>
          </table:table-cell>
          <table:table-cell office:value-type="float" office:value="0.991732" calcext:value-type="float">
            <text:p>0.991732</text:p>
          </table:table-cell>
          <table:table-cell office:value-type="float" office:value="0.007743" calcext:value-type="float">
            <text:p>0.007743</text:p>
          </table:table-cell>
          <table:table-cell office:value-type="float" office:value="0" calcext:value-type="float">
            <text:p>0</text:p>
          </table:table-cell>
          <table:table-cell office:value-type="float" office:value="155690" calcext:value-type="float">
            <text:p>1556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6</text:p>
          </table:table-cell>
          <table:table-cell office:value-type="float" office:value="1.069307" calcext:value-type="float">
            <text:p>1.069307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0" calcext:value-type="float">
            <text:p>0</text:p>
          </table:table-cell>
          <table:table-cell office:value-type="float" office:value="119589" calcext:value-type="float">
            <text:p>1195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7</text:p>
          </table:table-cell>
          <table:table-cell office:value-type="float" office:value="1.549993" calcext:value-type="float">
            <text:p>1.549993</text:p>
          </table:table-cell>
          <table:table-cell office:value-type="float" office:value="0.016246" calcext:value-type="float">
            <text:p>0.016246</text:p>
          </table:table-cell>
          <table:table-cell office:value-type="float" office:value="0" calcext:value-type="float">
            <text:p>0</text:p>
          </table:table-cell>
          <table:table-cell office:value-type="float" office:value="111059" calcext:value-type="float">
            <text:p>11105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8</text:p>
          </table:table-cell>
          <table:table-cell office:value-type="float" office:value="1.562455" calcext:value-type="float">
            <text:p>1.562455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" calcext:value-type="float">
            <text:p>0</text:p>
          </table:table-cell>
          <table:table-cell office:value-type="float" office:value="110095" calcext:value-type="float">
            <text:p>11009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3:59</text:p>
          </table:table-cell>
          <table:table-cell office:value-type="float" office:value="1.432367" calcext:value-type="float">
            <text:p>1.43236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office:value-type="float" office:value="108603" calcext:value-type="float">
            <text:p>10860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0</text:p>
          </table:table-cell>
          <table:table-cell office:value-type="float" office:value="1.64922" calcext:value-type="float">
            <text:p>1.64922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0" calcext:value-type="float">
            <text:p>0</text:p>
          </table:table-cell>
          <table:table-cell office:value-type="float" office:value="140731" calcext:value-type="float">
            <text:p>1407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1</text:p>
          </table:table-cell>
          <table:table-cell office:value-type="float" office:value="1.468491" calcext:value-type="float">
            <text:p>1.468491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" calcext:value-type="float">
            <text:p>0</text:p>
          </table:table-cell>
          <table:table-cell office:value-type="float" office:value="176309" calcext:value-type="float">
            <text:p>1763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2</text:p>
          </table:table-cell>
          <table:table-cell office:value-type="float" office:value="1.083226" calcext:value-type="float">
            <text:p>1.083226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" calcext:value-type="float">
            <text:p>0</text:p>
          </table:table-cell>
          <table:table-cell office:value-type="float" office:value="164837" calcext:value-type="float">
            <text:p>16483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3</text:p>
          </table:table-cell>
          <table:table-cell office:value-type="float" office:value="0.786993" calcext:value-type="float">
            <text:p>0.786993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" calcext:value-type="float">
            <text:p>0</text:p>
          </table:table-cell>
          <table:table-cell office:value-type="float" office:value="143737" calcext:value-type="float">
            <text:p>14373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4</text:p>
          </table:table-cell>
          <table:table-cell office:value-type="float" office:value="0.810288" calcext:value-type="float">
            <text:p>0.810288</text:p>
          </table:table-cell>
          <table:table-cell office:value-type="float" office:value="0.008511" calcext:value-type="float">
            <text:p>0.008511</text:p>
          </table:table-cell>
          <table:table-cell office:value-type="float" office:value="0" calcext:value-type="float">
            <text:p>0</text:p>
          </table:table-cell>
          <table:table-cell office:value-type="float" office:value="156684" calcext:value-type="float">
            <text:p>15668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5</text:p>
          </table:table-cell>
          <table:table-cell office:value-type="float" office:value="0.752664" calcext:value-type="float">
            <text:p>0.752664</text:p>
          </table:table-cell>
          <table:table-cell office:value-type="float" office:value="0.007301" calcext:value-type="float">
            <text:p>0.007301</text:p>
          </table:table-cell>
          <table:table-cell office:value-type="float" office:value="0" calcext:value-type="float">
            <text:p>0</text:p>
          </table:table-cell>
          <table:table-cell office:value-type="float" office:value="148406" calcext:value-type="float">
            <text:p>1484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6</text:p>
          </table:table-cell>
          <table:table-cell office:value-type="float" office:value="0.579931" calcext:value-type="float">
            <text:p>0.579931</text:p>
          </table:table-cell>
          <table:table-cell office:value-type="float" office:value="0.009217" calcext:value-type="float">
            <text:p>0.009217</text:p>
          </table:table-cell>
          <table:table-cell office:value-type="float" office:value="0" calcext:value-type="float">
            <text:p>0</text:p>
          </table:table-cell>
          <table:table-cell office:value-type="float" office:value="159637" calcext:value-type="float">
            <text:p>15963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7</text:p>
          </table:table-cell>
          <table:table-cell office:value-type="float" office:value="0.251295" calcext:value-type="float">
            <text:p>0.251295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" calcext:value-type="float">
            <text:p>0</text:p>
          </table:table-cell>
          <table:table-cell office:value-type="float" office:value="151765" calcext:value-type="float">
            <text:p>15176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8</text:p>
          </table:table-cell>
          <table:table-cell office:value-type="float" office:value="0.028585" calcext:value-type="float">
            <text:p>0.028585</text:p>
          </table:table-cell>
          <table:table-cell office:value-type="float" office:value="0.007465" calcext:value-type="float">
            <text:p>0.007465</text:p>
          </table:table-cell>
          <table:table-cell office:value-type="float" office:value="0" calcext:value-type="float">
            <text:p>0</text:p>
          </table:table-cell>
          <table:table-cell office:value-type="float" office:value="162587" calcext:value-type="float">
            <text:p>16258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09</text:p>
          </table:table-cell>
          <table:table-cell office:value-type="float" office:value="0.054546" calcext:value-type="float">
            <text:p>0.054546</text:p>
          </table:table-cell>
          <table:table-cell office:value-type="float" office:value="0.007537" calcext:value-type="float">
            <text:p>0.007537</text:p>
          </table:table-cell>
          <table:table-cell office:value-type="float" office:value="0" calcext:value-type="float">
            <text:p>0</text:p>
          </table:table-cell>
          <table:table-cell office:value-type="float" office:value="159430" calcext:value-type="float">
            <text:p>15943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0</text:p>
          </table:table-cell>
          <table:table-cell office:value-type="float" office:value="0.031242" calcext:value-type="float">
            <text:p>0.031242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0" calcext:value-type="float">
            <text:p>0</text:p>
          </table:table-cell>
          <table:table-cell office:value-type="float" office:value="166417" calcext:value-type="float">
            <text:p>1664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1</text:p>
          </table:table-cell>
          <table:table-cell office:value-type="float" office:value="0.05253" calcext:value-type="float">
            <text:p>0.05253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" calcext:value-type="float">
            <text:p>0</text:p>
          </table:table-cell>
          <table:table-cell office:value-type="float" office:value="152925" calcext:value-type="float">
            <text:p>15292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2</text:p>
          </table:table-cell>
          <table:table-cell office:value-type="float" office:value="0.049343" calcext:value-type="float">
            <text:p>0.049343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" calcext:value-type="float">
            <text:p>0</text:p>
          </table:table-cell>
          <table:table-cell office:value-type="float" office:value="162240" calcext:value-type="float">
            <text:p>16224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3</text:p>
          </table:table-cell>
          <table:table-cell office:value-type="float" office:value="0.04023" calcext:value-type="float">
            <text:p>0.04023</text:p>
          </table:table-cell>
          <table:table-cell office:value-type="float" office:value="0.007556" calcext:value-type="float">
            <text:p>0.007556</text:p>
          </table:table-cell>
          <table:table-cell office:value-type="float" office:value="0" calcext:value-type="float">
            <text:p>0</text:p>
          </table:table-cell>
          <table:table-cell office:value-type="float" office:value="172248" calcext:value-type="float">
            <text:p>17224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4</text:p>
          </table:table-cell>
          <table:table-cell office:value-type="float" office:value="0.034411" calcext:value-type="float">
            <text:p>0.034411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0" calcext:value-type="float">
            <text:p>0</text:p>
          </table:table-cell>
          <table:table-cell office:value-type="float" office:value="150254" calcext:value-type="float">
            <text:p>15025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5</text:p>
          </table:table-cell>
          <table:table-cell office:value-type="float" office:value="0.038145" calcext:value-type="float">
            <text:p>0.038145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" calcext:value-type="float">
            <text:p>0</text:p>
          </table:table-cell>
          <table:table-cell office:value-type="float" office:value="123756" calcext:value-type="float">
            <text:p>1237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6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0" calcext:value-type="float">
            <text:p>0</text:p>
          </table:table-cell>
          <table:table-cell office:value-type="float" office:value="130075" calcext:value-type="float">
            <text:p>13007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7</text:p>
          </table:table-cell>
          <table:table-cell office:value-type="float" office:value="0.035999" calcext:value-type="float">
            <text:p>0.035999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0" calcext:value-type="float">
            <text:p>0</text:p>
          </table:table-cell>
          <table:table-cell office:value-type="float" office:value="187691" calcext:value-type="float">
            <text:p>18769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8</text:p>
          </table:table-cell>
          <table:table-cell office:value-type="float" office:value="0.677877" calcext:value-type="float">
            <text:p>0.677877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0" calcext:value-type="float">
            <text:p>0</text:p>
          </table:table-cell>
          <table:table-cell office:value-type="float" office:value="135529" calcext:value-type="float">
            <text:p>13552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19</text:p>
          </table:table-cell>
          <table:table-cell office:value-type="float" office:value="0.789504" calcext:value-type="float">
            <text:p>0.789504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" calcext:value-type="float">
            <text:p>0</text:p>
          </table:table-cell>
          <table:table-cell office:value-type="float" office:value="104094" calcext:value-type="float">
            <text:p>10409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0</text:p>
          </table:table-cell>
          <table:table-cell office:value-type="float" office:value="0.816266" calcext:value-type="float">
            <text:p>0.816266</text:p>
          </table:table-cell>
          <table:table-cell office:value-type="float" office:value="0.004921" calcext:value-type="float">
            <text:p>0.004921</text:p>
          </table:table-cell>
          <table:table-cell office:value-type="float" office:value="0" calcext:value-type="float">
            <text:p>0</text:p>
          </table:table-cell>
          <table:table-cell office:value-type="float" office:value="104866" calcext:value-type="float">
            <text:p>1048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1</text:p>
          </table:table-cell>
          <table:table-cell office:value-type="float" office:value="0.876149" calcext:value-type="float">
            <text:p>0.876149</text:p>
          </table:table-cell>
          <table:table-cell office:value-type="float" office:value="0.011926" calcext:value-type="float">
            <text:p>0.011926</text:p>
          </table:table-cell>
          <table:table-cell office:value-type="float" office:value="0" calcext:value-type="float">
            <text:p>0</text:p>
          </table:table-cell>
          <table:table-cell office:value-type="float" office:value="189557" calcext:value-type="float">
            <text:p>18955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2</text:p>
          </table:table-cell>
          <table:table-cell office:value-type="float" office:value="0.569798" calcext:value-type="float">
            <text:p>0.569798</text:p>
          </table:table-cell>
          <table:table-cell office:value-type="float" office:value="0.011504" calcext:value-type="float">
            <text:p>0.011504</text:p>
          </table:table-cell>
          <table:table-cell office:value-type="float" office:value="0" calcext:value-type="float">
            <text:p>0</text:p>
          </table:table-cell>
          <table:table-cell office:value-type="float" office:value="196161" calcext:value-type="float">
            <text:p>19616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3</text:p>
          </table:table-cell>
          <table:table-cell office:value-type="float" office:value="0.060967" calcext:value-type="float">
            <text:p>0.060967</text:p>
          </table:table-cell>
          <table:table-cell office:value-type="float" office:value="0.007881" calcext:value-type="float">
            <text:p>0.007881</text:p>
          </table:table-cell>
          <table:table-cell office:value-type="float" office:value="0" calcext:value-type="float">
            <text:p>0</text:p>
          </table:table-cell>
          <table:table-cell office:value-type="float" office:value="147595" calcext:value-type="float">
            <text:p>14759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4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013677" calcext:value-type="float">
            <text:p>0.013677</text:p>
          </table:table-cell>
          <table:table-cell office:value-type="float" office:value="0" calcext:value-type="float">
            <text:p>0</text:p>
          </table:table-cell>
          <table:table-cell office:value-type="float" office:value="133907" calcext:value-type="float">
            <text:p>13390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5</text:p>
          </table:table-cell>
          <table:table-cell office:value-type="float" office:value="0.133372" calcext:value-type="float">
            <text:p>0.133372</text:p>
          </table:table-cell>
          <table:table-cell office:value-type="float" office:value="0.015881" calcext:value-type="float">
            <text:p>0.015881</text:p>
          </table:table-cell>
          <table:table-cell office:value-type="float" office:value="0" calcext:value-type="float">
            <text:p>0</text:p>
          </table:table-cell>
          <table:table-cell office:value-type="float" office:value="154454" calcext:value-type="float">
            <text:p>15445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6</text:p>
          </table:table-cell>
          <table:table-cell office:value-type="float" office:value="0.105903" calcext:value-type="float">
            <text:p>0.105903</text:p>
          </table:table-cell>
          <table:table-cell office:value-type="float" office:value="0.014489" calcext:value-type="float">
            <text:p>0.014489</text:p>
          </table:table-cell>
          <table:table-cell office:value-type="float" office:value="0" calcext:value-type="float">
            <text:p>0</text:p>
          </table:table-cell>
          <table:table-cell office:value-type="float" office:value="169873" calcext:value-type="float">
            <text:p>16987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7</text:p>
          </table:table-cell>
          <table:table-cell office:value-type="float" office:value="0.068044" calcext:value-type="float">
            <text:p>0.068044</text:p>
          </table:table-cell>
          <table:table-cell office:value-type="float" office:value="0.012149" calcext:value-type="float">
            <text:p>0.012149</text:p>
          </table:table-cell>
          <table:table-cell office:value-type="float" office:value="0" calcext:value-type="float">
            <text:p>0</text:p>
          </table:table-cell>
          <table:table-cell office:value-type="float" office:value="179374" calcext:value-type="float">
            <text:p>17937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8</text:p>
          </table:table-cell>
          <table:table-cell office:value-type="float" office:value="0.067466" calcext:value-type="float">
            <text:p>0.067466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" calcext:value-type="float">
            <text:p>0</text:p>
          </table:table-cell>
          <table:table-cell office:value-type="float" office:value="179473" calcext:value-type="float">
            <text:p>17947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29</text:p>
          </table:table-cell>
          <table:table-cell office:value-type="float" office:value="0.081237" calcext:value-type="float">
            <text:p>0.081237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0" calcext:value-type="float">
            <text:p>0</text:p>
          </table:table-cell>
          <table:table-cell office:value-type="float" office:value="143011" calcext:value-type="float">
            <text:p>14301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30</text:p>
          </table:table-cell>
          <table:table-cell office:value-type="float" office:value="0.058341" calcext:value-type="float">
            <text:p>0.058341</text:p>
          </table:table-cell>
          <table:table-cell office:value-type="float" office:value="0.007249" calcext:value-type="float">
            <text:p>0.007249</text:p>
          </table:table-cell>
          <table:table-cell office:value-type="float" office:value="0" calcext:value-type="float">
            <text:p>0</text:p>
          </table:table-cell>
          <table:table-cell office:value-type="float" office:value="137917" calcext:value-type="float">
            <text:p>13791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2:54:31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" calcext:value-type="float">
            <text:p>0</text:p>
          </table:table-cell>
          <table:table-cell office:value-type="float" office:value="149151" calcext:value-type="float">
            <text:p>149151</text:p>
          </table:table-cell>
          <table:table-cell office:value-type="float" office:value="346" calcext:value-type="float">
            <text:p>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09:05:00.492067439</dc:date>
    <meta:editing-duration>PT6M44S</meta:editing-duration>
    <meta:editing-cycles>1</meta:editing-cycles>
    <meta:document-statistic meta:table-count="1" meta:cell-count="1680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21cm" svg:y="0.315cm" chart:style-name="ch2">
          <text:p>test208, 1000 tps</text:p>
        </chart:title>
        <chart:legend chart:legend-position="end" svg:x="14.001cm" svg:y="4.005cm" style:legend-expansion="high" chart:style-name="ch3"/>
        <chart:plot-area chart:style-name="ch4" table:cell-range-address="test208.G1:test208.G240 test208.C1:test208.D240" chart:data-source-has-labels="row" svg:x="0.32cm" svg:y="1.248cm" svg:width="13.361cm" svg:height="7.572cm">
          <chartooo:coordinate-region svg:x="0.756cm" svg:y="1.421cm" svg:width="12.553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08.C2:test208.C240" chart:label-cell-address="test208.C1:test208.C1" chart:class="chart:scatter">
            <chart:domain table:cell-range-address="test208.G2:test208.G240"/>
            <chart:data-point chart:repeated="239"/>
          </chart:series>
          <chart:series chart:style-name="ch8" chart:values-cell-range-address="test208.D2:test208.D240" chart:label-cell-address="test208.D1:test208.D1" chart:class="chart:scatter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8.C1:test208.C1</svg:desc>
                </draw:g>
              </table:table-cell>
              <table:table-cell office:value-type="string">
                <text:p>xfertime</text:p>
                <draw:g>
                  <svg:desc>test208.D1:test20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">
                <text:p>452</text:p>
                <draw:g>
                  <svg:desc>test208.G2:test208.G240</svg:desc>
                </draw:g>
              </table:table-cell>
              <table:table-cell office:value-type="float" office:value="0.289578">
                <text:p>0.289578</text:p>
                <draw:g>
                  <svg:desc>test208.C2:test208.C240</svg:desc>
                </draw:g>
              </table:table-cell>
              <table:table-cell office:value-type="float" office:value="0.060045">
                <text:p>0.060045</text:p>
                <draw:g>
                  <svg:desc>test208.D2:test208.D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6">
                <text:p>1006</text:p>
              </table:table-cell>
              <table:table-cell office:value-type="float" office:value="0.766298">
                <text:p>0.766298</text:p>
              </table:table-cell>
              <table:table-cell office:value-type="float" office:value="0.029081">
                <text:p>0.029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0">
                <text:p>930</text:p>
              </table:table-cell>
              <table:table-cell office:value-type="float" office:value="0.491954">
                <text:p>0.491954</text:p>
              </table:table-cell>
              <table:table-cell office:value-type="float" office:value="0.021683">
                <text:p>0.021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0">
                <text:p>970</text:p>
              </table:table-cell>
              <table:table-cell office:value-type="float" office:value="1.204721">
                <text:p>1.204721</text:p>
              </table:table-cell>
              <table:table-cell office:value-type="float" office:value="0.02436">
                <text:p>0.0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">
                <text:p>820</text:p>
              </table:table-cell>
              <table:table-cell office:value-type="float" office:value="4.745763">
                <text:p>4.745763</text:p>
              </table:table-cell>
              <table:table-cell office:value-type="float" office:value="0.018376">
                <text:p>0.018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8">
                <text:p>948</text:p>
              </table:table-cell>
              <table:table-cell office:value-type="float" office:value="5.990392">
                <text:p>5.99039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">
                <text:p>751</text:p>
              </table:table-cell>
              <table:table-cell office:value-type="float" office:value="6.166971">
                <text:p>6.166971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3">
                <text:p>653</text:p>
              </table:table-cell>
              <table:table-cell office:value-type="float" office:value="5.915141">
                <text:p>5.915141</text:p>
              </table:table-cell>
              <table:table-cell office:value-type="float" office:value="0.007595">
                <text:p>0.007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6">
                <text:p>586</text:p>
              </table:table-cell>
              <table:table-cell office:value-type="float" office:value="5.718928">
                <text:p>5.718928</text:p>
              </table:table-cell>
              <table:table-cell office:value-type="float" office:value="0.008325">
                <text:p>0.00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5.860098">
                <text:p>5.860098</text:p>
              </table:table-cell>
              <table:table-cell office:value-type="float" office:value="0.006428">
                <text:p>0.006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6.120739">
                <text:p>6.120739</text:p>
              </table:table-cell>
              <table:table-cell office:value-type="float" office:value="0.006601">
                <text:p>0.006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">
                <text:p>390</text:p>
              </table:table-cell>
              <table:table-cell office:value-type="float" office:value="5.298996">
                <text:p>5.298996</text:p>
              </table:table-cell>
              <table:table-cell office:value-type="float" office:value="0.007666">
                <text:p>0.007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5.742183">
                <text:p>5.742183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">
                <text:p>302</text:p>
              </table:table-cell>
              <table:table-cell office:value-type="float" office:value="5.864595">
                <text:p>5.864595</text:p>
              </table:table-cell>
              <table:table-cell office:value-type="float" office:value="0.005885">
                <text:p>0.005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5.491321">
                <text:p>5.491321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">
                <text:p>234</text:p>
              </table:table-cell>
              <table:table-cell office:value-type="float" office:value="5.479381">
                <text:p>5.479381</text:p>
              </table:table-cell>
              <table:table-cell office:value-type="float" office:value="0.005361">
                <text:p>0.005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5.398988">
                <text:p>5.398988</text:p>
              </table:table-cell>
              <table:table-cell office:value-type="float" office:value="0.004658">
                <text:p>0.00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">
                <text:p>176</text:p>
              </table:table-cell>
              <table:table-cell office:value-type="float" office:value="5.827375">
                <text:p>5.827375</text:p>
              </table:table-cell>
              <table:table-cell office:value-type="float" office:value="0.007755">
                <text:p>0.007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4.915329">
                <text:p>4.915329</text:p>
              </table:table-cell>
              <table:table-cell office:value-type="float" office:value="0.00599">
                <text:p>0.00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5.756838">
                <text:p>5.756838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">
                <text:p>116</text:p>
              </table:table-cell>
              <table:table-cell office:value-type="float" office:value="5.003725">
                <text:p>5.003725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5.376363">
                <text:p>5.376363</text:p>
              </table:table-cell>
              <table:table-cell office:value-type="float" office:value="0.006553">
                <text:p>0.006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6.189223">
                <text:p>6.189223</text:p>
              </table:table-cell>
              <table:table-cell office:value-type="float" office:value="0.010117">
                <text:p>0.010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3.958861">
                <text:p>3.958861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5.292387">
                <text:p>5.292387</text:p>
              </table:table-cell>
              <table:table-cell office:value-type="float" office:value="0.004935">
                <text:p>0.004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4.278789">
                <text:p>4.278789</text:p>
              </table:table-cell>
              <table:table-cell office:value-type="float" office:value="0.009794">
                <text:p>0.009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.497763">
                <text:p>5.497763</text:p>
              </table:table-cell>
              <table:table-cell office:value-type="float" office:value="0.013674">
                <text:p>0.013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5.726299">
                <text:p>5.726299</text:p>
              </table:table-cell>
              <table:table-cell office:value-type="float" office:value="0.005469">
                <text:p>0.005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2.510457">
                <text:p>2.510457</text:p>
              </table:table-cell>
              <table:table-cell office:value-type="float" office:value="0.005011">
                <text:p>0.00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.347034">
                <text:p>6.347034</text:p>
              </table:table-cell>
              <table:table-cell office:value-type="float" office:value="0.015693">
                <text:p>0.015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4.677145">
                <text:p>4.677145</text:p>
              </table:table-cell>
              <table:table-cell office:value-type="float" office:value="0.005754">
                <text:p>0.005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.377616">
                <text:p>2.377616</text:p>
              </table:table-cell>
              <table:table-cell office:value-type="float" office:value="0.004594">
                <text:p>0.004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5.278487">
                <text:p>5.278487</text:p>
              </table:table-cell>
              <table:table-cell office:value-type="float" office:value="0.009411">
                <text:p>0.009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3.789572">
                <text:p>3.789572</text:p>
              </table:table-cell>
              <table:table-cell office:value-type="float" office:value="0.016478">
                <text:p>0.016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.703097">
                <text:p>3.703097</text:p>
              </table:table-cell>
              <table:table-cell office:value-type="float" office:value="0.009869">
                <text:p>0.0098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.993337">
                <text:p>1.993337</text:p>
              </table:table-cell>
              <table:table-cell office:value-type="float" office:value="0.005697">
                <text:p>0.005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.661861">
                <text:p>4.661861</text:p>
              </table:table-cell>
              <table:table-cell office:value-type="float" office:value="0.024335">
                <text:p>0.024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4.878164">
                <text:p>4.878164</text:p>
              </table:table-cell>
              <table:table-cell office:value-type="float" office:value="0.023201">
                <text:p>0.023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024539">
                <text:p>0.024539</text:p>
              </table:table-cell>
              <table:table-cell office:value-type="float" office:value="0.001972">
                <text:p>0.001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031434">
                <text:p>0.031434</text:p>
              </table:table-cell>
              <table:table-cell office:value-type="float" office:value="0.012557">
                <text:p>0.012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3.17702">
                <text:p>3.17702</text:p>
              </table:table-cell>
              <table:table-cell office:value-type="float" office:value="0.004801">
                <text:p>0.004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029922">
                <text:p>0.029922</text:p>
              </table:table-cell>
              <table:table-cell office:value-type="float" office:value="0.009796">
                <text:p>0.00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4">
                <text:p>274</text:p>
              </table:table-cell>
              <table:table-cell office:value-type="float" office:value="3.888952">
                <text:p>3.888952</text:p>
              </table:table-cell>
              <table:table-cell office:value-type="float" office:value="0.010419">
                <text:p>0.010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">
                <text:p>137</text:p>
              </table:table-cell>
              <table:table-cell office:value-type="float" office:value="3.253309">
                <text:p>3.253309</text:p>
              </table:table-cell>
              <table:table-cell office:value-type="float" office:value="0.005622">
                <text:p>0.005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2.773842">
                <text:p>2.773842</text:p>
              </table:table-cell>
              <table:table-cell office:value-type="float" office:value="0.006809">
                <text:p>0.006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">
                <text:p>143</text:p>
              </table:table-cell>
              <table:table-cell office:value-type="float" office:value="3.956526">
                <text:p>3.956526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">
                <text:p>115</text:p>
              </table:table-cell>
              <table:table-cell office:value-type="float" office:value="3.636994">
                <text:p>3.636994</text:p>
              </table:table-cell>
              <table:table-cell office:value-type="float" office:value="0.004863">
                <text:p>0.004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3.518382">
                <text:p>3.518382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">
                <text:p>110</text:p>
              </table:table-cell>
              <table:table-cell office:value-type="float" office:value="3.083428">
                <text:p>3.083428</text:p>
              </table:table-cell>
              <table:table-cell office:value-type="float" office:value="0.00574">
                <text:p>0.00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">
                <text:p>109</text:p>
              </table:table-cell>
              <table:table-cell office:value-type="float" office:value="3.466258">
                <text:p>3.466258</text:p>
              </table:table-cell>
              <table:table-cell office:value-type="float" office:value="0.004903">
                <text:p>0.004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">
                <text:p>119</text:p>
              </table:table-cell>
              <table:table-cell office:value-type="float" office:value="3.405716">
                <text:p>3.405716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">
                <text:p>118</text:p>
              </table:table-cell>
              <table:table-cell office:value-type="float" office:value="2.711597">
                <text:p>2.711597</text:p>
              </table:table-cell>
              <table:table-cell office:value-type="float" office:value="0.008469">
                <text:p>0.008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">
                <text:p>108</text:p>
              </table:table-cell>
              <table:table-cell office:value-type="float" office:value="2.181195">
                <text:p>2.181195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">
                <text:p>111</text:p>
              </table:table-cell>
              <table:table-cell office:value-type="float" office:value="2.037265">
                <text:p>2.037265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">
                <text:p>164</text:p>
              </table:table-cell>
              <table:table-cell office:value-type="float" office:value="2.618991">
                <text:p>2.618991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6">
                <text:p>246</text:p>
              </table:table-cell>
              <table:table-cell office:value-type="float" office:value="1.929224">
                <text:p>1.929224</text:p>
              </table:table-cell>
              <table:table-cell office:value-type="float" office:value="0.006159">
                <text:p>0.006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1.981084">
                <text:p>1.981084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">
                <text:p>326</text:p>
              </table:table-cell>
              <table:table-cell office:value-type="float" office:value="1.857648">
                <text:p>1.857648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0">
                <text:p>610</text:p>
              </table:table-cell>
              <table:table-cell office:value-type="float" office:value="2.663238">
                <text:p>2.663238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4">
                <text:p>344</text:p>
              </table:table-cell>
              <table:table-cell office:value-type="float" office:value="2.736297">
                <text:p>2.736297</text:p>
              </table:table-cell>
              <table:table-cell office:value-type="float" office:value="0.006326">
                <text:p>0.006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5">
                <text:p>265</text:p>
              </table:table-cell>
              <table:table-cell office:value-type="float" office:value="2.266797">
                <text:p>2.266797</text:p>
              </table:table-cell>
              <table:table-cell office:value-type="float" office:value="0.004589">
                <text:p>0.00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1">
                <text:p>461</text:p>
              </table:table-cell>
              <table:table-cell office:value-type="float" office:value="2.493986">
                <text:p>2.493986</text:p>
              </table:table-cell>
              <table:table-cell office:value-type="float" office:value="0.007519">
                <text:p>0.007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5">
                <text:p>375</text:p>
              </table:table-cell>
              <table:table-cell office:value-type="float" office:value="2.016153">
                <text:p>2.016153</text:p>
              </table:table-cell>
              <table:table-cell office:value-type="float" office:value="0.005825">
                <text:p>0.005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6">
                <text:p>416</text:p>
              </table:table-cell>
              <table:table-cell office:value-type="float" office:value="1.383874">
                <text:p>1.383874</text:p>
              </table:table-cell>
              <table:table-cell office:value-type="float" office:value="0.007821">
                <text:p>0.007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6">
                <text:p>516</text:p>
              </table:table-cell>
              <table:table-cell office:value-type="float" office:value="0.34173">
                <text:p>0.34173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8">
                <text:p>568</text:p>
              </table:table-cell>
              <table:table-cell office:value-type="float" office:value="0.040356">
                <text:p>0.040356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1">
                <text:p>851</text:p>
              </table:table-cell>
              <table:table-cell office:value-type="float" office:value="0.979123">
                <text:p>0.979123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8">
                <text:p>508</text:p>
              </table:table-cell>
              <table:table-cell office:value-type="float" office:value="1.028221">
                <text:p>1.028221</text:p>
              </table:table-cell>
              <table:table-cell office:value-type="float" office:value="0.006218">
                <text:p>0.006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">
                <text:p>343</text:p>
              </table:table-cell>
              <table:table-cell office:value-type="float" office:value="0.987762">
                <text:p>0.987762</text:p>
              </table:table-cell>
              <table:table-cell office:value-type="float" office:value="0.007545">
                <text:p>0.007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9">
                <text:p>569</text:p>
              </table:table-cell>
              <table:table-cell office:value-type="float" office:value="0.807902">
                <text:p>0.807902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">
                <text:p>568</text:p>
              </table:table-cell>
              <table:table-cell office:value-type="float" office:value="0.969443">
                <text:p>0.969443</text:p>
              </table:table-cell>
              <table:table-cell office:value-type="float" office:value="0.009172">
                <text:p>0.009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3">
                <text:p>513</text:p>
              </table:table-cell>
              <table:table-cell office:value-type="float" office:value="0.569493">
                <text:p>0.569493</text:p>
              </table:table-cell>
              <table:table-cell office:value-type="float" office:value="0.010647">
                <text:p>0.010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6">
                <text:p>576</text:p>
              </table:table-cell>
              <table:table-cell office:value-type="float" office:value="0.05778">
                <text:p>0.05778</text:p>
              </table:table-cell>
              <table:table-cell office:value-type="float" office:value="0.007769">
                <text:p>0.007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5">
                <text:p>645</text:p>
              </table:table-cell>
              <table:table-cell office:value-type="float" office:value="0.074743">
                <text:p>0.074743</text:p>
              </table:table-cell>
              <table:table-cell office:value-type="float" office:value="0.012655">
                <text:p>0.012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9">
                <text:p>799</text:p>
              </table:table-cell>
              <table:table-cell office:value-type="float" office:value="0.176883">
                <text:p>0.176883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2">
                <text:p>842</text:p>
              </table:table-cell>
              <table:table-cell office:value-type="float" office:value="0.202807">
                <text:p>0.202807</text:p>
              </table:table-cell>
              <table:table-cell office:value-type="float" office:value="0.021259">
                <text:p>0.0212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9">
                <text:p>779</text:p>
              </table:table-cell>
              <table:table-cell office:value-type="float" office:value="0.410169">
                <text:p>0.410169</text:p>
              </table:table-cell>
              <table:table-cell office:value-type="float" office:value="0.014763">
                <text:p>0.014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6">
                <text:p>816</text:p>
              </table:table-cell>
              <table:table-cell office:value-type="float" office:value="4.317824">
                <text:p>4.317824</text:p>
              </table:table-cell>
              <table:table-cell office:value-type="float" office:value="0.013179">
                <text:p>0.013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">
                <text:p>674</text:p>
              </table:table-cell>
              <table:table-cell office:value-type="float" office:value="5.6048">
                <text:p>5.6048</text:p>
              </table:table-cell>
              <table:table-cell office:value-type="float" office:value="0.007386">
                <text:p>0.007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5.560602">
                <text:p>5.560602</text:p>
              </table:table-cell>
              <table:table-cell office:value-type="float" office:value="0.006309">
                <text:p>0.006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5">
                <text:p>505</text:p>
              </table:table-cell>
              <table:table-cell office:value-type="float" office:value="5.647684">
                <text:p>5.647684</text:p>
              </table:table-cell>
              <table:table-cell office:value-type="float" office:value="0.006596">
                <text:p>0.006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3">
                <text:p>453</text:p>
              </table:table-cell>
              <table:table-cell office:value-type="float" office:value="5.039893">
                <text:p>5.039893</text:p>
              </table:table-cell>
              <table:table-cell office:value-type="float" office:value="0.008591">
                <text:p>0.0085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">
                <text:p>384</text:p>
              </table:table-cell>
              <table:table-cell office:value-type="float" office:value="5.013517">
                <text:p>5.013517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5.251544">
                <text:p>5.251544</text:p>
              </table:table-cell>
              <table:table-cell office:value-type="float" office:value="0.006103">
                <text:p>0.006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1">
                <text:p>301</text:p>
              </table:table-cell>
              <table:table-cell office:value-type="float" office:value="5.047778">
                <text:p>5.047778</text:p>
              </table:table-cell>
              <table:table-cell office:value-type="float" office:value="0.007484">
                <text:p>0.007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">
                <text:p>256</text:p>
              </table:table-cell>
              <table:table-cell office:value-type="float" office:value="5.27376">
                <text:p>5.27376</text:p>
              </table:table-cell>
              <table:table-cell office:value-type="float" office:value="0.005312">
                <text:p>0.005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">
                <text:p>217</text:p>
              </table:table-cell>
              <table:table-cell office:value-type="float" office:value="5.128668">
                <text:p>5.128668</text:p>
              </table:table-cell>
              <table:table-cell office:value-type="float" office:value="0.005535">
                <text:p>0.005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4">
                <text:p>364</text:p>
              </table:table-cell>
              <table:table-cell office:value-type="float" office:value="5.535551">
                <text:p>5.535551</text:p>
              </table:table-cell>
              <table:table-cell office:value-type="float" office:value="0.010977">
                <text:p>0.010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8">
                <text:p>188</text:p>
              </table:table-cell>
              <table:table-cell office:value-type="float" office:value="5.028174">
                <text:p>5.028174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6.08346">
                <text:p>6.08346</text:p>
              </table:table-cell>
              <table:table-cell office:value-type="float" office:value="0.005968">
                <text:p>0.005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">
                <text:p>198</text:p>
              </table:table-cell>
              <table:table-cell office:value-type="float" office:value="5.380358">
                <text:p>5.380358</text:p>
              </table:table-cell>
              <table:table-cell office:value-type="float" office:value="0.005511">
                <text:p>0.005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5.01574">
                <text:p>5.01574</text:p>
              </table:table-cell>
              <table:table-cell office:value-type="float" office:value="0.010567">
                <text:p>0.010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">
                <text:p>149</text:p>
              </table:table-cell>
              <table:table-cell office:value-type="float" office:value="6.627374">
                <text:p>6.627374</text:p>
              </table:table-cell>
              <table:table-cell office:value-type="float" office:value="0.007362">
                <text:p>0.007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">
                <text:p>158</text:p>
              </table:table-cell>
              <table:table-cell office:value-type="float" office:value="4.41019">
                <text:p>4.41019</text:p>
              </table:table-cell>
              <table:table-cell office:value-type="float" office:value="0.006332">
                <text:p>0.006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5">
                <text:p>205</text:p>
              </table:table-cell>
              <table:table-cell office:value-type="float" office:value="6.563617">
                <text:p>6.563617</text:p>
              </table:table-cell>
              <table:table-cell office:value-type="float" office:value="0.005934">
                <text:p>0.0059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4">
                <text:p>174</text:p>
              </table:table-cell>
              <table:table-cell office:value-type="float" office:value="5.713995">
                <text:p>5.713995</text:p>
              </table:table-cell>
              <table:table-cell office:value-type="float" office:value="0.007018">
                <text:p>0.007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">
                <text:p>153</text:p>
              </table:table-cell>
              <table:table-cell office:value-type="float" office:value="5.826082">
                <text:p>5.826082</text:p>
              </table:table-cell>
              <table:table-cell office:value-type="float" office:value="0.00809">
                <text:p>0.008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">
                <text:p>132</text:p>
              </table:table-cell>
              <table:table-cell office:value-type="float" office:value="3.741394">
                <text:p>3.741394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4.311119">
                <text:p>4.311119</text:p>
              </table:table-cell>
              <table:table-cell office:value-type="float" office:value="0.006312">
                <text:p>0.0063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4.321013">
                <text:p>4.321013</text:p>
              </table:table-cell>
              <table:table-cell office:value-type="float" office:value="0.007947">
                <text:p>0.007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3.687018">
                <text:p>3.687018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.516192">
                <text:p>3.516192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2">
                <text:p>92</text:p>
              </table:table-cell>
              <table:table-cell office:value-type="float" office:value="2.83833">
                <text:p>2.83833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">
                <text:p>88</text:p>
              </table:table-cell>
              <table:table-cell office:value-type="float" office:value="4.575572">
                <text:p>4.575572</text:p>
              </table:table-cell>
              <table:table-cell office:value-type="float" office:value="0.009012">
                <text:p>0.009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  <table:table-cell office:value-type="float" office:value="3.756398">
                <text:p>3.756398</text:p>
              </table:table-cell>
              <table:table-cell office:value-type="float" office:value="0.005935">
                <text:p>0.005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2.782815">
                <text:p>2.782815</text:p>
              </table:table-cell>
              <table:table-cell office:value-type="float" office:value="0.006546">
                <text:p>0.006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">
                <text:p>84</text:p>
              </table:table-cell>
              <table:table-cell office:value-type="float" office:value="3.995284">
                <text:p>3.995284</text:p>
              </table:table-cell>
              <table:table-cell office:value-type="float" office:value="0.006705">
                <text:p>0.006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">
                <text:p>86</text:p>
              </table:table-cell>
              <table:table-cell office:value-type="float" office:value="4.772343">
                <text:p>4.772343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4.172372">
                <text:p>4.172372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.698523">
                <text:p>2.698523</text:p>
              </table:table-cell>
              <table:table-cell office:value-type="float" office:value="0.00799">
                <text:p>0.00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">
                <text:p>95</text:p>
              </table:table-cell>
              <table:table-cell office:value-type="float" office:value="3.151301">
                <text:p>3.151301</text:p>
              </table:table-cell>
              <table:table-cell office:value-type="float" office:value="0.007235">
                <text:p>0.007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">
                <text:p>102</text:p>
              </table:table-cell>
              <table:table-cell office:value-type="float" office:value="2.925961">
                <text:p>2.925961</text:p>
              </table:table-cell>
              <table:table-cell office:value-type="float" office:value="0.022387">
                <text:p>0.022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">
                <text:p>101</text:p>
              </table:table-cell>
              <table:table-cell office:value-type="float" office:value="2.746427">
                <text:p>2.746427</text:p>
              </table:table-cell>
              <table:table-cell office:value-type="float" office:value="0.00804">
                <text:p>0.00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9">
                <text:p>209</text:p>
              </table:table-cell>
              <table:table-cell office:value-type="float" office:value="3.611466">
                <text:p>3.611466</text:p>
              </table:table-cell>
              <table:table-cell office:value-type="float" office:value="0.012784">
                <text:p>0.012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5">
                <text:p>395</text:p>
              </table:table-cell>
              <table:table-cell office:value-type="float" office:value="3.182627">
                <text:p>3.182627</text:p>
              </table:table-cell>
              <table:table-cell office:value-type="float" office:value="0.01197">
                <text:p>0.011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7">
                <text:p>187</text:p>
              </table:table-cell>
              <table:table-cell office:value-type="float" office:value="3.104667">
                <text:p>3.104667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3.865385">
                <text:p>3.865385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3.376269">
                <text:p>3.376269</text:p>
              </table:table-cell>
              <table:table-cell office:value-type="float" office:value="0.00455">
                <text:p>0.00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7">
                <text:p>197</text:p>
              </table:table-cell>
              <table:table-cell office:value-type="float" office:value="3.027961">
                <text:p>3.027961</text:p>
              </table:table-cell>
              <table:table-cell office:value-type="float" office:value="0.00842">
                <text:p>0.00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">
                <text:p>207</text:p>
              </table:table-cell>
              <table:table-cell office:value-type="float" office:value="3.679823">
                <text:p>3.679823</text:p>
              </table:table-cell>
              <table:table-cell office:value-type="float" office:value="0.010407">
                <text:p>0.010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0">
                <text:p>250</text:p>
              </table:table-cell>
              <table:table-cell office:value-type="float" office:value="3.319727">
                <text:p>3.319727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1">
                <text:p>221</text:p>
              </table:table-cell>
              <table:table-cell office:value-type="float" office:value="3.115568">
                <text:p>3.115568</text:p>
              </table:table-cell>
              <table:table-cell office:value-type="float" office:value="0.012415">
                <text:p>0.012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">
                <text:p>212</text:p>
              </table:table-cell>
              <table:table-cell office:value-type="float" office:value="2.549154">
                <text:p>2.549154</text:p>
              </table:table-cell>
              <table:table-cell office:value-type="float" office:value="0.006029">
                <text:p>0.006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">
                <text:p>196</text:p>
              </table:table-cell>
              <table:table-cell office:value-type="float" office:value="3.438755">
                <text:p>3.438755</text:p>
              </table:table-cell>
              <table:table-cell office:value-type="float" office:value="0.009242">
                <text:p>0.0092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2.689947">
                <text:p>2.689947</text:p>
              </table:table-cell>
              <table:table-cell office:value-type="float" office:value="0.009835">
                <text:p>0.009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3.188745">
                <text:p>3.188745</text:p>
              </table:table-cell>
              <table:table-cell office:value-type="float" office:value="0.007115">
                <text:p>0.0071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.874859">
                <text:p>1.874859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">
                <text:p>157</text:p>
              </table:table-cell>
              <table:table-cell office:value-type="float" office:value="1.82699">
                <text:p>1.82699</text:p>
              </table:table-cell>
              <table:table-cell office:value-type="float" office:value="0.00976">
                <text:p>0.00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2">
                <text:p>242</text:p>
              </table:table-cell>
              <table:table-cell office:value-type="float" office:value="1.897514">
                <text:p>1.897514</text:p>
              </table:table-cell>
              <table:table-cell office:value-type="float" office:value="0.007177">
                <text:p>0.007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2">
                <text:p>262</text:p>
              </table:table-cell>
              <table:table-cell office:value-type="float" office:value="1.515329">
                <text:p>1.515329</text:p>
              </table:table-cell>
              <table:table-cell office:value-type="float" office:value="0.008368">
                <text:p>0.0083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">
                <text:p>283</text:p>
              </table:table-cell>
              <table:table-cell office:value-type="float" office:value="1.49524">
                <text:p>1.49524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">
                <text:p>292</text:p>
              </table:table-cell>
              <table:table-cell office:value-type="float" office:value="1.606432">
                <text:p>1.60643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1.284188">
                <text:p>1.284188</text:p>
              </table:table-cell>
              <table:table-cell office:value-type="float" office:value="0.010186">
                <text:p>0.010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4">
                <text:p>304</text:p>
              </table:table-cell>
              <table:table-cell office:value-type="float" office:value="1.104826">
                <text:p>1.104826</text:p>
              </table:table-cell>
              <table:table-cell office:value-type="float" office:value="0.006469">
                <text:p>0.006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6">
                <text:p>306</text:p>
              </table:table-cell>
              <table:table-cell office:value-type="float" office:value="1.672272">
                <text:p>1.672272</text:p>
              </table:table-cell>
              <table:table-cell office:value-type="float" office:value="0.006776">
                <text:p>0.0067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5">
                <text:p>295</text:p>
              </table:table-cell>
              <table:table-cell office:value-type="float" office:value="1.184897">
                <text:p>1.184897</text:p>
              </table:table-cell>
              <table:table-cell office:value-type="float" office:value="0.006455">
                <text:p>0.006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">
                <text:p>302</text:p>
              </table:table-cell>
              <table:table-cell office:value-type="float" office:value="1.160306">
                <text:p>1.160306</text:p>
              </table:table-cell>
              <table:table-cell office:value-type="float" office:value="0.006781">
                <text:p>0.006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0">
                <text:p>330</text:p>
              </table:table-cell>
              <table:table-cell office:value-type="float" office:value="0.329231">
                <text:p>0.329231</text:p>
              </table:table-cell>
              <table:table-cell office:value-type="float" office:value="0.009188">
                <text:p>0.009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0">
                <text:p>320</text:p>
              </table:table-cell>
              <table:table-cell office:value-type="float" office:value="0.026388">
                <text:p>0.026388</text:p>
              </table:table-cell>
              <table:table-cell office:value-type="float" office:value="0.006119">
                <text:p>0.006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6">
                <text:p>326</text:p>
              </table:table-cell>
              <table:table-cell office:value-type="float" office:value="0.039223">
                <text:p>0.039223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7">
                <text:p>337</text:p>
              </table:table-cell>
              <table:table-cell office:value-type="float" office:value="0.042724">
                <text:p>0.042724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1">
                <text:p>351</text:p>
              </table:table-cell>
              <table:table-cell office:value-type="float" office:value="0.048932">
                <text:p>0.048932</text:p>
              </table:table-cell>
              <table:table-cell office:value-type="float" office:value="0.005375">
                <text:p>0.005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8">
                <text:p>368</text:p>
              </table:table-cell>
              <table:table-cell office:value-type="float" office:value="0.043867">
                <text:p>0.043867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3">
                <text:p>373</text:p>
              </table:table-cell>
              <table:table-cell office:value-type="float" office:value="0.046901">
                <text:p>0.046901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2">
                <text:p>402</text:p>
              </table:table-cell>
              <table:table-cell office:value-type="float" office:value="0.058657">
                <text:p>0.058657</text:p>
              </table:table-cell>
              <table:table-cell office:value-type="float" office:value="0.009234">
                <text:p>0.009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5">
                <text:p>785</text:p>
              </table:table-cell>
              <table:table-cell office:value-type="float" office:value="0.86225">
                <text:p>0.86225</text:p>
              </table:table-cell>
              <table:table-cell office:value-type="float" office:value="0.016183">
                <text:p>0.0161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5">
                <text:p>505</text:p>
              </table:table-cell>
              <table:table-cell office:value-type="float" office:value="0.803625">
                <text:p>0.803625</text:p>
              </table:table-cell>
              <table:table-cell office:value-type="float" office:value="0.005302">
                <text:p>0.005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0">
                <text:p>370</text:p>
              </table:table-cell>
              <table:table-cell office:value-type="float" office:value="0.791711">
                <text:p>0.791711</text:p>
              </table:table-cell>
              <table:table-cell office:value-type="float" office:value="0.007519">
                <text:p>0.007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7">
                <text:p>527</text:p>
              </table:table-cell>
              <table:table-cell office:value-type="float" office:value="0.894808">
                <text:p>0.894808</text:p>
              </table:table-cell>
              <table:table-cell office:value-type="float" office:value="0.010676">
                <text:p>0.0106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6">
                <text:p>486</text:p>
              </table:table-cell>
              <table:table-cell office:value-type="float" office:value="0.606567">
                <text:p>0.606567</text:p>
              </table:table-cell>
              <table:table-cell office:value-type="float" office:value="0.009425">
                <text:p>0.009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">
                <text:p>508</text:p>
              </table:table-cell>
              <table:table-cell office:value-type="float" office:value="0.042336">
                <text:p>0.042336</text:p>
              </table:table-cell>
              <table:table-cell office:value-type="float" office:value="0.009911">
                <text:p>0.0099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5">
                <text:p>595</text:p>
              </table:table-cell>
              <table:table-cell office:value-type="float" office:value="0.060548">
                <text:p>0.060548</text:p>
              </table:table-cell>
              <table:table-cell office:value-type="float" office:value="0.009588">
                <text:p>0.009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8">
                <text:p>718</text:p>
              </table:table-cell>
              <table:table-cell office:value-type="float" office:value="0.162283">
                <text:p>0.162283</text:p>
              </table:table-cell>
              <table:table-cell office:value-type="float" office:value="0.015639">
                <text:p>0.0156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2">
                <text:p>742</text:p>
              </table:table-cell>
              <table:table-cell office:value-type="float" office:value="0.13264">
                <text:p>0.13264</text:p>
              </table:table-cell>
              <table:table-cell office:value-type="float" office:value="0.009113">
                <text:p>0.009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3">
                <text:p>923</text:p>
              </table:table-cell>
              <table:table-cell office:value-type="float" office:value="4.158381">
                <text:p>4.158381</text:p>
              </table:table-cell>
              <table:table-cell office:value-type="float" office:value="0.022136">
                <text:p>0.022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6">
                <text:p>786</text:p>
              </table:table-cell>
              <table:table-cell office:value-type="float" office:value="5.445184">
                <text:p>5.445184</text:p>
              </table:table-cell>
              <table:table-cell office:value-type="float" office:value="0.00814">
                <text:p>0.00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0">
                <text:p>430</text:p>
              </table:table-cell>
              <table:table-cell office:value-type="float" office:value="5.257993">
                <text:p>5.257993</text:p>
              </table:table-cell>
              <table:table-cell office:value-type="float" office:value="0.006626">
                <text:p>0.006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3">
                <text:p>443</text:p>
              </table:table-cell>
              <table:table-cell office:value-type="float" office:value="6.856983">
                <text:p>6.856983</text:p>
              </table:table-cell>
              <table:table-cell office:value-type="float" office:value="0.007591">
                <text:p>0.007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6">
                <text:p>546</text:p>
              </table:table-cell>
              <table:table-cell office:value-type="float" office:value="6.448328">
                <text:p>6.448328</text:p>
              </table:table-cell>
              <table:table-cell office:value-type="float" office:value="0.008869">
                <text:p>0.008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">
                <text:p>429</text:p>
              </table:table-cell>
              <table:table-cell office:value-type="float" office:value="5.902917">
                <text:p>5.902917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6.214747">
                <text:p>6.214747</text:p>
              </table:table-cell>
              <table:table-cell office:value-type="float" office:value="0.007121">
                <text:p>0.007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8">
                <text:p>498</text:p>
              </table:table-cell>
              <table:table-cell office:value-type="float" office:value="5.785835">
                <text:p>5.785835</text:p>
              </table:table-cell>
              <table:table-cell office:value-type="float" office:value="0.013733">
                <text:p>0.013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1">
                <text:p>501</text:p>
              </table:table-cell>
              <table:table-cell office:value-type="float" office:value="5.559857">
                <text:p>5.559857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5.918545">
                <text:p>5.918545</text:p>
              </table:table-cell>
              <table:table-cell office:value-type="float" office:value="0.009523">
                <text:p>0.009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5">
                <text:p>345</text:p>
              </table:table-cell>
              <table:table-cell office:value-type="float" office:value="5.489685">
                <text:p>5.489685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7">
                <text:p>297</text:p>
              </table:table-cell>
              <table:table-cell office:value-type="float" office:value="5.576888">
                <text:p>5.576888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8">
                <text:p>258</text:p>
              </table:table-cell>
              <table:table-cell office:value-type="float" office:value="5.535692">
                <text:p>5.535692</text:p>
              </table:table-cell>
              <table:table-cell office:value-type="float" office:value="0.007093">
                <text:p>0.0070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6">
                <text:p>226</text:p>
              </table:table-cell>
              <table:table-cell office:value-type="float" office:value="5.497658">
                <text:p>5.497658</text:p>
              </table:table-cell>
              <table:table-cell office:value-type="float" office:value="0.006838">
                <text:p>0.006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">
                <text:p>192</text:p>
              </table:table-cell>
              <table:table-cell office:value-type="float" office:value="5.692581">
                <text:p>5.692581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4.79515">
                <text:p>4.79515</text:p>
              </table:table-cell>
              <table:table-cell office:value-type="float" office:value="0.004411">
                <text:p>0.0044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2">
                <text:p>142</text:p>
              </table:table-cell>
              <table:table-cell office:value-type="float" office:value="4.596277">
                <text:p>4.596277</text:p>
              </table:table-cell>
              <table:table-cell office:value-type="float" office:value="0.007343">
                <text:p>0.0073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6.248185">
                <text:p>6.248185</text:p>
              </table:table-cell>
              <table:table-cell office:value-type="float" office:value="0.012049">
                <text:p>0.0120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">
                <text:p>104</text:p>
              </table:table-cell>
              <table:table-cell office:value-type="float" office:value="5.160869">
                <text:p>5.160869</text:p>
              </table:table-cell>
              <table:table-cell office:value-type="float" office:value="0.007613">
                <text:p>0.0076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">
                <text:p>89</text:p>
              </table:table-cell>
              <table:table-cell office:value-type="float" office:value="4.391989">
                <text:p>4.391989</text:p>
              </table:table-cell>
              <table:table-cell office:value-type="float" office:value="0.010381">
                <text:p>0.0103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">
                <text:p>77</text:p>
              </table:table-cell>
              <table:table-cell office:value-type="float" office:value="5.49219">
                <text:p>5.49219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4.272202">
                <text:p>4.272202</text:p>
              </table:table-cell>
              <table:table-cell office:value-type="float" office:value="0.004301">
                <text:p>0.0043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4.578243">
                <text:p>4.578243</text:p>
              </table:table-cell>
              <table:table-cell office:value-type="float" office:value="0.00707">
                <text:p>0.007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5.927203">
                <text:p>5.927203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">
                <text:p>44</text:p>
              </table:table-cell>
              <table:table-cell office:value-type="float" office:value="3.421766">
                <text:p>3.421766</text:p>
              </table:table-cell>
              <table:table-cell office:value-type="float" office:value="0.007336">
                <text:p>0.0073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">
                <text:p>37</text:p>
              </table:table-cell>
              <table:table-cell office:value-type="float" office:value="5.116972">
                <text:p>5.116972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">
                <text:p>33</text:p>
              </table:table-cell>
              <table:table-cell office:value-type="float" office:value="3.691638">
                <text:p>3.691638</text:p>
              </table:table-cell>
              <table:table-cell office:value-type="float" office:value="0.013676">
                <text:p>0.013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">
                <text:p>28</text:p>
              </table:table-cell>
              <table:table-cell office:value-type="float" office:value="3.594619">
                <text:p>3.594619</text:p>
              </table:table-cell>
              <table:table-cell office:value-type="float" office:value="0.007261">
                <text:p>0.007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">
                <text:p>26</text:p>
              </table:table-cell>
              <table:table-cell office:value-type="float" office:value="7.164917">
                <text:p>7.164917</text:p>
              </table:table-cell>
              <table:table-cell office:value-type="float" office:value="0.009985">
                <text:p>0.0099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0.105296">
                <text:p>0.105296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3">
                <text:p>173</text:p>
              </table:table-cell>
              <table:table-cell office:value-type="float" office:value="3.656249">
                <text:p>3.656249</text:p>
              </table:table-cell>
              <table:table-cell office:value-type="float" office:value="0.019772">
                <text:p>0.019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9">
                <text:p>249</text:p>
              </table:table-cell>
              <table:table-cell office:value-type="float" office:value="4.789563">
                <text:p>4.789563</text:p>
              </table:table-cell>
              <table:table-cell office:value-type="float" office:value="0.007038">
                <text:p>0.007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4.319628">
                <text:p>4.319628</text:p>
              </table:table-cell>
              <table:table-cell office:value-type="float" office:value="0.006127">
                <text:p>0.0061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4.297368">
                <text:p>4.297368</text:p>
              </table:table-cell>
              <table:table-cell office:value-type="float" office:value="0.006025">
                <text:p>0.006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8">
                <text:p>178</text:p>
              </table:table-cell>
              <table:table-cell office:value-type="float" office:value="4.80667">
                <text:p>4.80667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7">
                <text:p>117</text:p>
              </table:table-cell>
              <table:table-cell office:value-type="float" office:value="2.523713">
                <text:p>2.523713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7">
                <text:p>127</text:p>
              </table:table-cell>
              <table:table-cell office:value-type="float" office:value="1.988451">
                <text:p>1.988451</text:p>
              </table:table-cell>
              <table:table-cell office:value-type="float" office:value="0.00624">
                <text:p>0.006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1">
                <text:p>181</text:p>
              </table:table-cell>
              <table:table-cell office:value-type="float" office:value="1.523545">
                <text:p>1.523545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">
                <text:p>151</text:p>
              </table:table-cell>
              <table:table-cell office:value-type="float" office:value="2.420734">
                <text:p>2.420734</text:p>
              </table:table-cell>
              <table:table-cell office:value-type="float" office:value="0.009756">
                <text:p>0.0097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3">
                <text:p>133</text:p>
              </table:table-cell>
              <table:table-cell office:value-type="float" office:value="1.415224">
                <text:p>1.415224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">
                <text:p>121</text:p>
              </table:table-cell>
              <table:table-cell office:value-type="float" office:value="1.781718">
                <text:p>1.781718</text:p>
              </table:table-cell>
              <table:table-cell office:value-type="float" office:value="0.007406">
                <text:p>0.0074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">
                <text:p>108</text:p>
              </table:table-cell>
              <table:table-cell office:value-type="float" office:value="1.586586">
                <text:p>1.586586</text:p>
              </table:table-cell>
              <table:table-cell office:value-type="float" office:value="0.007478">
                <text:p>0.007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1.173497">
                <text:p>1.173497</text:p>
              </table:table-cell>
              <table:table-cell office:value-type="float" office:value="0.005422">
                <text:p>0.0054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">
                <text:p>85</text:p>
              </table:table-cell>
              <table:table-cell office:value-type="float" office:value="2.127948">
                <text:p>2.127948</text:p>
              </table:table-cell>
              <table:table-cell office:value-type="float" office:value="0.006992">
                <text:p>0.006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">
                <text:p>73</text:p>
              </table:table-cell>
              <table:table-cell office:value-type="float" office:value="1.020528">
                <text:p>1.020528</text:p>
              </table:table-cell>
              <table:table-cell office:value-type="float" office:value="0.00904">
                <text:p>0.009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">
                <text:p>71</text:p>
              </table:table-cell>
              <table:table-cell office:value-type="float" office:value="1.486529">
                <text:p>1.486529</text:p>
              </table:table-cell>
              <table:table-cell office:value-type="float" office:value="0.015927">
                <text:p>0.0159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0.585326">
                <text:p>0.585326</text:p>
              </table:table-cell>
              <table:table-cell office:value-type="float" office:value="0.00646">
                <text:p>0.006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  <table:table-cell office:value-type="float" office:value="1.432535">
                <text:p>1.432535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991732">
                <text:p>0.991732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">
                <text:p>46</text:p>
              </table:table-cell>
              <table:table-cell office:value-type="float" office:value="1.069307">
                <text:p>1.069307</text:p>
              </table:table-cell>
              <table:table-cell office:value-type="float" office:value="0.005106">
                <text:p>0.0051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4">
                <text:p>384</text:p>
              </table:table-cell>
              <table:table-cell office:value-type="float" office:value="1.549993">
                <text:p>1.549993</text:p>
              </table:table-cell>
              <table:table-cell office:value-type="float" office:value="0.016246">
                <text:p>0.016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2">
                <text:p>352</text:p>
              </table:table-cell>
              <table:table-cell office:value-type="float" office:value="1.562455">
                <text:p>1.562455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1.432367">
                <text:p>1.43236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3">
                <text:p>313</text:p>
              </table:table-cell>
              <table:table-cell office:value-type="float" office:value="1.64922">
                <text:p>1.64922</text:p>
              </table:table-cell>
              <table:table-cell office:value-type="float" office:value="0.007523">
                <text:p>0.0075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5">
                <text:p>305</text:p>
              </table:table-cell>
              <table:table-cell office:value-type="float" office:value="1.468491">
                <text:p>1.468491</text:p>
              </table:table-cell>
              <table:table-cell office:value-type="float" office:value="0.00802">
                <text:p>0.00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3">
                <text:p>263</text:p>
              </table:table-cell>
              <table:table-cell office:value-type="float" office:value="1.083226">
                <text:p>1.083226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0.786993">
                <text:p>0.786993</text:p>
              </table:table-cell>
              <table:table-cell office:value-type="float" office:value="0.006428">
                <text:p>0.0064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4">
                <text:p>454</text:p>
              </table:table-cell>
              <table:table-cell office:value-type="float" office:value="0.810288">
                <text:p>0.810288</text:p>
              </table:table-cell>
              <table:table-cell office:value-type="float" office:value="0.008511">
                <text:p>0.008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4">
                <text:p>444</text:p>
              </table:table-cell>
              <table:table-cell office:value-type="float" office:value="0.752664">
                <text:p>0.752664</text:p>
              </table:table-cell>
              <table:table-cell office:value-type="float" office:value="0.007301">
                <text:p>0.0073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4">
                <text:p>404</text:p>
              </table:table-cell>
              <table:table-cell office:value-type="float" office:value="0.579931">
                <text:p>0.579931</text:p>
              </table:table-cell>
              <table:table-cell office:value-type="float" office:value="0.009217">
                <text:p>0.0092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5">
                <text:p>395</text:p>
              </table:table-cell>
              <table:table-cell office:value-type="float" office:value="0.251295">
                <text:p>0.251295</text:p>
              </table:table-cell>
              <table:table-cell office:value-type="float" office:value="0.00706">
                <text:p>0.007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0.028585">
                <text:p>0.028585</text:p>
              </table:table-cell>
              <table:table-cell office:value-type="float" office:value="0.007465">
                <text:p>0.0074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7">
                <text:p>397</text:p>
              </table:table-cell>
              <table:table-cell office:value-type="float" office:value="0.054546">
                <text:p>0.054546</text:p>
              </table:table-cell>
              <table:table-cell office:value-type="float" office:value="0.007537">
                <text:p>0.007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0.031242">
                <text:p>0.031242</text:p>
              </table:table-cell>
              <table:table-cell office:value-type="float" office:value="0.007443">
                <text:p>0.0074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5">
                <text:p>405</text:p>
              </table:table-cell>
              <table:table-cell office:value-type="float" office:value="0.05253">
                <text:p>0.05253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7">
                <text:p>397</text:p>
              </table:table-cell>
              <table:table-cell office:value-type="float" office:value="0.049343">
                <text:p>0.049343</text:p>
              </table:table-cell>
              <table:table-cell office:value-type="float" office:value="0.006648">
                <text:p>0.0066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6">
                <text:p>396</text:p>
              </table:table-cell>
              <table:table-cell office:value-type="float" office:value="0.04023">
                <text:p>0.04023</text:p>
              </table:table-cell>
              <table:table-cell office:value-type="float" office:value="0.007556">
                <text:p>0.007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1">
                <text:p>401</text:p>
              </table:table-cell>
              <table:table-cell office:value-type="float" office:value="0.034411">
                <text:p>0.034411</text:p>
              </table:table-cell>
              <table:table-cell office:value-type="float" office:value="0.007472">
                <text:p>0.0074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3">
                <text:p>403</text:p>
              </table:table-cell>
              <table:table-cell office:value-type="float" office:value="0.038145">
                <text:p>0.038145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6">
                <text:p>416</text:p>
              </table:table-cell>
              <table:table-cell office:value-type="float" office:value="0.032045">
                <text:p>0.032045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8">
                <text:p>418</text:p>
              </table:table-cell>
              <table:table-cell office:value-type="float" office:value="0.035999">
                <text:p>0.035999</text:p>
              </table:table-cell>
              <table:table-cell office:value-type="float" office:value="0.008965">
                <text:p>0.0089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6">
                <text:p>696</text:p>
              </table:table-cell>
              <table:table-cell office:value-type="float" office:value="0.677877">
                <text:p>0.677877</text:p>
              </table:table-cell>
              <table:table-cell office:value-type="float" office:value="0.014662">
                <text:p>0.0146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1">
                <text:p>581</text:p>
              </table:table-cell>
              <table:table-cell office:value-type="float" office:value="0.789504">
                <text:p>0.789504</text:p>
              </table:table-cell>
              <table:table-cell office:value-type="float" office:value="0.005468">
                <text:p>0.0054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7">
                <text:p>397</text:p>
              </table:table-cell>
              <table:table-cell office:value-type="float" office:value="0.816266">
                <text:p>0.816266</text:p>
              </table:table-cell>
              <table:table-cell office:value-type="float" office:value="0.004921">
                <text:p>0.004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">
                <text:p>452</text:p>
              </table:table-cell>
              <table:table-cell office:value-type="float" office:value="0.876149">
                <text:p>0.876149</text:p>
              </table:table-cell>
              <table:table-cell office:value-type="float" office:value="0.011926">
                <text:p>0.0119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4">
                <text:p>484</text:p>
              </table:table-cell>
              <table:table-cell office:value-type="float" office:value="0.569798">
                <text:p>0.569798</text:p>
              </table:table-cell>
              <table:table-cell office:value-type="float" office:value="0.011504">
                <text:p>0.0115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1">
                <text:p>491</text:p>
              </table:table-cell>
              <table:table-cell office:value-type="float" office:value="0.060967">
                <text:p>0.060967</text:p>
              </table:table-cell>
              <table:table-cell office:value-type="float" office:value="0.007881">
                <text:p>0.0078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2">
                <text:p>592</text:p>
              </table:table-cell>
              <table:table-cell office:value-type="float" office:value="0.101263">
                <text:p>0.101263</text:p>
              </table:table-cell>
              <table:table-cell office:value-type="float" office:value="0.013677">
                <text:p>0.0136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82">
                <text:p>682</text:p>
              </table:table-cell>
              <table:table-cell office:value-type="float" office:value="0.133372">
                <text:p>0.133372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6">
                <text:p>686</text:p>
              </table:table-cell>
              <table:table-cell office:value-type="float" office:value="0.105903">
                <text:p>0.105903</text:p>
              </table:table-cell>
              <table:table-cell office:value-type="float" office:value="0.014489">
                <text:p>0.0144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1">
                <text:p>701</text:p>
              </table:table-cell>
              <table:table-cell office:value-type="float" office:value="0.068044">
                <text:p>0.068044</text:p>
              </table:table-cell>
              <table:table-cell office:value-type="float" office:value="0.012149">
                <text:p>0.012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6">
                <text:p>696</text:p>
              </table:table-cell>
              <table:table-cell office:value-type="float" office:value="0.067466">
                <text:p>0.067466</text:p>
              </table:table-cell>
              <table:table-cell office:value-type="float" office:value="0.012778">
                <text:p>0.012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0">
                <text:p>620</text:p>
              </table:table-cell>
              <table:table-cell office:value-type="float" office:value="0.081237">
                <text:p>0.081237</text:p>
              </table:table-cell>
              <table:table-cell office:value-type="float" office:value="0.011766">
                <text:p>0.0117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4">
                <text:p>454</text:p>
              </table:table-cell>
              <table:table-cell office:value-type="float" office:value="0.058341">
                <text:p>0.058341</text:p>
              </table:table-cell>
              <table:table-cell office:value-type="float" office:value="0.007249">
                <text:p>0.0072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6">
                <text:p>346</text:p>
              </table:table-cell>
              <table:table-cell office:value-type="float" office:value="0.032161">
                <text:p>0.032161</text:p>
              </table:table-cell>
              <table:table-cell office:value-type="float" office:value="0.00691">
                <text:p>0.00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4.001cm" svg:y="4.005cm" style:legend-expansion="high" chart:style-name="ch3"/>
        <chart:plot-area chart:style-name="ch4" table:cell-range-address="test208.B1:test208.D240" chart:data-source-has-labels="both" svg:x="0.32cm" svg:y="1.248cm" svg:width="13.361cm" svg:height="7.572cm">
          <chartooo:coordinate-region svg:x="1.352cm" svg:y="1.248cm" svg:width="12.329cm" svg:height="5.97cm"/>
          <chart:axis chart:dimension="x" chart:name="primary-x" chart:style-name="ch5" chartooo:axis-type="auto">
            <chartooo:date-scale/>
            <chart:categories table:cell-range-address="test208.B2:test208.B2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8.C2:test208.C240" chart:label-cell-address="test208.C1:test208.C1" chart:class="chart:bar">
            <chart:data-point chart:repeated="239"/>
          </chart:series>
          <chart:series chart:style-name="ch9" chart:values-cell-range-address="test208.D2:test208.D240" chart:label-cell-address="test208.D1:test208.D1" chart:class="chart:bar">
            <chart:data-point chart:repeated="2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08.C1:test208.C1</svg:desc>
                </draw:g>
              </table:table-cell>
              <table:table-cell office:value-type="string">
                <text:p>xfertime</text:p>
                <draw:g>
                  <svg:desc>test208.D1:test20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0:33</text:p>
                <draw:g>
                  <svg:desc>test208.B2:test208.B240</svg:desc>
                </draw:g>
              </table:table-cell>
              <table:table-cell office:value-type="float" office:value="0.289578">
                <text:p>0.289578</text:p>
                <draw:g>
                  <svg:desc>test208.C2:test208.C240</svg:desc>
                </draw:g>
              </table:table-cell>
              <table:table-cell office:value-type="float" office:value="0.060045">
                <text:p>0.060045</text:p>
                <draw:g>
                  <svg:desc>test208.D2:test208.D240</svg:desc>
                </draw:g>
              </table:table-cell>
            </table:table-row>
            <table:table-row>
              <table:table-cell office:value-type="string">
                <text:p>12:50:34</text:p>
              </table:table-cell>
              <table:table-cell office:value-type="float" office:value="0.766298">
                <text:p>0.766298</text:p>
              </table:table-cell>
              <table:table-cell office:value-type="float" office:value="0.029081">
                <text:p>0.029081</text:p>
              </table:table-cell>
            </table:table-row>
            <table:table-row>
              <table:table-cell office:value-type="string">
                <text:p>12:50:35</text:p>
              </table:table-cell>
              <table:table-cell office:value-type="float" office:value="0.491954">
                <text:p>0.491954</text:p>
              </table:table-cell>
              <table:table-cell office:value-type="float" office:value="0.021683">
                <text:p>0.021683</text:p>
              </table:table-cell>
            </table:table-row>
            <table:table-row>
              <table:table-cell office:value-type="string">
                <text:p>12:50:36</text:p>
              </table:table-cell>
              <table:table-cell office:value-type="float" office:value="1.204721">
                <text:p>1.204721</text:p>
              </table:table-cell>
              <table:table-cell office:value-type="float" office:value="0.02436">
                <text:p>0.02436</text:p>
              </table:table-cell>
            </table:table-row>
            <table:table-row>
              <table:table-cell office:value-type="string">
                <text:p>12:50:37</text:p>
              </table:table-cell>
              <table:table-cell office:value-type="float" office:value="4.745763">
                <text:p>4.745763</text:p>
              </table:table-cell>
              <table:table-cell office:value-type="float" office:value="0.018376">
                <text:p>0.018376</text:p>
              </table:table-cell>
            </table:table-row>
            <table:table-row>
              <table:table-cell office:value-type="string">
                <text:p>12:50:38</text:p>
              </table:table-cell>
              <table:table-cell office:value-type="float" office:value="5.990392">
                <text:p>5.99039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2:50:39</text:p>
              </table:table-cell>
              <table:table-cell office:value-type="float" office:value="6.166971">
                <text:p>6.166971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12:50:40</text:p>
              </table:table-cell>
              <table:table-cell office:value-type="float" office:value="5.915141">
                <text:p>5.915141</text:p>
              </table:table-cell>
              <table:table-cell office:value-type="float" office:value="0.007595">
                <text:p>0.007595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5.718928">
                <text:p>5.718928</text:p>
              </table:table-cell>
              <table:table-cell office:value-type="float" office:value="0.008325">
                <text:p>0.008325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5.860098">
                <text:p>5.860098</text:p>
              </table:table-cell>
              <table:table-cell office:value-type="float" office:value="0.006428">
                <text:p>0.006428</text:p>
              </table:table-cell>
            </table:table-row>
            <table:table-row>
              <table:table-cell office:value-type="string">
                <text:p>12:50:43</text:p>
              </table:table-cell>
              <table:table-cell office:value-type="float" office:value="6.120739">
                <text:p>6.120739</text:p>
              </table:table-cell>
              <table:table-cell office:value-type="float" office:value="0.006601">
                <text:p>0.006601</text:p>
              </table:table-cell>
            </table:table-row>
            <table:table-row>
              <table:table-cell office:value-type="string">
                <text:p>12:50:44</text:p>
              </table:table-cell>
              <table:table-cell office:value-type="float" office:value="5.298996">
                <text:p>5.298996</text:p>
              </table:table-cell>
              <table:table-cell office:value-type="float" office:value="0.007666">
                <text:p>0.007666</text:p>
              </table:table-cell>
            </table:table-row>
            <table:table-row>
              <table:table-cell office:value-type="string">
                <text:p>12:50:45</text:p>
              </table:table-cell>
              <table:table-cell office:value-type="float" office:value="5.742183">
                <text:p>5.742183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12:50:46</text:p>
              </table:table-cell>
              <table:table-cell office:value-type="float" office:value="5.864595">
                <text:p>5.864595</text:p>
              </table:table-cell>
              <table:table-cell office:value-type="float" office:value="0.005885">
                <text:p>0.005885</text:p>
              </table:table-cell>
            </table:table-row>
            <table:table-row>
              <table:table-cell office:value-type="string">
                <text:p>12:50:47</text:p>
              </table:table-cell>
              <table:table-cell office:value-type="float" office:value="5.491321">
                <text:p>5.491321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12:50:48</text:p>
              </table:table-cell>
              <table:table-cell office:value-type="float" office:value="5.479381">
                <text:p>5.479381</text:p>
              </table:table-cell>
              <table:table-cell office:value-type="float" office:value="0.005361">
                <text:p>0.005361</text:p>
              </table:table-cell>
            </table:table-row>
            <table:table-row>
              <table:table-cell office:value-type="string">
                <text:p>12:50:49</text:p>
              </table:table-cell>
              <table:table-cell office:value-type="float" office:value="5.398988">
                <text:p>5.398988</text:p>
              </table:table-cell>
              <table:table-cell office:value-type="float" office:value="0.004658">
                <text:p>0.004658</text:p>
              </table:table-cell>
            </table:table-row>
            <table:table-row>
              <table:table-cell office:value-type="string">
                <text:p>12:50:50</text:p>
              </table:table-cell>
              <table:table-cell office:value-type="float" office:value="5.827375">
                <text:p>5.827375</text:p>
              </table:table-cell>
              <table:table-cell office:value-type="float" office:value="0.007755">
                <text:p>0.007755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4.915329">
                <text:p>4.915329</text:p>
              </table:table-cell>
              <table:table-cell office:value-type="float" office:value="0.00599">
                <text:p>0.00599</text:p>
              </table:table-cell>
            </table:table-row>
            <table:table-row>
              <table:table-cell office:value-type="string">
                <text:p>12:50:52</text:p>
              </table:table-cell>
              <table:table-cell office:value-type="float" office:value="5.756838">
                <text:p>5.756838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12:50:53</text:p>
              </table:table-cell>
              <table:table-cell office:value-type="float" office:value="5.003725">
                <text:p>5.003725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string">
                <text:p>12:50:54</text:p>
              </table:table-cell>
              <table:table-cell office:value-type="float" office:value="5.376363">
                <text:p>5.376363</text:p>
              </table:table-cell>
              <table:table-cell office:value-type="float" office:value="0.006553">
                <text:p>0.006553</text:p>
              </table:table-cell>
            </table:table-row>
            <table:table-row>
              <table:table-cell office:value-type="string">
                <text:p>12:50:55</text:p>
              </table:table-cell>
              <table:table-cell office:value-type="float" office:value="6.189223">
                <text:p>6.189223</text:p>
              </table:table-cell>
              <table:table-cell office:value-type="float" office:value="0.010117">
                <text:p>0.010117</text:p>
              </table:table-cell>
            </table:table-row>
            <table:table-row>
              <table:table-cell office:value-type="string">
                <text:p>12:50:56</text:p>
              </table:table-cell>
              <table:table-cell office:value-type="float" office:value="3.958861">
                <text:p>3.958861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12:50:57</text:p>
              </table:table-cell>
              <table:table-cell office:value-type="float" office:value="5.292387">
                <text:p>5.292387</text:p>
              </table:table-cell>
              <table:table-cell office:value-type="float" office:value="0.004935">
                <text:p>0.004935</text:p>
              </table:table-cell>
            </table:table-row>
            <table:table-row>
              <table:table-cell office:value-type="string">
                <text:p>12:50:58</text:p>
              </table:table-cell>
              <table:table-cell office:value-type="float" office:value="4.278789">
                <text:p>4.278789</text:p>
              </table:table-cell>
              <table:table-cell office:value-type="float" office:value="0.009794">
                <text:p>0.009794</text:p>
              </table:table-cell>
            </table:table-row>
            <table:table-row>
              <table:table-cell office:value-type="string">
                <text:p>12:50:59</text:p>
              </table:table-cell>
              <table:table-cell office:value-type="float" office:value="5.497763">
                <text:p>5.497763</text:p>
              </table:table-cell>
              <table:table-cell office:value-type="float" office:value="0.013674">
                <text:p>0.013674</text:p>
              </table:table-cell>
            </table:table-row>
            <table:table-row>
              <table:table-cell office:value-type="string">
                <text:p>12:51:00</text:p>
              </table:table-cell>
              <table:table-cell office:value-type="float" office:value="5.726299">
                <text:p>5.726299</text:p>
              </table:table-cell>
              <table:table-cell office:value-type="float" office:value="0.005469">
                <text:p>0.005469</text:p>
              </table:table-cell>
            </table:table-row>
            <table:table-row>
              <table:table-cell office:value-type="string">
                <text:p>12:51:01</text:p>
              </table:table-cell>
              <table:table-cell office:value-type="float" office:value="2.510457">
                <text:p>2.510457</text:p>
              </table:table-cell>
              <table:table-cell office:value-type="float" office:value="0.005011">
                <text:p>0.005011</text:p>
              </table:table-cell>
            </table:table-row>
            <table:table-row>
              <table:table-cell office:value-type="string">
                <text:p>12:51:02</text:p>
              </table:table-cell>
              <table:table-cell office:value-type="float" office:value="6.347034">
                <text:p>6.347034</text:p>
              </table:table-cell>
              <table:table-cell office:value-type="float" office:value="0.015693">
                <text:p>0.015693</text:p>
              </table:table-cell>
            </table:table-row>
            <table:table-row>
              <table:table-cell office:value-type="string">
                <text:p>12:51:03</text:p>
              </table:table-cell>
              <table:table-cell office:value-type="float" office:value="4.677145">
                <text:p>4.677145</text:p>
              </table:table-cell>
              <table:table-cell office:value-type="float" office:value="0.005754">
                <text:p>0.005754</text:p>
              </table:table-cell>
            </table:table-row>
            <table:table-row>
              <table:table-cell office:value-type="string">
                <text:p>12:51:04</text:p>
              </table:table-cell>
              <table:table-cell office:value-type="float" office:value="2.377616">
                <text:p>2.377616</text:p>
              </table:table-cell>
              <table:table-cell office:value-type="float" office:value="0.004594">
                <text:p>0.004594</text:p>
              </table:table-cell>
            </table:table-row>
            <table:table-row>
              <table:table-cell office:value-type="string">
                <text:p>12:51:05</text:p>
              </table:table-cell>
              <table:table-cell office:value-type="float" office:value="5.278487">
                <text:p>5.278487</text:p>
              </table:table-cell>
              <table:table-cell office:value-type="float" office:value="0.009411">
                <text:p>0.009411</text:p>
              </table:table-cell>
            </table:table-row>
            <table:table-row>
              <table:table-cell office:value-type="string">
                <text:p>12:51:06</text:p>
              </table:table-cell>
              <table:table-cell office:value-type="float" office:value="3.789572">
                <text:p>3.789572</text:p>
              </table:table-cell>
              <table:table-cell office:value-type="float" office:value="0.016478">
                <text:p>0.016478</text:p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3.703097">
                <text:p>3.703097</text:p>
              </table:table-cell>
              <table:table-cell office:value-type="float" office:value="0.009869">
                <text:p>0.009869</text:p>
              </table:table-cell>
            </table:table-row>
            <table:table-row>
              <table:table-cell office:value-type="string">
                <text:p>12:51:08</text:p>
              </table:table-cell>
              <table:table-cell office:value-type="float" office:value="1.993337">
                <text:p>1.993337</text:p>
              </table:table-cell>
              <table:table-cell office:value-type="float" office:value="0.005697">
                <text:p>0.005697</text:p>
              </table:table-cell>
            </table:table-row>
            <table:table-row>
              <table:table-cell office:value-type="string">
                <text:p>12:51:09</text:p>
              </table:table-cell>
              <table:table-cell office:value-type="float" office:value="4.661861">
                <text:p>4.661861</text:p>
              </table:table-cell>
              <table:table-cell office:value-type="float" office:value="0.024335">
                <text:p>0.024335</text:p>
              </table:table-cell>
            </table:table-row>
            <table:table-row>
              <table:table-cell office:value-type="string">
                <text:p>12:51:10</text:p>
              </table:table-cell>
              <table:table-cell office:value-type="float" office:value="4.878164">
                <text:p>4.878164</text:p>
              </table:table-cell>
              <table:table-cell office:value-type="float" office:value="0.023201">
                <text:p>0.023201</text:p>
              </table:table-cell>
            </table:table-row>
            <table:table-row>
              <table:table-cell office:value-type="string">
                <text:p>12:51:11</text:p>
              </table:table-cell>
              <table:table-cell office:value-type="float" office:value="0.024539">
                <text:p>0.024539</text:p>
              </table:table-cell>
              <table:table-cell office:value-type="float" office:value="0.001972">
                <text:p>0.001972</text:p>
              </table:table-cell>
            </table:table-row>
            <table:table-row>
              <table:table-cell office:value-type="string">
                <text:p>12:51:12</text:p>
              </table:table-cell>
              <table:table-cell office:value-type="float" office:value="0.031434">
                <text:p>0.031434</text:p>
              </table:table-cell>
              <table:table-cell office:value-type="float" office:value="0.012557">
                <text:p>0.012557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3.17702">
                <text:p>3.17702</text:p>
              </table:table-cell>
              <table:table-cell office:value-type="float" office:value="0.004801">
                <text:p>0.004801</text:p>
              </table:table-cell>
            </table:table-row>
            <table:table-row>
              <table:table-cell office:value-type="string">
                <text:p>12:51:14</text:p>
              </table:table-cell>
              <table:table-cell office:value-type="float" office:value="0.029922">
                <text:p>0.029922</text:p>
              </table:table-cell>
              <table:table-cell office:value-type="float" office:value="0.009796">
                <text:p>0.009796</text:p>
              </table:table-cell>
            </table:table-row>
            <table:table-row>
              <table:table-cell office:value-type="string">
                <text:p>12:51:15</text:p>
              </table:table-cell>
              <table:table-cell office:value-type="float" office:value="3.888952">
                <text:p>3.888952</text:p>
              </table:table-cell>
              <table:table-cell office:value-type="float" office:value="0.010419">
                <text:p>0.010419</text:p>
              </table:table-cell>
            </table:table-row>
            <table:table-row>
              <table:table-cell office:value-type="string">
                <text:p>12:51:16</text:p>
              </table:table-cell>
              <table:table-cell office:value-type="float" office:value="3.253309">
                <text:p>3.253309</text:p>
              </table:table-cell>
              <table:table-cell office:value-type="float" office:value="0.005622">
                <text:p>0.005622</text:p>
              </table:table-cell>
            </table:table-row>
            <table:table-row>
              <table:table-cell office:value-type="string">
                <text:p>12:51:17</text:p>
              </table:table-cell>
              <table:table-cell office:value-type="float" office:value="2.773842">
                <text:p>2.773842</text:p>
              </table:table-cell>
              <table:table-cell office:value-type="float" office:value="0.006809">
                <text:p>0.006809</text:p>
              </table:table-cell>
            </table:table-row>
            <table:table-row>
              <table:table-cell office:value-type="string">
                <text:p>12:51:18</text:p>
              </table:table-cell>
              <table:table-cell office:value-type="float" office:value="3.956526">
                <text:p>3.956526</text:p>
              </table:table-cell>
              <table:table-cell office:value-type="float" office:value="0.005033">
                <text:p>0.005033</text:p>
              </table:table-cell>
            </table:table-row>
            <table:table-row>
              <table:table-cell office:value-type="string">
                <text:p>12:51:19</text:p>
              </table:table-cell>
              <table:table-cell office:value-type="float" office:value="3.636994">
                <text:p>3.636994</text:p>
              </table:table-cell>
              <table:table-cell office:value-type="float" office:value="0.004863">
                <text:p>0.004863</text:p>
              </table:table-cell>
            </table:table-row>
            <table:table-row>
              <table:table-cell office:value-type="string">
                <text:p>12:51:20</text:p>
              </table:table-cell>
              <table:table-cell office:value-type="float" office:value="3.518382">
                <text:p>3.518382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12:51:21</text:p>
              </table:table-cell>
              <table:table-cell office:value-type="float" office:value="3.083428">
                <text:p>3.083428</text:p>
              </table:table-cell>
              <table:table-cell office:value-type="float" office:value="0.00574">
                <text:p>0.00574</text:p>
              </table:table-cell>
            </table:table-row>
            <table:table-row>
              <table:table-cell office:value-type="string">
                <text:p>12:51:22</text:p>
              </table:table-cell>
              <table:table-cell office:value-type="float" office:value="3.466258">
                <text:p>3.466258</text:p>
              </table:table-cell>
              <table:table-cell office:value-type="float" office:value="0.004903">
                <text:p>0.004903</text:p>
              </table:table-cell>
            </table:table-row>
            <table:table-row>
              <table:table-cell office:value-type="string">
                <text:p>12:51:23</text:p>
              </table:table-cell>
              <table:table-cell office:value-type="float" office:value="3.405716">
                <text:p>3.405716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2.711597">
                <text:p>2.711597</text:p>
              </table:table-cell>
              <table:table-cell office:value-type="float" office:value="0.008469">
                <text:p>0.008469</text:p>
              </table:table-cell>
            </table:table-row>
            <table:table-row>
              <table:table-cell office:value-type="string">
                <text:p>12:51:25</text:p>
              </table:table-cell>
              <table:table-cell office:value-type="float" office:value="2.181195">
                <text:p>2.181195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12:51:26</text:p>
              </table:table-cell>
              <table:table-cell office:value-type="float" office:value="2.037265">
                <text:p>2.037265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12:51:27</text:p>
              </table:table-cell>
              <table:table-cell office:value-type="float" office:value="2.618991">
                <text:p>2.618991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12:51:28</text:p>
              </table:table-cell>
              <table:table-cell office:value-type="float" office:value="1.929224">
                <text:p>1.929224</text:p>
              </table:table-cell>
              <table:table-cell office:value-type="float" office:value="0.006159">
                <text:p>0.006159</text:p>
              </table:table-cell>
            </table:table-row>
            <table:table-row>
              <table:table-cell office:value-type="string">
                <text:p>12:51:29</text:p>
              </table:table-cell>
              <table:table-cell office:value-type="float" office:value="1.981084">
                <text:p>1.981084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1.857648">
                <text:p>1.857648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12:51:31</text:p>
              </table:table-cell>
              <table:table-cell office:value-type="float" office:value="2.663238">
                <text:p>2.663238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12:51:32</text:p>
              </table:table-cell>
              <table:table-cell office:value-type="float" office:value="2.736297">
                <text:p>2.736297</text:p>
              </table:table-cell>
              <table:table-cell office:value-type="float" office:value="0.006326">
                <text:p>0.006326</text:p>
              </table:table-cell>
            </table:table-row>
            <table:table-row>
              <table:table-cell office:value-type="string">
                <text:p>12:51:33</text:p>
              </table:table-cell>
              <table:table-cell office:value-type="float" office:value="2.266797">
                <text:p>2.266797</text:p>
              </table:table-cell>
              <table:table-cell office:value-type="float" office:value="0.004589">
                <text:p>0.004589</text:p>
              </table:table-cell>
            </table:table-row>
            <table:table-row>
              <table:table-cell office:value-type="string">
                <text:p>12:51:34</text:p>
              </table:table-cell>
              <table:table-cell office:value-type="float" office:value="2.493986">
                <text:p>2.493986</text:p>
              </table:table-cell>
              <table:table-cell office:value-type="float" office:value="0.007519">
                <text:p>0.007519</text:p>
              </table:table-cell>
            </table:table-row>
            <table:table-row>
              <table:table-cell office:value-type="string">
                <text:p>12:51:35</text:p>
              </table:table-cell>
              <table:table-cell office:value-type="float" office:value="2.016153">
                <text:p>2.016153</text:p>
              </table:table-cell>
              <table:table-cell office:value-type="float" office:value="0.005825">
                <text:p>0.005825</text:p>
              </table:table-cell>
            </table:table-row>
            <table:table-row>
              <table:table-cell office:value-type="string">
                <text:p>12:51:36</text:p>
              </table:table-cell>
              <table:table-cell office:value-type="float" office:value="1.383874">
                <text:p>1.383874</text:p>
              </table:table-cell>
              <table:table-cell office:value-type="float" office:value="0.007821">
                <text:p>0.007821</text:p>
              </table:table-cell>
            </table:table-row>
            <table:table-row>
              <table:table-cell office:value-type="string">
                <text:p>12:51:37</text:p>
              </table:table-cell>
              <table:table-cell office:value-type="float" office:value="0.34173">
                <text:p>0.34173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12:51:38</text:p>
              </table:table-cell>
              <table:table-cell office:value-type="float" office:value="0.040356">
                <text:p>0.040356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12:51:39</text:p>
              </table:table-cell>
              <table:table-cell office:value-type="float" office:value="0.979123">
                <text:p>0.979123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12:51:40</text:p>
              </table:table-cell>
              <table:table-cell office:value-type="float" office:value="1.028221">
                <text:p>1.028221</text:p>
              </table:table-cell>
              <table:table-cell office:value-type="float" office:value="0.006218">
                <text:p>0.006218</text:p>
              </table:table-cell>
            </table:table-row>
            <table:table-row>
              <table:table-cell office:value-type="string">
                <text:p>12:51:41</text:p>
              </table:table-cell>
              <table:table-cell office:value-type="float" office:value="0.987762">
                <text:p>0.987762</text:p>
              </table:table-cell>
              <table:table-cell office:value-type="float" office:value="0.007545">
                <text:p>0.007545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0.807902">
                <text:p>0.807902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12:51:43</text:p>
              </table:table-cell>
              <table:table-cell office:value-type="float" office:value="0.969443">
                <text:p>0.969443</text:p>
              </table:table-cell>
              <table:table-cell office:value-type="float" office:value="0.009172">
                <text:p>0.009172</text:p>
              </table:table-cell>
            </table:table-row>
            <table:table-row>
              <table:table-cell office:value-type="string">
                <text:p>12:51:44</text:p>
              </table:table-cell>
              <table:table-cell office:value-type="float" office:value="0.569493">
                <text:p>0.569493</text:p>
              </table:table-cell>
              <table:table-cell office:value-type="float" office:value="0.010647">
                <text:p>0.010647</text:p>
              </table:table-cell>
            </table:table-row>
            <table:table-row>
              <table:table-cell office:value-type="string">
                <text:p>12:51:45</text:p>
              </table:table-cell>
              <table:table-cell office:value-type="float" office:value="0.05778">
                <text:p>0.05778</text:p>
              </table:table-cell>
              <table:table-cell office:value-type="float" office:value="0.007769">
                <text:p>0.007769</text:p>
              </table:table-cell>
            </table:table-row>
            <table:table-row>
              <table:table-cell office:value-type="string">
                <text:p>12:51:46</text:p>
              </table:table-cell>
              <table:table-cell office:value-type="float" office:value="0.074743">
                <text:p>0.074743</text:p>
              </table:table-cell>
              <table:table-cell office:value-type="float" office:value="0.012655">
                <text:p>0.012655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0.176883">
                <text:p>0.176883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12:51:48</text:p>
              </table:table-cell>
              <table:table-cell office:value-type="float" office:value="0.202807">
                <text:p>0.202807</text:p>
              </table:table-cell>
              <table:table-cell office:value-type="float" office:value="0.021259">
                <text:p>0.021259</text:p>
              </table:table-cell>
            </table:table-row>
            <table:table-row>
              <table:table-cell office:value-type="string">
                <text:p>12:51:49</text:p>
              </table:table-cell>
              <table:table-cell office:value-type="float" office:value="0.410169">
                <text:p>0.410169</text:p>
              </table:table-cell>
              <table:table-cell office:value-type="float" office:value="0.014763">
                <text:p>0.014763</text:p>
              </table:table-cell>
            </table:table-row>
            <table:table-row>
              <table:table-cell office:value-type="string">
                <text:p>12:51:50</text:p>
              </table:table-cell>
              <table:table-cell office:value-type="float" office:value="4.317824">
                <text:p>4.317824</text:p>
              </table:table-cell>
              <table:table-cell office:value-type="float" office:value="0.013179">
                <text:p>0.013179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5.6048">
                <text:p>5.6048</text:p>
              </table:table-cell>
              <table:table-cell office:value-type="float" office:value="0.007386">
                <text:p>0.007386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5.560602">
                <text:p>5.560602</text:p>
              </table:table-cell>
              <table:table-cell office:value-type="float" office:value="0.006309">
                <text:p>0.006309</text:p>
              </table:table-cell>
            </table:table-row>
            <table:table-row>
              <table:table-cell office:value-type="string">
                <text:p>12:51:53</text:p>
              </table:table-cell>
              <table:table-cell office:value-type="float" office:value="5.647684">
                <text:p>5.647684</text:p>
              </table:table-cell>
              <table:table-cell office:value-type="float" office:value="0.006596">
                <text:p>0.006596</text:p>
              </table:table-cell>
            </table:table-row>
            <table:table-row>
              <table:table-cell office:value-type="string">
                <text:p>12:51:54</text:p>
              </table:table-cell>
              <table:table-cell office:value-type="float" office:value="5.039893">
                <text:p>5.039893</text:p>
              </table:table-cell>
              <table:table-cell office:value-type="float" office:value="0.008591">
                <text:p>0.008591</text:p>
              </table:table-cell>
            </table:table-row>
            <table:table-row>
              <table:table-cell office:value-type="string">
                <text:p>12:51:55</text:p>
              </table:table-cell>
              <table:table-cell office:value-type="float" office:value="5.013517">
                <text:p>5.013517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12:51:56</text:p>
              </table:table-cell>
              <table:table-cell office:value-type="float" office:value="5.251544">
                <text:p>5.251544</text:p>
              </table:table-cell>
              <table:table-cell office:value-type="float" office:value="0.006103">
                <text:p>0.006103</text:p>
              </table:table-cell>
            </table:table-row>
            <table:table-row>
              <table:table-cell office:value-type="string">
                <text:p>12:51:57</text:p>
              </table:table-cell>
              <table:table-cell office:value-type="float" office:value="5.047778">
                <text:p>5.047778</text:p>
              </table:table-cell>
              <table:table-cell office:value-type="float" office:value="0.007484">
                <text:p>0.007484</text:p>
              </table:table-cell>
            </table:table-row>
            <table:table-row>
              <table:table-cell office:value-type="string">
                <text:p>12:51:58</text:p>
              </table:table-cell>
              <table:table-cell office:value-type="float" office:value="5.27376">
                <text:p>5.27376</text:p>
              </table:table-cell>
              <table:table-cell office:value-type="float" office:value="0.005312">
                <text:p>0.005312</text:p>
              </table:table-cell>
            </table:table-row>
            <table:table-row>
              <table:table-cell office:value-type="string">
                <text:p>12:51:59</text:p>
              </table:table-cell>
              <table:table-cell office:value-type="float" office:value="5.128668">
                <text:p>5.128668</text:p>
              </table:table-cell>
              <table:table-cell office:value-type="float" office:value="0.005535">
                <text:p>0.005535</text:p>
              </table:table-cell>
            </table:table-row>
            <table:table-row>
              <table:table-cell office:value-type="string">
                <text:p>12:52:00</text:p>
              </table:table-cell>
              <table:table-cell office:value-type="float" office:value="5.535551">
                <text:p>5.535551</text:p>
              </table:table-cell>
              <table:table-cell office:value-type="float" office:value="0.010977">
                <text:p>0.010977</text:p>
              </table:table-cell>
            </table:table-row>
            <table:table-row>
              <table:table-cell office:value-type="string">
                <text:p>12:52:01</text:p>
              </table:table-cell>
              <table:table-cell office:value-type="float" office:value="5.028174">
                <text:p>5.028174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string">
                <text:p>12:52:02</text:p>
              </table:table-cell>
              <table:table-cell office:value-type="float" office:value="6.08346">
                <text:p>6.08346</text:p>
              </table:table-cell>
              <table:table-cell office:value-type="float" office:value="0.005968">
                <text:p>0.005968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5.380358">
                <text:p>5.380358</text:p>
              </table:table-cell>
              <table:table-cell office:value-type="float" office:value="0.005511">
                <text:p>0.005511</text:p>
              </table:table-cell>
            </table:table-row>
            <table:table-row>
              <table:table-cell office:value-type="string">
                <text:p>12:52:04</text:p>
              </table:table-cell>
              <table:table-cell office:value-type="float" office:value="5.01574">
                <text:p>5.01574</text:p>
              </table:table-cell>
              <table:table-cell office:value-type="float" office:value="0.010567">
                <text:p>0.010567</text:p>
              </table:table-cell>
            </table:table-row>
            <table:table-row>
              <table:table-cell office:value-type="string">
                <text:p>12:52:05</text:p>
              </table:table-cell>
              <table:table-cell office:value-type="float" office:value="6.627374">
                <text:p>6.627374</text:p>
              </table:table-cell>
              <table:table-cell office:value-type="float" office:value="0.007362">
                <text:p>0.007362</text:p>
              </table:table-cell>
            </table:table-row>
            <table:table-row>
              <table:table-cell office:value-type="string">
                <text:p>12:52:06</text:p>
              </table:table-cell>
              <table:table-cell office:value-type="float" office:value="4.41019">
                <text:p>4.41019</text:p>
              </table:table-cell>
              <table:table-cell office:value-type="float" office:value="0.006332">
                <text:p>0.006332</text:p>
              </table:table-cell>
            </table:table-row>
            <table:table-row>
              <table:table-cell office:value-type="string">
                <text:p>12:52:07</text:p>
              </table:table-cell>
              <table:table-cell office:value-type="float" office:value="6.563617">
                <text:p>6.563617</text:p>
              </table:table-cell>
              <table:table-cell office:value-type="float" office:value="0.005934">
                <text:p>0.005934</text:p>
              </table:table-cell>
            </table:table-row>
            <table:table-row>
              <table:table-cell office:value-type="string">
                <text:p>12:52:08</text:p>
              </table:table-cell>
              <table:table-cell office:value-type="float" office:value="5.713995">
                <text:p>5.713995</text:p>
              </table:table-cell>
              <table:table-cell office:value-type="float" office:value="0.007018">
                <text:p>0.007018</text:p>
              </table:table-cell>
            </table:table-row>
            <table:table-row>
              <table:table-cell office:value-type="string">
                <text:p>12:52:09</text:p>
              </table:table-cell>
              <table:table-cell office:value-type="float" office:value="5.826082">
                <text:p>5.826082</text:p>
              </table:table-cell>
              <table:table-cell office:value-type="float" office:value="0.00809">
                <text:p>0.00809</text:p>
              </table:table-cell>
            </table:table-row>
            <table:table-row>
              <table:table-cell office:value-type="string">
                <text:p>12:52:10</text:p>
              </table:table-cell>
              <table:table-cell office:value-type="float" office:value="3.741394">
                <text:p>3.741394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12:52:11</text:p>
              </table:table-cell>
              <table:table-cell office:value-type="float" office:value="4.311119">
                <text:p>4.311119</text:p>
              </table:table-cell>
              <table:table-cell office:value-type="float" office:value="0.006312">
                <text:p>0.006312</text:p>
              </table:table-cell>
            </table:table-row>
            <table:table-row>
              <table:table-cell office:value-type="string">
                <text:p>12:52:12</text:p>
              </table:table-cell>
              <table:table-cell office:value-type="float" office:value="4.321013">
                <text:p>4.321013</text:p>
              </table:table-cell>
              <table:table-cell office:value-type="float" office:value="0.007947">
                <text:p>0.007947</text:p>
              </table:table-cell>
            </table:table-row>
            <table:table-row>
              <table:table-cell office:value-type="string">
                <text:p>12:52:13</text:p>
              </table:table-cell>
              <table:table-cell office:value-type="float" office:value="3.687018">
                <text:p>3.687018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12:52:14</text:p>
              </table:table-cell>
              <table:table-cell office:value-type="float" office:value="3.516192">
                <text:p>3.516192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string">
                <text:p>12:52:15</text:p>
              </table:table-cell>
              <table:table-cell office:value-type="float" office:value="2.83833">
                <text:p>2.83833</text:p>
              </table:table-cell>
              <table:table-cell office:value-type="float" office:value="0.007332">
                <text:p>0.007332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4.575572">
                <text:p>4.575572</text:p>
              </table:table-cell>
              <table:table-cell office:value-type="float" office:value="0.009012">
                <text:p>0.009012</text:p>
              </table:table-cell>
            </table:table-row>
            <table:table-row>
              <table:table-cell office:value-type="string">
                <text:p>12:52:17</text:p>
              </table:table-cell>
              <table:table-cell office:value-type="float" office:value="3.756398">
                <text:p>3.756398</text:p>
              </table:table-cell>
              <table:table-cell office:value-type="float" office:value="0.005935">
                <text:p>0.005935</text:p>
              </table:table-cell>
            </table:table-row>
            <table:table-row>
              <table:table-cell office:value-type="string">
                <text:p>12:52:18</text:p>
              </table:table-cell>
              <table:table-cell office:value-type="float" office:value="2.782815">
                <text:p>2.782815</text:p>
              </table:table-cell>
              <table:table-cell office:value-type="float" office:value="0.006546">
                <text:p>0.006546</text:p>
              </table:table-cell>
            </table:table-row>
            <table:table-row>
              <table:table-cell office:value-type="string">
                <text:p>12:52:19</text:p>
              </table:table-cell>
              <table:table-cell office:value-type="float" office:value="3.995284">
                <text:p>3.995284</text:p>
              </table:table-cell>
              <table:table-cell office:value-type="float" office:value="0.006705">
                <text:p>0.006705</text:p>
              </table:table-cell>
            </table:table-row>
            <table:table-row>
              <table:table-cell office:value-type="string">
                <text:p>12:52:20</text:p>
              </table:table-cell>
              <table:table-cell office:value-type="float" office:value="4.772343">
                <text:p>4.772343</text:p>
              </table:table-cell>
              <table:table-cell office:value-type="float" office:value="0.005773">
                <text:p>0.005773</text:p>
              </table:table-cell>
            </table:table-row>
            <table:table-row>
              <table:table-cell office:value-type="string">
                <text:p>12:52:21</text:p>
              </table:table-cell>
              <table:table-cell office:value-type="float" office:value="4.172372">
                <text:p>4.172372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12:52:22</text:p>
              </table:table-cell>
              <table:table-cell office:value-type="float" office:value="2.698523">
                <text:p>2.698523</text:p>
              </table:table-cell>
              <table:table-cell office:value-type="float" office:value="0.00799">
                <text:p>0.00799</text:p>
              </table:table-cell>
            </table:table-row>
            <table:table-row>
              <table:table-cell office:value-type="string">
                <text:p>12:52:23</text:p>
              </table:table-cell>
              <table:table-cell office:value-type="float" office:value="3.151301">
                <text:p>3.151301</text:p>
              </table:table-cell>
              <table:table-cell office:value-type="float" office:value="0.007235">
                <text:p>0.007235</text:p>
              </table:table-cell>
            </table:table-row>
            <table:table-row>
              <table:table-cell office:value-type="string">
                <text:p>12:52:24</text:p>
              </table:table-cell>
              <table:table-cell office:value-type="float" office:value="2.925961">
                <text:p>2.925961</text:p>
              </table:table-cell>
              <table:table-cell office:value-type="float" office:value="0.022387">
                <text:p>0.022387</text:p>
              </table:table-cell>
            </table:table-row>
            <table:table-row>
              <table:table-cell office:value-type="string">
                <text:p>12:52:25</text:p>
              </table:table-cell>
              <table:table-cell office:value-type="float" office:value="2.746427">
                <text:p>2.746427</text:p>
              </table:table-cell>
              <table:table-cell office:value-type="float" office:value="0.00804">
                <text:p>0.00804</text:p>
              </table:table-cell>
            </table:table-row>
            <table:table-row>
              <table:table-cell office:value-type="string">
                <text:p>12:52:26</text:p>
              </table:table-cell>
              <table:table-cell office:value-type="float" office:value="3.611466">
                <text:p>3.611466</text:p>
              </table:table-cell>
              <table:table-cell office:value-type="float" office:value="0.012784">
                <text:p>0.012784</text:p>
              </table:table-cell>
            </table:table-row>
            <table:table-row>
              <table:table-cell office:value-type="string">
                <text:p>12:52:27</text:p>
              </table:table-cell>
              <table:table-cell office:value-type="float" office:value="3.182627">
                <text:p>3.182627</text:p>
              </table:table-cell>
              <table:table-cell office:value-type="float" office:value="0.01197">
                <text:p>0.01197</text:p>
              </table:table-cell>
            </table:table-row>
            <table:table-row>
              <table:table-cell office:value-type="string">
                <text:p>12:52:28</text:p>
              </table:table-cell>
              <table:table-cell office:value-type="float" office:value="3.104667">
                <text:p>3.104667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string">
                <text:p>12:52:29</text:p>
              </table:table-cell>
              <table:table-cell office:value-type="float" office:value="3.865385">
                <text:p>3.865385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12:52:30</text:p>
              </table:table-cell>
              <table:table-cell office:value-type="float" office:value="3.376269">
                <text:p>3.376269</text:p>
              </table:table-cell>
              <table:table-cell office:value-type="float" office:value="0.00455">
                <text:p>0.00455</text:p>
              </table:table-cell>
            </table:table-row>
            <table:table-row>
              <table:table-cell office:value-type="string">
                <text:p>12:52:31</text:p>
              </table:table-cell>
              <table:table-cell office:value-type="float" office:value="3.027961">
                <text:p>3.027961</text:p>
              </table:table-cell>
              <table:table-cell office:value-type="float" office:value="0.00842">
                <text:p>0.00842</text:p>
              </table:table-cell>
            </table:table-row>
            <table:table-row>
              <table:table-cell office:value-type="string">
                <text:p>12:52:32</text:p>
              </table:table-cell>
              <table:table-cell office:value-type="float" office:value="3.679823">
                <text:p>3.679823</text:p>
              </table:table-cell>
              <table:table-cell office:value-type="float" office:value="0.010407">
                <text:p>0.010407</text:p>
              </table:table-cell>
            </table:table-row>
            <table:table-row>
              <table:table-cell office:value-type="string">
                <text:p>12:52:33</text:p>
              </table:table-cell>
              <table:table-cell office:value-type="float" office:value="3.319727">
                <text:p>3.319727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12:52:34</text:p>
              </table:table-cell>
              <table:table-cell office:value-type="float" office:value="3.115568">
                <text:p>3.115568</text:p>
              </table:table-cell>
              <table:table-cell office:value-type="float" office:value="0.012415">
                <text:p>0.012415</text:p>
              </table:table-cell>
            </table:table-row>
            <table:table-row>
              <table:table-cell office:value-type="string">
                <text:p>12:52:35</text:p>
              </table:table-cell>
              <table:table-cell office:value-type="float" office:value="2.549154">
                <text:p>2.549154</text:p>
              </table:table-cell>
              <table:table-cell office:value-type="float" office:value="0.006029">
                <text:p>0.006029</text:p>
              </table:table-cell>
            </table:table-row>
            <table:table-row>
              <table:table-cell office:value-type="string">
                <text:p>12:52:36</text:p>
              </table:table-cell>
              <table:table-cell office:value-type="float" office:value="3.438755">
                <text:p>3.438755</text:p>
              </table:table-cell>
              <table:table-cell office:value-type="float" office:value="0.009242">
                <text:p>0.009242</text:p>
              </table:table-cell>
            </table:table-row>
            <table:table-row>
              <table:table-cell office:value-type="string">
                <text:p>12:52:37</text:p>
              </table:table-cell>
              <table:table-cell office:value-type="float" office:value="2.689947">
                <text:p>2.689947</text:p>
              </table:table-cell>
              <table:table-cell office:value-type="float" office:value="0.009835">
                <text:p>0.009835</text:p>
              </table:table-cell>
            </table:table-row>
            <table:table-row>
              <table:table-cell office:value-type="string">
                <text:p>12:52:38</text:p>
              </table:table-cell>
              <table:table-cell office:value-type="float" office:value="3.188745">
                <text:p>3.188745</text:p>
              </table:table-cell>
              <table:table-cell office:value-type="float" office:value="0.007115">
                <text:p>0.007115</text:p>
              </table:table-cell>
            </table:table-row>
            <table:table-row>
              <table:table-cell office:value-type="string">
                <text:p>12:52:39</text:p>
              </table:table-cell>
              <table:table-cell office:value-type="float" office:value="1.874859">
                <text:p>1.874859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12:52:40</text:p>
              </table:table-cell>
              <table:table-cell office:value-type="float" office:value="1.82699">
                <text:p>1.82699</text:p>
              </table:table-cell>
              <table:table-cell office:value-type="float" office:value="0.00976">
                <text:p>0.00976</text:p>
              </table:table-cell>
            </table:table-row>
            <table:table-row>
              <table:table-cell office:value-type="string">
                <text:p>12:52:41</text:p>
              </table:table-cell>
              <table:table-cell office:value-type="float" office:value="1.897514">
                <text:p>1.897514</text:p>
              </table:table-cell>
              <table:table-cell office:value-type="float" office:value="0.007177">
                <text:p>0.007177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1.515329">
                <text:p>1.515329</text:p>
              </table:table-cell>
              <table:table-cell office:value-type="float" office:value="0.008368">
                <text:p>0.008368</text:p>
              </table:table-cell>
            </table:table-row>
            <table:table-row>
              <table:table-cell office:value-type="string">
                <text:p>12:52:43</text:p>
              </table:table-cell>
              <table:table-cell office:value-type="float" office:value="1.49524">
                <text:p>1.49524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12:52:44</text:p>
              </table:table-cell>
              <table:table-cell office:value-type="float" office:value="1.606432">
                <text:p>1.60643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2:52:45</text:p>
              </table:table-cell>
              <table:table-cell office:value-type="float" office:value="1.284188">
                <text:p>1.284188</text:p>
              </table:table-cell>
              <table:table-cell office:value-type="float" office:value="0.010186">
                <text:p>0.010186</text:p>
              </table:table-cell>
            </table:table-row>
            <table:table-row>
              <table:table-cell office:value-type="string">
                <text:p>12:52:46</text:p>
              </table:table-cell>
              <table:table-cell office:value-type="float" office:value="1.104826">
                <text:p>1.104826</text:p>
              </table:table-cell>
              <table:table-cell office:value-type="float" office:value="0.006469">
                <text:p>0.006469</text:p>
              </table:table-cell>
            </table:table-row>
            <table:table-row>
              <table:table-cell office:value-type="string">
                <text:p>12:52:47</text:p>
              </table:table-cell>
              <table:table-cell office:value-type="float" office:value="1.672272">
                <text:p>1.672272</text:p>
              </table:table-cell>
              <table:table-cell office:value-type="float" office:value="0.006776">
                <text:p>0.006776</text:p>
              </table:table-cell>
            </table:table-row>
            <table:table-row>
              <table:table-cell office:value-type="string">
                <text:p>12:52:48</text:p>
              </table:table-cell>
              <table:table-cell office:value-type="float" office:value="1.184897">
                <text:p>1.184897</text:p>
              </table:table-cell>
              <table:table-cell office:value-type="float" office:value="0.006455">
                <text:p>0.006455</text:p>
              </table:table-cell>
            </table:table-row>
            <table:table-row>
              <table:table-cell office:value-type="string">
                <text:p>12:52:49</text:p>
              </table:table-cell>
              <table:table-cell office:value-type="float" office:value="1.160306">
                <text:p>1.160306</text:p>
              </table:table-cell>
              <table:table-cell office:value-type="float" office:value="0.006781">
                <text:p>0.006781</text:p>
              </table:table-cell>
            </table:table-row>
            <table:table-row>
              <table:table-cell office:value-type="string">
                <text:p>12:52:50</text:p>
              </table:table-cell>
              <table:table-cell office:value-type="float" office:value="0.329231">
                <text:p>0.329231</text:p>
              </table:table-cell>
              <table:table-cell office:value-type="float" office:value="0.009188">
                <text:p>0.009188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0.026388">
                <text:p>0.026388</text:p>
              </table:table-cell>
              <table:table-cell office:value-type="float" office:value="0.006119">
                <text:p>0.006119</text:p>
              </table:table-cell>
            </table:table-row>
            <table:table-row>
              <table:table-cell office:value-type="string">
                <text:p>12:52:52</text:p>
              </table:table-cell>
              <table:table-cell office:value-type="float" office:value="0.039223">
                <text:p>0.039223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12:52:53</text:p>
              </table:table-cell>
              <table:table-cell office:value-type="float" office:value="0.042724">
                <text:p>0.042724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12:52:54</text:p>
              </table:table-cell>
              <table:table-cell office:value-type="float" office:value="0.048932">
                <text:p>0.048932</text:p>
              </table:table-cell>
              <table:table-cell office:value-type="float" office:value="0.005375">
                <text:p>0.005375</text:p>
              </table:table-cell>
            </table:table-row>
            <table:table-row>
              <table:table-cell office:value-type="string">
                <text:p>12:52:55</text:p>
              </table:table-cell>
              <table:table-cell office:value-type="float" office:value="0.043867">
                <text:p>0.043867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12:52:56</text:p>
              </table:table-cell>
              <table:table-cell office:value-type="float" office:value="0.046901">
                <text:p>0.046901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12:52:57</text:p>
              </table:table-cell>
              <table:table-cell office:value-type="float" office:value="0.058657">
                <text:p>0.058657</text:p>
              </table:table-cell>
              <table:table-cell office:value-type="float" office:value="0.009234">
                <text:p>0.009234</text:p>
              </table:table-cell>
            </table:table-row>
            <table:table-row>
              <table:table-cell office:value-type="string">
                <text:p>12:52:58</text:p>
              </table:table-cell>
              <table:table-cell office:value-type="float" office:value="0.86225">
                <text:p>0.86225</text:p>
              </table:table-cell>
              <table:table-cell office:value-type="float" office:value="0.016183">
                <text:p>0.016183</text:p>
              </table:table-cell>
            </table:table-row>
            <table:table-row>
              <table:table-cell office:value-type="string">
                <text:p>12:52:59</text:p>
              </table:table-cell>
              <table:table-cell office:value-type="float" office:value="0.803625">
                <text:p>0.803625</text:p>
              </table:table-cell>
              <table:table-cell office:value-type="float" office:value="0.005302">
                <text:p>0.005302</text:p>
              </table:table-cell>
            </table:table-row>
            <table:table-row>
              <table:table-cell office:value-type="string">
                <text:p>12:53:00</text:p>
              </table:table-cell>
              <table:table-cell office:value-type="float" office:value="0.791711">
                <text:p>0.791711</text:p>
              </table:table-cell>
              <table:table-cell office:value-type="float" office:value="0.007519">
                <text:p>0.007519</text:p>
              </table:table-cell>
            </table:table-row>
            <table:table-row>
              <table:table-cell office:value-type="string">
                <text:p>12:53:01</text:p>
              </table:table-cell>
              <table:table-cell office:value-type="float" office:value="0.894808">
                <text:p>0.894808</text:p>
              </table:table-cell>
              <table:table-cell office:value-type="float" office:value="0.010676">
                <text:p>0.010676</text:p>
              </table:table-cell>
            </table:table-row>
            <table:table-row>
              <table:table-cell office:value-type="string">
                <text:p>12:53:02</text:p>
              </table:table-cell>
              <table:table-cell office:value-type="float" office:value="0.606567">
                <text:p>0.606567</text:p>
              </table:table-cell>
              <table:table-cell office:value-type="float" office:value="0.009425">
                <text:p>0.009425</text:p>
              </table:table-cell>
            </table:table-row>
            <table:table-row>
              <table:table-cell office:value-type="string">
                <text:p>12:53:03</text:p>
              </table:table-cell>
              <table:table-cell office:value-type="float" office:value="0.042336">
                <text:p>0.042336</text:p>
              </table:table-cell>
              <table:table-cell office:value-type="float" office:value="0.009911">
                <text:p>0.009911</text:p>
              </table:table-cell>
            </table:table-row>
            <table:table-row>
              <table:table-cell office:value-type="string">
                <text:p>12:53:04</text:p>
              </table:table-cell>
              <table:table-cell office:value-type="float" office:value="0.060548">
                <text:p>0.060548</text:p>
              </table:table-cell>
              <table:table-cell office:value-type="float" office:value="0.009588">
                <text:p>0.009588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0.162283">
                <text:p>0.162283</text:p>
              </table:table-cell>
              <table:table-cell office:value-type="float" office:value="0.015639">
                <text:p>0.015639</text:p>
              </table:table-cell>
            </table:table-row>
            <table:table-row>
              <table:table-cell office:value-type="string">
                <text:p>12:53:06</text:p>
              </table:table-cell>
              <table:table-cell office:value-type="float" office:value="0.13264">
                <text:p>0.13264</text:p>
              </table:table-cell>
              <table:table-cell office:value-type="float" office:value="0.009113">
                <text:p>0.009113</text:p>
              </table:table-cell>
            </table:table-row>
            <table:table-row>
              <table:table-cell office:value-type="string">
                <text:p>12:53:07</text:p>
              </table:table-cell>
              <table:table-cell office:value-type="float" office:value="4.158381">
                <text:p>4.158381</text:p>
              </table:table-cell>
              <table:table-cell office:value-type="float" office:value="0.022136">
                <text:p>0.022136</text:p>
              </table:table-cell>
            </table:table-row>
            <table:table-row>
              <table:table-cell office:value-type="string">
                <text:p>12:53:08</text:p>
              </table:table-cell>
              <table:table-cell office:value-type="float" office:value="5.445184">
                <text:p>5.445184</text:p>
              </table:table-cell>
              <table:table-cell office:value-type="float" office:value="0.00814">
                <text:p>0.00814</text:p>
              </table:table-cell>
            </table:table-row>
            <table:table-row>
              <table:table-cell office:value-type="string">
                <text:p>12:53:09</text:p>
              </table:table-cell>
              <table:table-cell office:value-type="float" office:value="5.257993">
                <text:p>5.257993</text:p>
              </table:table-cell>
              <table:table-cell office:value-type="float" office:value="0.006626">
                <text:p>0.006626</text:p>
              </table:table-cell>
            </table:table-row>
            <table:table-row>
              <table:table-cell office:value-type="string">
                <text:p>12:53:10</text:p>
              </table:table-cell>
              <table:table-cell office:value-type="float" office:value="6.856983">
                <text:p>6.856983</text:p>
              </table:table-cell>
              <table:table-cell office:value-type="float" office:value="0.007591">
                <text:p>0.007591</text:p>
              </table:table-cell>
            </table:table-row>
            <table:table-row>
              <table:table-cell office:value-type="string">
                <text:p>12:53:11</text:p>
              </table:table-cell>
              <table:table-cell office:value-type="float" office:value="6.448328">
                <text:p>6.448328</text:p>
              </table:table-cell>
              <table:table-cell office:value-type="float" office:value="0.008869">
                <text:p>0.008869</text:p>
              </table:table-cell>
            </table:table-row>
            <table:table-row>
              <table:table-cell office:value-type="string">
                <text:p>12:53:12</text:p>
              </table:table-cell>
              <table:table-cell office:value-type="float" office:value="5.902917">
                <text:p>5.902917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12:53:13</text:p>
              </table:table-cell>
              <table:table-cell office:value-type="float" office:value="6.214747">
                <text:p>6.214747</text:p>
              </table:table-cell>
              <table:table-cell office:value-type="float" office:value="0.007121">
                <text:p>0.007121</text:p>
              </table:table-cell>
            </table:table-row>
            <table:table-row>
              <table:table-cell office:value-type="string">
                <text:p>12:53:14</text:p>
              </table:table-cell>
              <table:table-cell office:value-type="float" office:value="5.785835">
                <text:p>5.785835</text:p>
              </table:table-cell>
              <table:table-cell office:value-type="float" office:value="0.013733">
                <text:p>0.013733</text:p>
              </table:table-cell>
            </table:table-row>
            <table:table-row>
              <table:table-cell office:value-type="string">
                <text:p>12:53:15</text:p>
              </table:table-cell>
              <table:table-cell office:value-type="float" office:value="5.559857">
                <text:p>5.559857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12:53:16</text:p>
              </table:table-cell>
              <table:table-cell office:value-type="float" office:value="5.918545">
                <text:p>5.918545</text:p>
              </table:table-cell>
              <table:table-cell office:value-type="float" office:value="0.009523">
                <text:p>0.009523</text:p>
              </table:table-cell>
            </table:table-row>
            <table:table-row>
              <table:table-cell office:value-type="string">
                <text:p>12:53:17</text:p>
              </table:table-cell>
              <table:table-cell office:value-type="float" office:value="5.489685">
                <text:p>5.489685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12:53:18</text:p>
              </table:table-cell>
              <table:table-cell office:value-type="float" office:value="5.576888">
                <text:p>5.576888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5.535692">
                <text:p>5.535692</text:p>
              </table:table-cell>
              <table:table-cell office:value-type="float" office:value="0.007093">
                <text:p>0.007093</text:p>
              </table:table-cell>
            </table:table-row>
            <table:table-row>
              <table:table-cell office:value-type="string">
                <text:p>12:53:20</text:p>
              </table:table-cell>
              <table:table-cell office:value-type="float" office:value="5.497658">
                <text:p>5.497658</text:p>
              </table:table-cell>
              <table:table-cell office:value-type="float" office:value="0.006838">
                <text:p>0.006838</text:p>
              </table:table-cell>
            </table:table-row>
            <table:table-row>
              <table:table-cell office:value-type="string">
                <text:p>12:53:21</text:p>
              </table:table-cell>
              <table:table-cell office:value-type="float" office:value="5.692581">
                <text:p>5.692581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12:53:22</text:p>
              </table:table-cell>
              <table:table-cell office:value-type="float" office:value="4.79515">
                <text:p>4.79515</text:p>
              </table:table-cell>
              <table:table-cell office:value-type="float" office:value="0.004411">
                <text:p>0.004411</text:p>
              </table:table-cell>
            </table:table-row>
            <table:table-row>
              <table:table-cell office:value-type="string">
                <text:p>12:53:23</text:p>
              </table:table-cell>
              <table:table-cell office:value-type="float" office:value="4.596277">
                <text:p>4.596277</text:p>
              </table:table-cell>
              <table:table-cell office:value-type="float" office:value="0.007343">
                <text:p>0.007343</text:p>
              </table:table-cell>
            </table:table-row>
            <table:table-row>
              <table:table-cell office:value-type="string">
                <text:p>12:53:24</text:p>
              </table:table-cell>
              <table:table-cell office:value-type="float" office:value="6.248185">
                <text:p>6.248185</text:p>
              </table:table-cell>
              <table:table-cell office:value-type="float" office:value="0.012049">
                <text:p>0.012049</text:p>
              </table:table-cell>
            </table:table-row>
            <table:table-row>
              <table:table-cell office:value-type="string">
                <text:p>12:53:25</text:p>
              </table:table-cell>
              <table:table-cell office:value-type="float" office:value="5.160869">
                <text:p>5.160869</text:p>
              </table:table-cell>
              <table:table-cell office:value-type="float" office:value="0.007613">
                <text:p>0.007613</text:p>
              </table:table-cell>
            </table:table-row>
            <table:table-row>
              <table:table-cell office:value-type="string">
                <text:p>12:53:26</text:p>
              </table:table-cell>
              <table:table-cell office:value-type="float" office:value="4.391989">
                <text:p>4.391989</text:p>
              </table:table-cell>
              <table:table-cell office:value-type="float" office:value="0.010381">
                <text:p>0.010381</text:p>
              </table:table-cell>
            </table:table-row>
            <table:table-row>
              <table:table-cell office:value-type="string">
                <text:p>12:53:27</text:p>
              </table:table-cell>
              <table:table-cell office:value-type="float" office:value="5.49219">
                <text:p>5.49219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12:53:28</text:p>
              </table:table-cell>
              <table:table-cell office:value-type="float" office:value="4.272202">
                <text:p>4.272202</text:p>
              </table:table-cell>
              <table:table-cell office:value-type="float" office:value="0.004301">
                <text:p>0.004301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4.578243">
                <text:p>4.578243</text:p>
              </table:table-cell>
              <table:table-cell office:value-type="float" office:value="0.00707">
                <text:p>0.00707</text:p>
              </table:table-cell>
            </table:table-row>
            <table:table-row>
              <table:table-cell office:value-type="string">
                <text:p>12:53:30</text:p>
              </table:table-cell>
              <table:table-cell office:value-type="float" office:value="5.927203">
                <text:p>5.927203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string">
                <text:p>12:53:31</text:p>
              </table:table-cell>
              <table:table-cell office:value-type="float" office:value="3.421766">
                <text:p>3.421766</text:p>
              </table:table-cell>
              <table:table-cell office:value-type="float" office:value="0.007336">
                <text:p>0.007336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5.116972">
                <text:p>5.116972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3.691638">
                <text:p>3.691638</text:p>
              </table:table-cell>
              <table:table-cell office:value-type="float" office:value="0.013676">
                <text:p>0.013676</text:p>
              </table:table-cell>
            </table:table-row>
            <table:table-row>
              <table:table-cell office:value-type="string">
                <text:p>12:53:34</text:p>
              </table:table-cell>
              <table:table-cell office:value-type="float" office:value="3.594619">
                <text:p>3.594619</text:p>
              </table:table-cell>
              <table:table-cell office:value-type="float" office:value="0.007261">
                <text:p>0.007261</text:p>
              </table:table-cell>
            </table:table-row>
            <table:table-row>
              <table:table-cell office:value-type="string">
                <text:p>12:53:35</text:p>
              </table:table-cell>
              <table:table-cell office:value-type="float" office:value="7.164917">
                <text:p>7.164917</text:p>
              </table:table-cell>
              <table:table-cell office:value-type="float" office:value="0.009985">
                <text:p>0.009985</text:p>
              </table:table-cell>
            </table:table-row>
            <table:table-row>
              <table:table-cell office:value-type="string">
                <text:p>12:53:36</text:p>
              </table:table-cell>
              <table:table-cell office:value-type="float" office:value="0.105296">
                <text:p>0.105296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3.656249">
                <text:p>3.656249</text:p>
              </table:table-cell>
              <table:table-cell office:value-type="float" office:value="0.019772">
                <text:p>0.019772</text:p>
              </table:table-cell>
            </table:table-row>
            <table:table-row>
              <table:table-cell office:value-type="string">
                <text:p>12:53:38</text:p>
              </table:table-cell>
              <table:table-cell office:value-type="float" office:value="4.789563">
                <text:p>4.789563</text:p>
              </table:table-cell>
              <table:table-cell office:value-type="float" office:value="0.007038">
                <text:p>0.007038</text:p>
              </table:table-cell>
            </table:table-row>
            <table:table-row>
              <table:table-cell office:value-type="string">
                <text:p>12:53:39</text:p>
              </table:table-cell>
              <table:table-cell office:value-type="float" office:value="4.319628">
                <text:p>4.319628</text:p>
              </table:table-cell>
              <table:table-cell office:value-type="float" office:value="0.006127">
                <text:p>0.006127</text:p>
              </table:table-cell>
            </table:table-row>
            <table:table-row>
              <table:table-cell office:value-type="string">
                <text:p>12:53:40</text:p>
              </table:table-cell>
              <table:table-cell office:value-type="float" office:value="4.297368">
                <text:p>4.297368</text:p>
              </table:table-cell>
              <table:table-cell office:value-type="float" office:value="0.006025">
                <text:p>0.006025</text:p>
              </table:table-cell>
            </table:table-row>
            <table:table-row>
              <table:table-cell office:value-type="string">
                <text:p>12:53:41</text:p>
              </table:table-cell>
              <table:table-cell office:value-type="float" office:value="4.80667">
                <text:p>4.80667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2.523713">
                <text:p>2.523713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12:53:43</text:p>
              </table:table-cell>
              <table:table-cell office:value-type="float" office:value="1.988451">
                <text:p>1.988451</text:p>
              </table:table-cell>
              <table:table-cell office:value-type="float" office:value="0.00624">
                <text:p>0.00624</text:p>
              </table:table-cell>
            </table:table-row>
            <table:table-row>
              <table:table-cell office:value-type="string">
                <text:p>12:53:44</text:p>
              </table:table-cell>
              <table:table-cell office:value-type="float" office:value="1.523545">
                <text:p>1.523545</text:p>
              </table:table-cell>
              <table:table-cell office:value-type="float" office:value="0.007466">
                <text:p>0.007466</text:p>
              </table:table-cell>
            </table:table-row>
            <table:table-row>
              <table:table-cell office:value-type="string">
                <text:p>12:53:45</text:p>
              </table:table-cell>
              <table:table-cell office:value-type="float" office:value="2.420734">
                <text:p>2.420734</text:p>
              </table:table-cell>
              <table:table-cell office:value-type="float" office:value="0.009756">
                <text:p>0.009756</text:p>
              </table:table-cell>
            </table:table-row>
            <table:table-row>
              <table:table-cell office:value-type="string">
                <text:p>12:53:46</text:p>
              </table:table-cell>
              <table:table-cell office:value-type="float" office:value="1.415224">
                <text:p>1.415224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12:53:47</text:p>
              </table:table-cell>
              <table:table-cell office:value-type="float" office:value="1.781718">
                <text:p>1.781718</text:p>
              </table:table-cell>
              <table:table-cell office:value-type="float" office:value="0.007406">
                <text:p>0.007406</text:p>
              </table:table-cell>
            </table:table-row>
            <table:table-row>
              <table:table-cell office:value-type="string">
                <text:p>12:53:48</text:p>
              </table:table-cell>
              <table:table-cell office:value-type="float" office:value="1.586586">
                <text:p>1.586586</text:p>
              </table:table-cell>
              <table:table-cell office:value-type="float" office:value="0.007478">
                <text:p>0.007478</text:p>
              </table:table-cell>
            </table:table-row>
            <table:table-row>
              <table:table-cell office:value-type="string">
                <text:p>12:53:49</text:p>
              </table:table-cell>
              <table:table-cell office:value-type="float" office:value="1.173497">
                <text:p>1.173497</text:p>
              </table:table-cell>
              <table:table-cell office:value-type="float" office:value="0.005422">
                <text:p>0.005422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2.127948">
                <text:p>2.127948</text:p>
              </table:table-cell>
              <table:table-cell office:value-type="float" office:value="0.006992">
                <text:p>0.006992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1.020528">
                <text:p>1.020528</text:p>
              </table:table-cell>
              <table:table-cell office:value-type="float" office:value="0.00904">
                <text:p>0.00904</text:p>
              </table:table-cell>
            </table:table-row>
            <table:table-row>
              <table:table-cell office:value-type="string">
                <text:p>12:53:52</text:p>
              </table:table-cell>
              <table:table-cell office:value-type="float" office:value="1.486529">
                <text:p>1.486529</text:p>
              </table:table-cell>
              <table:table-cell office:value-type="float" office:value="0.015927">
                <text:p>0.015927</text:p>
              </table:table-cell>
            </table:table-row>
            <table:table-row>
              <table:table-cell office:value-type="string">
                <text:p>12:53:53</text:p>
              </table:table-cell>
              <table:table-cell office:value-type="float" office:value="0.585326">
                <text:p>0.585326</text:p>
              </table:table-cell>
              <table:table-cell office:value-type="float" office:value="0.00646">
                <text:p>0.00646</text:p>
              </table:table-cell>
            </table:table-row>
            <table:table-row>
              <table:table-cell office:value-type="string">
                <text:p>12:53:54</text:p>
              </table:table-cell>
              <table:table-cell office:value-type="float" office:value="1.432535">
                <text:p>1.432535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12:53:55</text:p>
              </table:table-cell>
              <table:table-cell office:value-type="float" office:value="0.991732">
                <text:p>0.991732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12:53:56</text:p>
              </table:table-cell>
              <table:table-cell office:value-type="float" office:value="1.069307">
                <text:p>1.069307</text:p>
              </table:table-cell>
              <table:table-cell office:value-type="float" office:value="0.005106">
                <text:p>0.005106</text:p>
              </table:table-cell>
            </table:table-row>
            <table:table-row>
              <table:table-cell office:value-type="string">
                <text:p>12:53:57</text:p>
              </table:table-cell>
              <table:table-cell office:value-type="float" office:value="1.549993">
                <text:p>1.549993</text:p>
              </table:table-cell>
              <table:table-cell office:value-type="float" office:value="0.016246">
                <text:p>0.016246</text:p>
              </table:table-cell>
            </table:table-row>
            <table:table-row>
              <table:table-cell office:value-type="string">
                <text:p>12:53:58</text:p>
              </table:table-cell>
              <table:table-cell office:value-type="float" office:value="1.562455">
                <text:p>1.562455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12:53:59</text:p>
              </table:table-cell>
              <table:table-cell office:value-type="float" office:value="1.432367">
                <text:p>1.43236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1.64922">
                <text:p>1.64922</text:p>
              </table:table-cell>
              <table:table-cell office:value-type="float" office:value="0.007523">
                <text:p>0.007523</text:p>
              </table:table-cell>
            </table:table-row>
            <table:table-row>
              <table:table-cell office:value-type="string">
                <text:p>12:54:01</text:p>
              </table:table-cell>
              <table:table-cell office:value-type="float" office:value="1.468491">
                <text:p>1.468491</text:p>
              </table:table-cell>
              <table:table-cell office:value-type="float" office:value="0.00802">
                <text:p>0.00802</text:p>
              </table:table-cell>
            </table:table-row>
            <table:table-row>
              <table:table-cell office:value-type="string">
                <text:p>12:54:02</text:p>
              </table:table-cell>
              <table:table-cell office:value-type="float" office:value="1.083226">
                <text:p>1.083226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12:54:03</text:p>
              </table:table-cell>
              <table:table-cell office:value-type="float" office:value="0.786993">
                <text:p>0.786993</text:p>
              </table:table-cell>
              <table:table-cell office:value-type="float" office:value="0.006428">
                <text:p>0.006428</text:p>
              </table:table-cell>
            </table:table-row>
            <table:table-row>
              <table:table-cell office:value-type="string">
                <text:p>12:54:04</text:p>
              </table:table-cell>
              <table:table-cell office:value-type="float" office:value="0.810288">
                <text:p>0.810288</text:p>
              </table:table-cell>
              <table:table-cell office:value-type="float" office:value="0.008511">
                <text:p>0.008511</text:p>
              </table:table-cell>
            </table:table-row>
            <table:table-row>
              <table:table-cell office:value-type="string">
                <text:p>12:54:05</text:p>
              </table:table-cell>
              <table:table-cell office:value-type="float" office:value="0.752664">
                <text:p>0.752664</text:p>
              </table:table-cell>
              <table:table-cell office:value-type="float" office:value="0.007301">
                <text:p>0.007301</text:p>
              </table:table-cell>
            </table:table-row>
            <table:table-row>
              <table:table-cell office:value-type="string">
                <text:p>12:54:06</text:p>
              </table:table-cell>
              <table:table-cell office:value-type="float" office:value="0.579931">
                <text:p>0.579931</text:p>
              </table:table-cell>
              <table:table-cell office:value-type="float" office:value="0.009217">
                <text:p>0.009217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0.251295">
                <text:p>0.251295</text:p>
              </table:table-cell>
              <table:table-cell office:value-type="float" office:value="0.00706">
                <text:p>0.00706</text:p>
              </table:table-cell>
            </table:table-row>
            <table:table-row>
              <table:table-cell office:value-type="string">
                <text:p>12:54:08</text:p>
              </table:table-cell>
              <table:table-cell office:value-type="float" office:value="0.028585">
                <text:p>0.028585</text:p>
              </table:table-cell>
              <table:table-cell office:value-type="float" office:value="0.007465">
                <text:p>0.007465</text:p>
              </table:table-cell>
            </table:table-row>
            <table:table-row>
              <table:table-cell office:value-type="string">
                <text:p>12:54:09</text:p>
              </table:table-cell>
              <table:table-cell office:value-type="float" office:value="0.054546">
                <text:p>0.054546</text:p>
              </table:table-cell>
              <table:table-cell office:value-type="float" office:value="0.007537">
                <text:p>0.007537</text:p>
              </table:table-cell>
            </table:table-row>
            <table:table-row>
              <table:table-cell office:value-type="string">
                <text:p>12:54:10</text:p>
              </table:table-cell>
              <table:table-cell office:value-type="float" office:value="0.031242">
                <text:p>0.031242</text:p>
              </table:table-cell>
              <table:table-cell office:value-type="float" office:value="0.007443">
                <text:p>0.007443</text:p>
              </table:table-cell>
            </table:table-row>
            <table:table-row>
              <table:table-cell office:value-type="string">
                <text:p>12:54:11</text:p>
              </table:table-cell>
              <table:table-cell office:value-type="float" office:value="0.05253">
                <text:p>0.05253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string">
                <text:p>12:54:12</text:p>
              </table:table-cell>
              <table:table-cell office:value-type="float" office:value="0.049343">
                <text:p>0.049343</text:p>
              </table:table-cell>
              <table:table-cell office:value-type="float" office:value="0.006648">
                <text:p>0.006648</text:p>
              </table:table-cell>
            </table:table-row>
            <table:table-row>
              <table:table-cell office:value-type="string">
                <text:p>12:54:13</text:p>
              </table:table-cell>
              <table:table-cell office:value-type="float" office:value="0.04023">
                <text:p>0.04023</text:p>
              </table:table-cell>
              <table:table-cell office:value-type="float" office:value="0.007556">
                <text:p>0.007556</text:p>
              </table:table-cell>
            </table:table-row>
            <table:table-row>
              <table:table-cell office:value-type="string">
                <text:p>12:54:14</text:p>
              </table:table-cell>
              <table:table-cell office:value-type="float" office:value="0.034411">
                <text:p>0.034411</text:p>
              </table:table-cell>
              <table:table-cell office:value-type="float" office:value="0.007472">
                <text:p>0.007472</text:p>
              </table:table-cell>
            </table:table-row>
            <table:table-row>
              <table:table-cell office:value-type="string">
                <text:p>12:54:15</text:p>
              </table:table-cell>
              <table:table-cell office:value-type="float" office:value="0.038145">
                <text:p>0.038145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12:54:16</text:p>
              </table:table-cell>
              <table:table-cell office:value-type="float" office:value="0.032045">
                <text:p>0.032045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12:54:17</text:p>
              </table:table-cell>
              <table:table-cell office:value-type="float" office:value="0.035999">
                <text:p>0.035999</text:p>
              </table:table-cell>
              <table:table-cell office:value-type="float" office:value="0.008965">
                <text:p>0.008965</text:p>
              </table:table-cell>
            </table:table-row>
            <table:table-row>
              <table:table-cell office:value-type="string">
                <text:p>12:54:18</text:p>
              </table:table-cell>
              <table:table-cell office:value-type="float" office:value="0.677877">
                <text:p>0.677877</text:p>
              </table:table-cell>
              <table:table-cell office:value-type="float" office:value="0.014662">
                <text:p>0.014662</text:p>
              </table:table-cell>
            </table:table-row>
            <table:table-row>
              <table:table-cell office:value-type="string">
                <text:p>12:54:19</text:p>
              </table:table-cell>
              <table:table-cell office:value-type="float" office:value="0.789504">
                <text:p>0.789504</text:p>
              </table:table-cell>
              <table:table-cell office:value-type="float" office:value="0.005468">
                <text:p>0.005468</text:p>
              </table:table-cell>
            </table:table-row>
            <table:table-row>
              <table:table-cell office:value-type="string">
                <text:p>12:54:20</text:p>
              </table:table-cell>
              <table:table-cell office:value-type="float" office:value="0.816266">
                <text:p>0.816266</text:p>
              </table:table-cell>
              <table:table-cell office:value-type="float" office:value="0.004921">
                <text:p>0.004921</text:p>
              </table:table-cell>
            </table:table-row>
            <table:table-row>
              <table:table-cell office:value-type="string">
                <text:p>12:54:21</text:p>
              </table:table-cell>
              <table:table-cell office:value-type="float" office:value="0.876149">
                <text:p>0.876149</text:p>
              </table:table-cell>
              <table:table-cell office:value-type="float" office:value="0.011926">
                <text:p>0.011926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0.569798">
                <text:p>0.569798</text:p>
              </table:table-cell>
              <table:table-cell office:value-type="float" office:value="0.011504">
                <text:p>0.011504</text:p>
              </table:table-cell>
            </table:table-row>
            <table:table-row>
              <table:table-cell office:value-type="string">
                <text:p>12:54:23</text:p>
              </table:table-cell>
              <table:table-cell office:value-type="float" office:value="0.060967">
                <text:p>0.060967</text:p>
              </table:table-cell>
              <table:table-cell office:value-type="float" office:value="0.007881">
                <text:p>0.007881</text:p>
              </table:table-cell>
            </table:table-row>
            <table:table-row>
              <table:table-cell office:value-type="string">
                <text:p>12:54:24</text:p>
              </table:table-cell>
              <table:table-cell office:value-type="float" office:value="0.101263">
                <text:p>0.101263</text:p>
              </table:table-cell>
              <table:table-cell office:value-type="float" office:value="0.013677">
                <text:p>0.013677</text:p>
              </table:table-cell>
            </table:table-row>
            <table:table-row>
              <table:table-cell office:value-type="string">
                <text:p>12:54:25</text:p>
              </table:table-cell>
              <table:table-cell office:value-type="float" office:value="0.133372">
                <text:p>0.133372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2:54:26</text:p>
              </table:table-cell>
              <table:table-cell office:value-type="float" office:value="0.105903">
                <text:p>0.105903</text:p>
              </table:table-cell>
              <table:table-cell office:value-type="float" office:value="0.014489">
                <text:p>0.014489</text:p>
              </table:table-cell>
            </table:table-row>
            <table:table-row>
              <table:table-cell office:value-type="string">
                <text:p>12:54:27</text:p>
              </table:table-cell>
              <table:table-cell office:value-type="float" office:value="0.068044">
                <text:p>0.068044</text:p>
              </table:table-cell>
              <table:table-cell office:value-type="float" office:value="0.012149">
                <text:p>0.012149</text:p>
              </table:table-cell>
            </table:table-row>
            <table:table-row>
              <table:table-cell office:value-type="string">
                <text:p>12:54:28</text:p>
              </table:table-cell>
              <table:table-cell office:value-type="float" office:value="0.067466">
                <text:p>0.067466</text:p>
              </table:table-cell>
              <table:table-cell office:value-type="float" office:value="0.012778">
                <text:p>0.012778</text:p>
              </table:table-cell>
            </table:table-row>
            <table:table-row>
              <table:table-cell office:value-type="string">
                <text:p>12:54:29</text:p>
              </table:table-cell>
              <table:table-cell office:value-type="float" office:value="0.081237">
                <text:p>0.081237</text:p>
              </table:table-cell>
              <table:table-cell office:value-type="float" office:value="0.011766">
                <text:p>0.011766</text:p>
              </table:table-cell>
            </table:table-row>
            <table:table-row>
              <table:table-cell office:value-type="string">
                <text:p>12:54:30</text:p>
              </table:table-cell>
              <table:table-cell office:value-type="float" office:value="0.058341">
                <text:p>0.058341</text:p>
              </table:table-cell>
              <table:table-cell office:value-type="float" office:value="0.007249">
                <text:p>0.007249</text:p>
              </table:table-cell>
            </table:table-row>
            <table:table-row>
              <table:table-cell office:value-type="string">
                <text:p>12:54:31</text:p>
              </table:table-cell>
              <table:table-cell office:value-type="float" office:value="0.032161">
                <text:p>0.032161</text:p>
              </table:table-cell>
              <table:table-cell office:value-type="float" office:value="0.00691">
                <text:p>0.00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4.398cm" svg:y="4.227cm" style:legend-expansion="high" chart:style-name="ch3"/>
        <chart:plot-area chart:style-name="ch4" table:cell-range-address="test208.B2:test208.B240 test208.F1:test208.F240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208.B2:test208.B2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8.F2:test208.F240" chart:label-cell-address="test208.F1:test208.F1" chart:class="chart:bar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08.F1:test20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0:33</text:p>
                <draw:g>
                  <svg:desc>test208.B2:test208.B240</svg:desc>
                </draw:g>
              </table:table-cell>
              <table:table-cell office:value-type="float" office:value="158333">
                <text:p>158333</text:p>
                <draw:g>
                  <svg:desc>test208.F2:test208.F240</svg:desc>
                </draw:g>
              </table:table-cell>
            </table:table-row>
            <table:table-row>
              <table:table-cell office:value-type="string">
                <text:p>12:50:34</text:p>
              </table:table-cell>
              <table:table-cell office:value-type="float" office:value="139331">
                <text:p>139331</text:p>
              </table:table-cell>
            </table:table-row>
            <table:table-row>
              <table:table-cell office:value-type="string">
                <text:p>12:50:35</text:p>
              </table:table-cell>
              <table:table-cell office:value-type="float" office:value="146547">
                <text:p>146547</text:p>
              </table:table-cell>
            </table:table-row>
            <table:table-row>
              <table:table-cell office:value-type="string">
                <text:p>12:50:36</text:p>
              </table:table-cell>
              <table:table-cell office:value-type="float" office:value="148084">
                <text:p>148084</text:p>
              </table:table-cell>
            </table:table-row>
            <table:table-row>
              <table:table-cell office:value-type="string">
                <text:p>12:50:37</text:p>
              </table:table-cell>
              <table:table-cell office:value-type="float" office:value="168235">
                <text:p>168235</text:p>
              </table:table-cell>
            </table:table-row>
            <table:table-row>
              <table:table-cell office:value-type="string">
                <text:p>12:50:38</text:p>
              </table:table-cell>
              <table:table-cell office:value-type="float" office:value="125253">
                <text:p>125253</text:p>
              </table:table-cell>
            </table:table-row>
            <table:table-row>
              <table:table-cell office:value-type="string">
                <text:p>12:50:39</text:p>
              </table:table-cell>
              <table:table-cell office:value-type="float" office:value="112415">
                <text:p>112415</text:p>
              </table:table-cell>
            </table:table-row>
            <table:table-row>
              <table:table-cell office:value-type="string">
                <text:p>12:50:40</text:p>
              </table:table-cell>
              <table:table-cell office:value-type="float" office:value="134393">
                <text:p>134393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149413">
                <text:p>149413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134510">
                <text:p>134510</text:p>
              </table:table-cell>
            </table:table-row>
            <table:table-row>
              <table:table-cell office:value-type="string">
                <text:p>12:50:43</text:p>
              </table:table-cell>
              <table:table-cell office:value-type="float" office:value="137148">
                <text:p>137148</text:p>
              </table:table-cell>
            </table:table-row>
            <table:table-row>
              <table:table-cell office:value-type="string">
                <text:p>12:50:44</text:p>
              </table:table-cell>
              <table:table-cell office:value-type="float" office:value="143024">
                <text:p>143024</text:p>
              </table:table-cell>
            </table:table-row>
            <table:table-row>
              <table:table-cell office:value-type="string">
                <text:p>12:50:45</text:p>
              </table:table-cell>
              <table:table-cell office:value-type="float" office:value="125858">
                <text:p>125858</text:p>
              </table:table-cell>
            </table:table-row>
            <table:table-row>
              <table:table-cell office:value-type="string">
                <text:p>12:50:46</text:p>
              </table:table-cell>
              <table:table-cell office:value-type="float" office:value="127155">
                <text:p>127155</text:p>
              </table:table-cell>
            </table:table-row>
            <table:table-row>
              <table:table-cell office:value-type="string">
                <text:p>12:50:47</text:p>
              </table:table-cell>
              <table:table-cell office:value-type="float" office:value="97397">
                <text:p>97397</text:p>
              </table:table-cell>
            </table:table-row>
            <table:table-row>
              <table:table-cell office:value-type="string">
                <text:p>12:50:48</text:p>
              </table:table-cell>
              <table:table-cell office:value-type="float" office:value="108631">
                <text:p>108631</text:p>
              </table:table-cell>
            </table:table-row>
            <table:table-row>
              <table:table-cell office:value-type="string">
                <text:p>12:50:49</text:p>
              </table:table-cell>
              <table:table-cell office:value-type="float" office:value="101067">
                <text:p>101067</text:p>
              </table:table-cell>
            </table:table-row>
            <table:table-row>
              <table:table-cell office:value-type="string">
                <text:p>12:50:50</text:p>
              </table:table-cell>
              <table:table-cell office:value-type="float" office:value="162889">
                <text:p>162889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133353">
                <text:p>133353</text:p>
              </table:table-cell>
            </table:table-row>
            <table:table-row>
              <table:table-cell office:value-type="string">
                <text:p>12:50:52</text:p>
              </table:table-cell>
              <table:table-cell office:value-type="float" office:value="206588">
                <text:p>206588</text:p>
              </table:table-cell>
            </table:table-row>
            <table:table-row>
              <table:table-cell office:value-type="string">
                <text:p>12:50:53</text:p>
              </table:table-cell>
              <table:table-cell office:value-type="float" office:value="186239">
                <text:p>186239</text:p>
              </table:table-cell>
            </table:table-row>
            <table:table-row>
              <table:table-cell office:value-type="string">
                <text:p>12:50:54</text:p>
              </table:table-cell>
              <table:table-cell office:value-type="float" office:value="130183">
                <text:p>130183</text:p>
              </table:table-cell>
            </table:table-row>
            <table:table-row>
              <table:table-cell office:value-type="string">
                <text:p>12:50:55</text:p>
              </table:table-cell>
              <table:table-cell office:value-type="float" office:value="146352">
                <text:p>146352</text:p>
              </table:table-cell>
            </table:table-row>
            <table:table-row>
              <table:table-cell office:value-type="string">
                <text:p>12:50:56</text:p>
              </table:table-cell>
              <table:table-cell office:value-type="float" office:value="126237">
                <text:p>126237</text:p>
              </table:table-cell>
            </table:table-row>
            <table:table-row>
              <table:table-cell office:value-type="string">
                <text:p>12:50:57</text:p>
              </table:table-cell>
              <table:table-cell office:value-type="float" office:value="83533">
                <text:p>83533</text:p>
              </table:table-cell>
            </table:table-row>
            <table:table-row>
              <table:table-cell office:value-type="string">
                <text:p>12:50:58</text:p>
              </table:table-cell>
              <table:table-cell office:value-type="float" office:value="157706">
                <text:p>157706</text:p>
              </table:table-cell>
            </table:table-row>
            <table:table-row>
              <table:table-cell office:value-type="string">
                <text:p>12:50:59</text:p>
              </table:table-cell>
              <table:table-cell office:value-type="float" office:value="224958">
                <text:p>224958</text:p>
              </table:table-cell>
            </table:table-row>
            <table:table-row>
              <table:table-cell office:value-type="string">
                <text:p>12:51:00</text:p>
              </table:table-cell>
              <table:table-cell office:value-type="float" office:value="137604">
                <text:p>137604</text:p>
              </table:table-cell>
            </table:table-row>
            <table:table-row>
              <table:table-cell office:value-type="string">
                <text:p>12:51: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:51:02</text:p>
              </table:table-cell>
              <table:table-cell office:value-type="float" office:value="312263">
                <text:p>312263</text:p>
              </table:table-cell>
            </table:table-row>
            <table:table-row>
              <table:table-cell office:value-type="string">
                <text:p>12:51:03</text:p>
              </table:table-cell>
              <table:table-cell office:value-type="float" office:value="130913">
                <text:p>130913</text:p>
              </table:table-cell>
            </table:table-row>
            <table:table-row>
              <table:table-cell office:value-type="string">
                <text:p>12:51:04</text:p>
              </table:table-cell>
              <table:table-cell office:value-type="float" office:value="103708">
                <text:p>103708</text:p>
              </table:table-cell>
            </table:table-row>
            <table:table-row>
              <table:table-cell office:value-type="string">
                <text:p>12:51:05</text:p>
              </table:table-cell>
              <table:table-cell office:value-type="float" office:value="184720">
                <text:p>184720</text:p>
              </table:table-cell>
            </table:table-row>
            <table:table-row>
              <table:table-cell office:value-type="string">
                <text:p>12:51:06</text:p>
              </table:table-cell>
              <table:table-cell office:value-type="float" office:value="332965">
                <text:p>332965</text:p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162136">
                <text:p>162136</text:p>
              </table:table-cell>
            </table:table-row>
            <table:table-row>
              <table:table-cell office:value-type="string">
                <text:p>12:51:08</text:p>
              </table:table-cell>
              <table:table-cell office:value-type="float" office:value="128338">
                <text:p>128338</text:p>
              </table:table-cell>
            </table:table-row>
            <table:table-row>
              <table:table-cell office:value-type="string">
                <text:p>12:51:09</text:p>
              </table:table-cell>
              <table:table-cell office:value-type="float" office:value="96414">
                <text:p>96414</text:p>
              </table:table-cell>
            </table:table-row>
            <table:table-row>
              <table:table-cell office:value-type="string">
                <text:p>12:51:10</text:p>
              </table:table-cell>
              <table:table-cell office:value-type="float" office:value="183506">
                <text:p>183506</text:p>
              </table:table-cell>
            </table:table-row>
            <table:table-row>
              <table:table-cell office:value-type="string">
                <text:p>12:51:11</text:p>
              </table:table-cell>
              <table:table-cell office:value-type="float" office:value="71865">
                <text:p>71865</text:p>
              </table:table-cell>
            </table:table-row>
            <table:table-row>
              <table:table-cell office:value-type="string">
                <text:p>12:51:12</text:p>
              </table:table-cell>
              <table:table-cell office:value-type="float" office:value="204599">
                <text:p>204599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94790">
                <text:p>94790</text:p>
              </table:table-cell>
            </table:table-row>
            <table:table-row>
              <table:table-cell office:value-type="string">
                <text:p>12:51:14</text:p>
              </table:table-cell>
              <table:table-cell office:value-type="float" office:value="230291">
                <text:p>230291</text:p>
              </table:table-cell>
            </table:table-row>
            <table:table-row>
              <table:table-cell office:value-type="string">
                <text:p>12:51:15</text:p>
              </table:table-cell>
              <table:table-cell office:value-type="float" office:value="105329">
                <text:p>105329</text:p>
              </table:table-cell>
            </table:table-row>
            <table:table-row>
              <table:table-cell office:value-type="string">
                <text:p>12:51:16</text:p>
              </table:table-cell>
              <table:table-cell office:value-type="float" office:value="74995">
                <text:p>74995</text:p>
              </table:table-cell>
            </table:table-row>
            <table:table-row>
              <table:table-cell office:value-type="string">
                <text:p>12:51:17</text:p>
              </table:table-cell>
              <table:table-cell office:value-type="float" office:value="138945">
                <text:p>138945</text:p>
              </table:table-cell>
            </table:table-row>
            <table:table-row>
              <table:table-cell office:value-type="string">
                <text:p>12:51:18</text:p>
              </table:table-cell>
              <table:table-cell office:value-type="float" office:value="97765">
                <text:p>97765</text:p>
              </table:table-cell>
            </table:table-row>
            <table:table-row>
              <table:table-cell office:value-type="string">
                <text:p>12:51:19</text:p>
              </table:table-cell>
              <table:table-cell office:value-type="float" office:value="92282">
                <text:p>92282</text:p>
              </table:table-cell>
            </table:table-row>
            <table:table-row>
              <table:table-cell office:value-type="string">
                <text:p>12:51:20</text:p>
              </table:table-cell>
              <table:table-cell office:value-type="float" office:value="156908">
                <text:p>156908</text:p>
              </table:table-cell>
            </table:table-row>
            <table:table-row>
              <table:table-cell office:value-type="string">
                <text:p>12:51:21</text:p>
              </table:table-cell>
              <table:table-cell office:value-type="float" office:value="117427">
                <text:p>117427</text:p>
              </table:table-cell>
            </table:table-row>
            <table:table-row>
              <table:table-cell office:value-type="string">
                <text:p>12:51:22</text:p>
              </table:table-cell>
              <table:table-cell office:value-type="float" office:value="101830">
                <text:p>101830</text:p>
              </table:table-cell>
            </table:table-row>
            <table:table-row>
              <table:table-cell office:value-type="string">
                <text:p>12:51:23</text:p>
              </table:table-cell>
              <table:table-cell office:value-type="float" office:value="167744">
                <text:p>167744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132606">
                <text:p>132606</text:p>
              </table:table-cell>
            </table:table-row>
            <table:table-row>
              <table:table-cell office:value-type="string">
                <text:p>12:51:25</text:p>
              </table:table-cell>
              <table:table-cell office:value-type="float" office:value="120410">
                <text:p>120410</text:p>
              </table:table-cell>
            </table:table-row>
            <table:table-row>
              <table:table-cell office:value-type="string">
                <text:p>12:51:26</text:p>
              </table:table-cell>
              <table:table-cell office:value-type="float" office:value="117782">
                <text:p>117782</text:p>
              </table:table-cell>
            </table:table-row>
            <table:table-row>
              <table:table-cell office:value-type="string">
                <text:p>12:51:27</text:p>
              </table:table-cell>
              <table:table-cell office:value-type="float" office:value="177032">
                <text:p>177032</text:p>
              </table:table-cell>
            </table:table-row>
            <table:table-row>
              <table:table-cell office:value-type="string">
                <text:p>12:51:28</text:p>
              </table:table-cell>
              <table:table-cell office:value-type="float" office:value="134725">
                <text:p>134725</text:p>
              </table:table-cell>
            </table:table-row>
            <table:table-row>
              <table:table-cell office:value-type="string">
                <text:p>12:51:29</text:p>
              </table:table-cell>
              <table:table-cell office:value-type="float" office:value="139238">
                <text:p>139238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136218">
                <text:p>136218</text:p>
              </table:table-cell>
            </table:table-row>
            <table:table-row>
              <table:table-cell office:value-type="string">
                <text:p>12:51:31</text:p>
              </table:table-cell>
              <table:table-cell office:value-type="float" office:value="92246">
                <text:p>92246</text:p>
              </table:table-cell>
            </table:table-row>
            <table:table-row>
              <table:table-cell office:value-type="string">
                <text:p>12:51:32</text:p>
              </table:table-cell>
              <table:table-cell office:value-type="float" office:value="135418">
                <text:p>135418</text:p>
              </table:table-cell>
            </table:table-row>
            <table:table-row>
              <table:table-cell office:value-type="string">
                <text:p>12:51:33</text:p>
              </table:table-cell>
              <table:table-cell office:value-type="float" office:value="96569">
                <text:p>96569</text:p>
              </table:table-cell>
            </table:table-row>
            <table:table-row>
              <table:table-cell office:value-type="string">
                <text:p>12:51:34</text:p>
              </table:table-cell>
              <table:table-cell office:value-type="float" office:value="138079">
                <text:p>138079</text:p>
              </table:table-cell>
            </table:table-row>
            <table:table-row>
              <table:table-cell office:value-type="string">
                <text:p>12:51:35</text:p>
              </table:table-cell>
              <table:table-cell office:value-type="float" office:value="126752">
                <text:p>126752</text:p>
              </table:table-cell>
            </table:table-row>
            <table:table-row>
              <table:table-cell office:value-type="string">
                <text:p>12:51:36</text:p>
              </table:table-cell>
              <table:table-cell office:value-type="float" office:value="150841">
                <text:p>150841</text:p>
              </table:table-cell>
            </table:table-row>
            <table:table-row>
              <table:table-cell office:value-type="string">
                <text:p>12:51:37</text:p>
              </table:table-cell>
              <table:table-cell office:value-type="float" office:value="153202">
                <text:p>153202</text:p>
              </table:table-cell>
            </table:table-row>
            <table:table-row>
              <table:table-cell office:value-type="string">
                <text:p>12:51:38</text:p>
              </table:table-cell>
              <table:table-cell office:value-type="float" office:value="135544">
                <text:p>135544</text:p>
              </table:table-cell>
            </table:table-row>
            <table:table-row>
              <table:table-cell office:value-type="string">
                <text:p>12:51:39</text:p>
              </table:table-cell>
              <table:table-cell office:value-type="float" office:value="89571">
                <text:p>89571</text:p>
              </table:table-cell>
            </table:table-row>
            <table:table-row>
              <table:table-cell office:value-type="string">
                <text:p>12:51:40</text:p>
              </table:table-cell>
              <table:table-cell office:value-type="float" office:value="107533">
                <text:p>107533</text:p>
              </table:table-cell>
            </table:table-row>
            <table:table-row>
              <table:table-cell office:value-type="string">
                <text:p>12:51:41</text:p>
              </table:table-cell>
              <table:table-cell office:value-type="float" office:value="150657">
                <text:p>150657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109164">
                <text:p>109164</text:p>
              </table:table-cell>
            </table:table-row>
            <table:table-row>
              <table:table-cell office:value-type="string">
                <text:p>12:51:43</text:p>
              </table:table-cell>
              <table:table-cell office:value-type="float" office:value="146338">
                <text:p>146338</text:p>
              </table:table-cell>
            </table:table-row>
            <table:table-row>
              <table:table-cell office:value-type="string">
                <text:p>12:51:44</text:p>
              </table:table-cell>
              <table:table-cell office:value-type="float" office:value="157215">
                <text:p>157215</text:p>
              </table:table-cell>
            </table:table-row>
            <table:table-row>
              <table:table-cell office:value-type="string">
                <text:p>12:51:45</text:p>
              </table:table-cell>
              <table:table-cell office:value-type="float" office:value="130832">
                <text:p>130832</text:p>
              </table:table-cell>
            </table:table-row>
            <table:table-row>
              <table:table-cell office:value-type="string">
                <text:p>12:51:46</text:p>
              </table:table-cell>
              <table:table-cell office:value-type="float" office:value="154025">
                <text:p>154025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175073">
                <text:p>175073</text:p>
              </table:table-cell>
            </table:table-row>
            <table:table-row>
              <table:table-cell office:value-type="string">
                <text:p>12:51:48</text:p>
              </table:table-cell>
              <table:table-cell office:value-type="float" office:value="201959">
                <text:p>201959</text:p>
              </table:table-cell>
            </table:table-row>
            <table:table-row>
              <table:table-cell office:value-type="string">
                <text:p>12:51:49</text:p>
              </table:table-cell>
              <table:table-cell office:value-type="float" office:value="149512">
                <text:p>149512</text:p>
              </table:table-cell>
            </table:table-row>
            <table:table-row>
              <table:table-cell office:value-type="string">
                <text:p>12:51:50</text:p>
              </table:table-cell>
              <table:table-cell office:value-type="float" office:value="164453">
                <text:p>164453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129540">
                <text:p>129540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113361">
                <text:p>113361</text:p>
              </table:table-cell>
            </table:table-row>
            <table:table-row>
              <table:table-cell office:value-type="string">
                <text:p>12:51:53</text:p>
              </table:table-cell>
              <table:table-cell office:value-type="float" office:value="126425">
                <text:p>126425</text:p>
              </table:table-cell>
            </table:table-row>
            <table:table-row>
              <table:table-cell office:value-type="string">
                <text:p>12:51:54</text:p>
              </table:table-cell>
              <table:table-cell office:value-type="float" office:value="152087">
                <text:p>152087</text:p>
              </table:table-cell>
            </table:table-row>
            <table:table-row>
              <table:table-cell office:value-type="string">
                <text:p>12:51:55</text:p>
              </table:table-cell>
              <table:table-cell office:value-type="float" office:value="134890">
                <text:p>134890</text:p>
              </table:table-cell>
            </table:table-row>
            <table:table-row>
              <table:table-cell office:value-type="string">
                <text:p>12:51:56</text:p>
              </table:table-cell>
              <table:table-cell office:value-type="float" office:value="132231">
                <text:p>132231</text:p>
              </table:table-cell>
            </table:table-row>
            <table:table-row>
              <table:table-cell office:value-type="string">
                <text:p>12:51:57</text:p>
              </table:table-cell>
              <table:table-cell office:value-type="float" office:value="146385">
                <text:p>146385</text:p>
              </table:table-cell>
            </table:table-row>
            <table:table-row>
              <table:table-cell office:value-type="string">
                <text:p>12:51:58</text:p>
              </table:table-cell>
              <table:table-cell office:value-type="float" office:value="107662">
                <text:p>107662</text:p>
              </table:table-cell>
            </table:table-row>
            <table:table-row>
              <table:table-cell office:value-type="string">
                <text:p>12:51:59</text:p>
              </table:table-cell>
              <table:table-cell office:value-type="float" office:value="125277">
                <text:p>125277</text:p>
              </table:table-cell>
            </table:table-row>
            <table:table-row>
              <table:table-cell office:value-type="string">
                <text:p>12:52:00</text:p>
              </table:table-cell>
              <table:table-cell office:value-type="float" office:value="145155">
                <text:p>145155</text:p>
              </table:table-cell>
            </table:table-row>
            <table:table-row>
              <table:table-cell office:value-type="string">
                <text:p>12:52:01</text:p>
              </table:table-cell>
              <table:table-cell office:value-type="float" office:value="81508">
                <text:p>81508</text:p>
              </table:table-cell>
            </table:table-row>
            <table:table-row>
              <table:table-cell office:value-type="string">
                <text:p>12:52:02</text:p>
              </table:table-cell>
              <table:table-cell office:value-type="float" office:value="126932">
                <text:p>126932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120473">
                <text:p>120473</text:p>
              </table:table-cell>
            </table:table-row>
            <table:table-row>
              <table:table-cell office:value-type="string">
                <text:p>12:52:04</text:p>
              </table:table-cell>
              <table:table-cell office:value-type="float" office:value="200139">
                <text:p>200139</text:p>
              </table:table-cell>
            </table:table-row>
            <table:table-row>
              <table:table-cell office:value-type="string">
                <text:p>12:52:05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12:52:06</text:p>
              </table:table-cell>
              <table:table-cell office:value-type="float" office:value="112980">
                <text:p>112980</text:p>
              </table:table-cell>
            </table:table-row>
            <table:table-row>
              <table:table-cell office:value-type="string">
                <text:p>12:52:07</text:p>
              </table:table-cell>
              <table:table-cell office:value-type="float" office:value="121226">
                <text:p>121226</text:p>
              </table:table-cell>
            </table:table-row>
            <table:table-row>
              <table:table-cell office:value-type="string">
                <text:p>12:52:08</text:p>
              </table:table-cell>
              <table:table-cell office:value-type="float" office:value="111992">
                <text:p>111992</text:p>
              </table:table-cell>
            </table:table-row>
            <table:table-row>
              <table:table-cell office:value-type="string">
                <text:p>12:52:09</text:p>
              </table:table-cell>
              <table:table-cell office:value-type="float" office:value="145025">
                <text:p>145025</text:p>
              </table:table-cell>
            </table:table-row>
            <table:table-row>
              <table:table-cell office:value-type="string">
                <text:p>12:52:10</text:p>
              </table:table-cell>
              <table:table-cell office:value-type="float" office:value="210547">
                <text:p>210547</text:p>
              </table:table-cell>
            </table:table-row>
            <table:table-row>
              <table:table-cell office:value-type="string">
                <text:p>12:52:11</text:p>
              </table:table-cell>
              <table:table-cell office:value-type="float" office:value="148162">
                <text:p>148162</text:p>
              </table:table-cell>
            </table:table-row>
            <table:table-row>
              <table:table-cell office:value-type="string">
                <text:p>12:52:12</text:p>
              </table:table-cell>
              <table:table-cell office:value-type="float" office:value="141491">
                <text:p>141491</text:p>
              </table:table-cell>
            </table:table-row>
            <table:table-row>
              <table:table-cell office:value-type="string">
                <text:p>12:52:13</text:p>
              </table:table-cell>
              <table:table-cell office:value-type="float" office:value="104013">
                <text:p>104013</text:p>
              </table:table-cell>
            </table:table-row>
            <table:table-row>
              <table:table-cell office:value-type="string">
                <text:p>12:52:14</text:p>
              </table:table-cell>
              <table:table-cell office:value-type="float" office:value="105688">
                <text:p>105688</text:p>
              </table:table-cell>
            </table:table-row>
            <table:table-row>
              <table:table-cell office:value-type="string">
                <text:p>12:52:15</text:p>
              </table:table-cell>
              <table:table-cell office:value-type="float" office:value="167829">
                <text:p>167829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142071">
                <text:p>142071</text:p>
              </table:table-cell>
            </table:table-row>
            <table:table-row>
              <table:table-cell office:value-type="string">
                <text:p>12:52:17</text:p>
              </table:table-cell>
              <table:table-cell office:value-type="float" office:value="124904">
                <text:p>124904</text:p>
              </table:table-cell>
            </table:table-row>
            <table:table-row>
              <table:table-cell office:value-type="string">
                <text:p>12:52:18</text:p>
              </table:table-cell>
              <table:table-cell office:value-type="float" office:value="119026">
                <text:p>119026</text:p>
              </table:table-cell>
            </table:table-row>
            <table:table-row>
              <table:table-cell office:value-type="string">
                <text:p>12:52:19</text:p>
              </table:table-cell>
              <table:table-cell office:value-type="float" office:value="146924">
                <text:p>146924</text:p>
              </table:table-cell>
            </table:table-row>
            <table:table-row>
              <table:table-cell office:value-type="string">
                <text:p>12:52:20</text:p>
              </table:table-cell>
              <table:table-cell office:value-type="float" office:value="139729">
                <text:p>139729</text:p>
              </table:table-cell>
            </table:table-row>
            <table:table-row>
              <table:table-cell office:value-type="string">
                <text:p>12:52:21</text:p>
              </table:table-cell>
              <table:table-cell office:value-type="float" office:value="132985">
                <text:p>132985</text:p>
              </table:table-cell>
            </table:table-row>
            <table:table-row>
              <table:table-cell office:value-type="string">
                <text:p>12:52:22</text:p>
              </table:table-cell>
              <table:table-cell office:value-type="float" office:value="164351">
                <text:p>164351</text:p>
              </table:table-cell>
            </table:table-row>
            <table:table-row>
              <table:table-cell office:value-type="string">
                <text:p>12:52:23</text:p>
              </table:table-cell>
              <table:table-cell office:value-type="float" office:value="159352">
                <text:p>159352</text:p>
              </table:table-cell>
            </table:table-row>
            <table:table-row>
              <table:table-cell office:value-type="string">
                <text:p>12:52:24</text:p>
              </table:table-cell>
              <table:table-cell office:value-type="float" office:value="482046">
                <text:p>482046</text:p>
              </table:table-cell>
            </table:table-row>
            <table:table-row>
              <table:table-cell office:value-type="string">
                <text:p>12:52:25</text:p>
              </table:table-cell>
              <table:table-cell office:value-type="float" office:value="126155">
                <text:p>126155</text:p>
              </table:table-cell>
            </table:table-row>
            <table:table-row>
              <table:table-cell office:value-type="string">
                <text:p>12:52:26</text:p>
              </table:table-cell>
              <table:table-cell office:value-type="float" office:value="120286">
                <text:p>120286</text:p>
              </table:table-cell>
            </table:table-row>
            <table:table-row>
              <table:table-cell office:value-type="string">
                <text:p>12:52:27</text:p>
              </table:table-cell>
              <table:table-cell office:value-type="float" office:value="141775">
                <text:p>141775</text:p>
              </table:table-cell>
            </table:table-row>
            <table:table-row>
              <table:table-cell office:value-type="string">
                <text:p>12:52:28</text:p>
              </table:table-cell>
              <table:table-cell office:value-type="float" office:value="123921">
                <text:p>123921</text:p>
              </table:table-cell>
            </table:table-row>
            <table:table-row>
              <table:table-cell office:value-type="string">
                <text:p>12:52:29</text:p>
              </table:table-cell>
              <table:table-cell office:value-type="float" office:value="104021">
                <text:p>104021</text:p>
              </table:table-cell>
            </table:table-row>
            <table:table-row>
              <table:table-cell office:value-type="string">
                <text:p>12:52:30</text:p>
              </table:table-cell>
              <table:table-cell office:value-type="float" office:value="99125">
                <text:p>99125</text:p>
              </table:table-cell>
            </table:table-row>
            <table:table-row>
              <table:table-cell office:value-type="string">
                <text:p>12:52:31</text:p>
              </table:table-cell>
              <table:table-cell office:value-type="float" office:value="151051">
                <text:p>151051</text:p>
              </table:table-cell>
            </table:table-row>
            <table:table-row>
              <table:table-cell office:value-type="string">
                <text:p>12:52:32</text:p>
              </table:table-cell>
              <table:table-cell office:value-type="float" office:value="174520">
                <text:p>174520</text:p>
              </table:table-cell>
            </table:table-row>
            <table:table-row>
              <table:table-cell office:value-type="string">
                <text:p>12:52:33</text:p>
              </table:table-cell>
              <table:table-cell office:value-type="float" office:value="120405">
                <text:p>120405</text:p>
              </table:table-cell>
            </table:table-row>
            <table:table-row>
              <table:table-cell office:value-type="string">
                <text:p>12:52:34</text:p>
              </table:table-cell>
              <table:table-cell office:value-type="float" office:value="233706">
                <text:p>233706</text:p>
              </table:table-cell>
            </table:table-row>
            <table:table-row>
              <table:table-cell office:value-type="string">
                <text:p>12:52:35</text:p>
              </table:table-cell>
              <table:table-cell office:value-type="float" office:value="113626">
                <text:p>113626</text:p>
              </table:table-cell>
            </table:table-row>
            <table:table-row>
              <table:table-cell office:value-type="string">
                <text:p>12:52:36</text:p>
              </table:table-cell>
              <table:table-cell office:value-type="float" office:value="122396">
                <text:p>122396</text:p>
              </table:table-cell>
            </table:table-row>
            <table:table-row>
              <table:table-cell office:value-type="string">
                <text:p>12:52:37</text:p>
              </table:table-cell>
              <table:table-cell office:value-type="float" office:value="151886">
                <text:p>151886</text:p>
              </table:table-cell>
            </table:table-row>
            <table:table-row>
              <table:table-cell office:value-type="string">
                <text:p>12:52:38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12:52:39</text:p>
              </table:table-cell>
              <table:table-cell office:value-type="float" office:value="123146">
                <text:p>123146</text:p>
              </table:table-cell>
            </table:table-row>
            <table:table-row>
              <table:table-cell office:value-type="string">
                <text:p>12:52:40</text:p>
              </table:table-cell>
              <table:table-cell office:value-type="float" office:value="199885">
                <text:p>199885</text:p>
              </table:table-cell>
            </table:table-row>
            <table:table-row>
              <table:table-cell office:value-type="string">
                <text:p>12:52:41</text:p>
              </table:table-cell>
              <table:table-cell office:value-type="float" office:value="152034">
                <text:p>152034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169338">
                <text:p>169338</text:p>
              </table:table-cell>
            </table:table-row>
            <table:table-row>
              <table:table-cell office:value-type="string">
                <text:p>12:52:43</text:p>
              </table:table-cell>
              <table:table-cell office:value-type="float" office:value="185192">
                <text:p>185192</text:p>
              </table:table-cell>
            </table:table-row>
            <table:table-row>
              <table:table-cell office:value-type="string">
                <text:p>12:52:44</text:p>
              </table:table-cell>
              <table:table-cell office:value-type="float" office:value="196007">
                <text:p>196007</text:p>
              </table:table-cell>
            </table:table-row>
            <table:table-row>
              <table:table-cell office:value-type="string">
                <text:p>12:52:45</text:p>
              </table:table-cell>
              <table:table-cell office:value-type="float" office:value="161919">
                <text:p>161919</text:p>
              </table:table-cell>
            </table:table-row>
            <table:table-row>
              <table:table-cell office:value-type="string">
                <text:p>12:52:46</text:p>
              </table:table-cell>
              <table:table-cell office:value-type="float" office:value="128736">
                <text:p>128736</text:p>
              </table:table-cell>
            </table:table-row>
            <table:table-row>
              <table:table-cell office:value-type="string">
                <text:p>12:52:47</text:p>
              </table:table-cell>
              <table:table-cell office:value-type="float" office:value="144513">
                <text:p>144513</text:p>
              </table:table-cell>
            </table:table-row>
            <table:table-row>
              <table:table-cell office:value-type="string">
                <text:p>12:52:48</text:p>
              </table:table-cell>
              <table:table-cell office:value-type="float" office:value="130738">
                <text:p>130738</text:p>
              </table:table-cell>
            </table:table-row>
            <table:table-row>
              <table:table-cell office:value-type="string">
                <text:p>12:52:49</text:p>
              </table:table-cell>
              <table:table-cell office:value-type="float" office:value="155597">
                <text:p>155597</text:p>
              </table:table-cell>
            </table:table-row>
            <table:table-row>
              <table:table-cell office:value-type="string">
                <text:p>12:52:50</text:p>
              </table:table-cell>
              <table:table-cell office:value-type="float" office:value="208509">
                <text:p>208509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149258">
                <text:p>149258</text:p>
              </table:table-cell>
            </table:table-row>
            <table:table-row>
              <table:table-cell office:value-type="string">
                <text:p>12:52:52</text:p>
              </table:table-cell>
              <table:table-cell office:value-type="float" office:value="160303">
                <text:p>160303</text:p>
              </table:table-cell>
            </table:table-row>
            <table:table-row>
              <table:table-cell office:value-type="string">
                <text:p>12:52:53</text:p>
              </table:table-cell>
              <table:table-cell office:value-type="float" office:value="144965">
                <text:p>144965</text:p>
              </table:table-cell>
            </table:table-row>
            <table:table-row>
              <table:table-cell office:value-type="string">
                <text:p>12:52:54</text:p>
              </table:table-cell>
              <table:table-cell office:value-type="float" office:value="122691">
                <text:p>122691</text:p>
              </table:table-cell>
            </table:table-row>
            <table:table-row>
              <table:table-cell office:value-type="string">
                <text:p>12:52:55</text:p>
              </table:table-cell>
              <table:table-cell office:value-type="float" office:value="166447">
                <text:p>166447</text:p>
              </table:table-cell>
            </table:table-row>
            <table:table-row>
              <table:table-cell office:value-type="string">
                <text:p>12:52:56</text:p>
              </table:table-cell>
              <table:table-cell office:value-type="float" office:value="148635">
                <text:p>148635</text:p>
              </table:table-cell>
            </table:table-row>
            <table:table-row>
              <table:table-cell office:value-type="string">
                <text:p>12:52:57</text:p>
              </table:table-cell>
              <table:table-cell office:value-type="float" office:value="170713">
                <text:p>170713</text:p>
              </table:table-cell>
            </table:table-row>
            <table:table-row>
              <table:table-cell office:value-type="string">
                <text:p>12:52:58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string">
                <text:p>12:52:59</text:p>
              </table:table-cell>
              <table:table-cell office:value-type="float" office:value="103240">
                <text:p>103240</text:p>
              </table:table-cell>
            </table:table-row>
            <table:table-row>
              <table:table-cell office:value-type="string">
                <text:p>12:53:00</text:p>
              </table:table-cell>
              <table:table-cell office:value-type="float" office:value="146985">
                <text:p>146985</text:p>
              </table:table-cell>
            </table:table-row>
            <table:table-row>
              <table:table-cell office:value-type="string">
                <text:p>12:53:01</text:p>
              </table:table-cell>
              <table:table-cell office:value-type="float" office:value="184203">
                <text:p>184203</text:p>
              </table:table-cell>
            </table:table-row>
            <table:table-row>
              <table:table-cell office:value-type="string">
                <text:p>12:53:02</text:p>
              </table:table-cell>
              <table:table-cell office:value-type="float" office:value="159775">
                <text:p>159775</text:p>
              </table:table-cell>
            </table:table-row>
            <table:table-row>
              <table:table-cell office:value-type="string">
                <text:p>12:53:03</text:p>
              </table:table-cell>
              <table:table-cell office:value-type="float" office:value="182346">
                <text:p>182346</text:p>
              </table:table-cell>
            </table:table-row>
            <table:table-row>
              <table:table-cell office:value-type="string">
                <text:p>12:53:04</text:p>
              </table:table-cell>
              <table:table-cell office:value-type="float" office:value="146478">
                <text:p>146478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167166">
                <text:p>167166</text:p>
              </table:table-cell>
            </table:table-row>
            <table:table-row>
              <table:table-cell office:value-type="string">
                <text:p>12:53:06</text:p>
              </table:table-cell>
              <table:table-cell office:value-type="float" office:value="141489">
                <text:p>141489</text:p>
              </table:table-cell>
            </table:table-row>
            <table:table-row>
              <table:table-cell office:value-type="string">
                <text:p>12:53:07</text:p>
              </table:table-cell>
              <table:table-cell office:value-type="float" office:value="109567">
                <text:p>109567</text:p>
              </table:table-cell>
            </table:table-row>
            <table:table-row>
              <table:table-cell office:value-type="string">
                <text:p>12:53:08</text:p>
              </table:table-cell>
              <table:table-cell office:value-type="float" office:value="113048">
                <text:p>113048</text:p>
              </table:table-cell>
            </table:table-row>
            <table:table-row>
              <table:table-cell office:value-type="string">
                <text:p>12:53:09</text:p>
              </table:table-cell>
              <table:table-cell office:value-type="float" office:value="99656">
                <text:p>99656</text:p>
              </table:table-cell>
            </table:table-row>
            <table:table-row>
              <table:table-cell office:value-type="string">
                <text:p>12:53:10</text:p>
              </table:table-cell>
              <table:table-cell office:value-type="float" office:value="115412">
                <text:p>115412</text:p>
              </table:table-cell>
            </table:table-row>
            <table:table-row>
              <table:table-cell office:value-type="string">
                <text:p>12:53:11</text:p>
              </table:table-cell>
              <table:table-cell office:value-type="float" office:value="139419">
                <text:p>139419</text:p>
              </table:table-cell>
            </table:table-row>
            <table:table-row>
              <table:table-cell office:value-type="string">
                <text:p>12:53:12</text:p>
              </table:table-cell>
              <table:table-cell office:value-type="float" office:value="131195">
                <text:p>131195</text:p>
              </table:table-cell>
            </table:table-row>
            <table:table-row>
              <table:table-cell office:value-type="string">
                <text:p>12:53:13</text:p>
              </table:table-cell>
              <table:table-cell office:value-type="float" office:value="135446">
                <text:p>135446</text:p>
              </table:table-cell>
            </table:table-row>
            <table:table-row>
              <table:table-cell office:value-type="string">
                <text:p>12:53:14</text:p>
              </table:table-cell>
              <table:table-cell office:value-type="float" office:value="158398">
                <text:p>158398</text:p>
              </table:table-cell>
            </table:table-row>
            <table:table-row>
              <table:table-cell office:value-type="string">
                <text:p>12:53:15</text:p>
              </table:table-cell>
              <table:table-cell office:value-type="float" office:value="143432">
                <text:p>143432</text:p>
              </table:table-cell>
            </table:table-row>
            <table:table-row>
              <table:table-cell office:value-type="string">
                <text:p>12:53:16</text:p>
              </table:table-cell>
              <table:table-cell office:value-type="float" office:value="172701">
                <text:p>172701</text:p>
              </table:table-cell>
            </table:table-row>
            <table:table-row>
              <table:table-cell office:value-type="string">
                <text:p>12:53:17</text:p>
              </table:table-cell>
              <table:table-cell office:value-type="float" office:value="148706">
                <text:p>148706</text:p>
              </table:table-cell>
            </table:table-row>
            <table:table-row>
              <table:table-cell office:value-type="string">
                <text:p>12:53:18</text:p>
              </table:table-cell>
              <table:table-cell office:value-type="float" office:value="169235">
                <text:p>169235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162622">
                <text:p>162622</text:p>
              </table:table-cell>
            </table:table-row>
            <table:table-row>
              <table:table-cell office:value-type="string">
                <text:p>12:53:20</text:p>
              </table:table-cell>
              <table:table-cell office:value-type="float" office:value="122996">
                <text:p>122996</text:p>
              </table:table-cell>
            </table:table-row>
            <table:table-row>
              <table:table-cell office:value-type="string">
                <text:p>12:53:21</text:p>
              </table:table-cell>
              <table:table-cell office:value-type="float" office:value="105051">
                <text:p>105051</text:p>
              </table:table-cell>
            </table:table-row>
            <table:table-row>
              <table:table-cell office:value-type="string">
                <text:p>12:53:22</text:p>
              </table:table-cell>
              <table:table-cell office:value-type="float" office:value="108319">
                <text:p>108319</text:p>
              </table:table-cell>
            </table:table-row>
            <table:table-row>
              <table:table-cell office:value-type="string">
                <text:p>12:53:23</text:p>
              </table:table-cell>
              <table:table-cell office:value-type="float" office:value="162158">
                <text:p>162158</text:p>
              </table:table-cell>
            </table:table-row>
            <table:table-row>
              <table:table-cell office:value-type="string">
                <text:p>12:53:24</text:p>
              </table:table-cell>
              <table:table-cell office:value-type="float" office:value="257063">
                <text:p>257063</text:p>
              </table:table-cell>
            </table:table-row>
            <table:table-row>
              <table:table-cell office:value-type="string">
                <text:p>12:53:25</text:p>
              </table:table-cell>
              <table:table-cell office:value-type="float" office:value="143136">
                <text:p>143136</text:p>
              </table:table-cell>
            </table:table-row>
            <table:table-row>
              <table:table-cell office:value-type="string">
                <text:p>12:53:26</text:p>
              </table:table-cell>
              <table:table-cell office:value-type="float" office:value="214058">
                <text:p>214058</text:p>
              </table:table-cell>
            </table:table-row>
            <table:table-row>
              <table:table-cell office:value-type="string">
                <text:p>12:53:27</text:p>
              </table:table-cell>
              <table:table-cell office:value-type="float" office:value="162727">
                <text:p>162727</text:p>
              </table:table-cell>
            </table:table-row>
            <table:table-row>
              <table:table-cell office:value-type="string">
                <text:p>12:53:28</text:p>
              </table:table-cell>
              <table:table-cell office:value-type="float" office:value="84119">
                <text:p>84119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143486">
                <text:p>143486</text:p>
              </table:table-cell>
            </table:table-row>
            <table:table-row>
              <table:table-cell office:value-type="string">
                <text:p>12:53:30</text:p>
              </table:table-cell>
              <table:table-cell office:value-type="float" office:value="101756">
                <text:p>101756</text:p>
              </table:table-cell>
            </table:table-row>
            <table:table-row>
              <table:table-cell office:value-type="string">
                <text:p>12:53:31</text:p>
              </table:table-cell>
              <table:table-cell office:value-type="float" office:value="158182">
                <text:p>158182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167505">
                <text:p>167505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159251">
                <text:p>159251</text:p>
              </table:table-cell>
            </table:table-row>
            <table:table-row>
              <table:table-cell office:value-type="string">
                <text:p>12:53:34</text:p>
              </table:table-cell>
              <table:table-cell office:value-type="float" office:value="141538">
                <text:p>141538</text:p>
              </table:table-cell>
            </table:table-row>
            <table:table-row>
              <table:table-cell office:value-type="string">
                <text:p>12:53:35</text:p>
              </table:table-cell>
              <table:table-cell office:value-type="float" office:value="117711">
                <text:p>117711</text:p>
              </table:table-cell>
            </table:table-row>
            <table:table-row>
              <table:table-cell office:value-type="string">
                <text:p>12:53:36</text:p>
              </table:table-cell>
              <table:table-cell office:value-type="float" office:value="84476">
                <text:p>84476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174136">
                <text:p>174136</text:p>
              </table:table-cell>
            </table:table-row>
            <table:table-row>
              <table:table-cell office:value-type="string">
                <text:p>12:53:38</text:p>
              </table:table-cell>
              <table:table-cell office:value-type="float" office:value="95853">
                <text:p>95853</text:p>
              </table:table-cell>
            </table:table-row>
            <table:table-row>
              <table:table-cell office:value-type="string">
                <text:p>12:53:39</text:p>
              </table:table-cell>
              <table:table-cell office:value-type="float" office:value="137635">
                <text:p>137635</text:p>
              </table:table-cell>
            </table:table-row>
            <table:table-row>
              <table:table-cell office:value-type="string">
                <text:p>12:53:40</text:p>
              </table:table-cell>
              <table:table-cell office:value-type="float" office:value="118279">
                <text:p>118279</text:p>
              </table:table-cell>
            </table:table-row>
            <table:table-row>
              <table:table-cell office:value-type="string">
                <text:p>12:53:41</text:p>
              </table:table-cell>
              <table:table-cell office:value-type="float" office:value="127157">
                <text:p>127157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110343">
                <text:p>110343</text:p>
              </table:table-cell>
            </table:table-row>
            <table:table-row>
              <table:table-cell office:value-type="string">
                <text:p>12:53:43</text:p>
              </table:table-cell>
              <table:table-cell office:value-type="float" office:value="139544">
                <text:p>139544</text:p>
              </table:table-cell>
            </table:table-row>
            <table:table-row>
              <table:table-cell office:value-type="string">
                <text:p>12:53:44</text:p>
              </table:table-cell>
              <table:table-cell office:value-type="float" office:value="183697">
                <text:p>183697</text:p>
              </table:table-cell>
            </table:table-row>
            <table:table-row>
              <table:table-cell office:value-type="string">
                <text:p>12:53:45</text:p>
              </table:table-cell>
              <table:table-cell office:value-type="float" office:value="204774">
                <text:p>204774</text:p>
              </table:table-cell>
            </table:table-row>
            <table:table-row>
              <table:table-cell office:value-type="string">
                <text:p>12:53:46</text:p>
              </table:table-cell>
              <table:table-cell office:value-type="float" office:value="135993">
                <text:p>135993</text:p>
              </table:table-cell>
            </table:table-row>
            <table:table-row>
              <table:table-cell office:value-type="string">
                <text:p>12:53:47</text:p>
              </table:table-cell>
              <table:table-cell office:value-type="float" office:value="156945">
                <text:p>156945</text:p>
              </table:table-cell>
            </table:table-row>
            <table:table-row>
              <table:table-cell office:value-type="string">
                <text:p>12:53:48</text:p>
              </table:table-cell>
              <table:table-cell office:value-type="float" office:value="142802">
                <text:p>142802</text:p>
              </table:table-cell>
            </table:table-row>
            <table:table-row>
              <table:table-cell office:value-type="string">
                <text:p>12:53:49</text:p>
              </table:table-cell>
              <table:table-cell office:value-type="float" office:value="117426">
                <text:p>117426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155425">
                <text:p>155425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225158">
                <text:p>225158</text:p>
              </table:table-cell>
            </table:table-row>
            <table:table-row>
              <table:table-cell office:value-type="string">
                <text:p>12:53:52</text:p>
              </table:table-cell>
              <table:table-cell office:value-type="float" office:value="355029">
                <text:p>355029</text:p>
              </table:table-cell>
            </table:table-row>
            <table:table-row>
              <table:table-cell office:value-type="string">
                <text:p>12:53:53</text:p>
              </table:table-cell>
              <table:table-cell office:value-type="float" office:value="150338">
                <text:p>150338</text:p>
              </table:table-cell>
            </table:table-row>
            <table:table-row>
              <table:table-cell office:value-type="string">
                <text:p>12:53:54</text:p>
              </table:table-cell>
              <table:table-cell office:value-type="float" office:value="111651">
                <text:p>111651</text:p>
              </table:table-cell>
            </table:table-row>
            <table:table-row>
              <table:table-cell office:value-type="string">
                <text:p>12:53:55</text:p>
              </table:table-cell>
              <table:table-cell office:value-type="float" office:value="155690">
                <text:p>155690</text:p>
              </table:table-cell>
            </table:table-row>
            <table:table-row>
              <table:table-cell office:value-type="string">
                <text:p>12:53:56</text:p>
              </table:table-cell>
              <table:table-cell office:value-type="float" office:value="119589">
                <text:p>119589</text:p>
              </table:table-cell>
            </table:table-row>
            <table:table-row>
              <table:table-cell office:value-type="string">
                <text:p>12:53:57</text:p>
              </table:table-cell>
              <table:table-cell office:value-type="float" office:value="111059">
                <text:p>111059</text:p>
              </table:table-cell>
            </table:table-row>
            <table:table-row>
              <table:table-cell office:value-type="string">
                <text:p>12:53:58</text:p>
              </table:table-cell>
              <table:table-cell office:value-type="float" office:value="110095">
                <text:p>110095</text:p>
              </table:table-cell>
            </table:table-row>
            <table:table-row>
              <table:table-cell office:value-type="string">
                <text:p>12:53:59</text:p>
              </table:table-cell>
              <table:table-cell office:value-type="float" office:value="108603">
                <text:p>108603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140731">
                <text:p>140731</text:p>
              </table:table-cell>
            </table:table-row>
            <table:table-row>
              <table:table-cell office:value-type="string">
                <text:p>12:54:01</text:p>
              </table:table-cell>
              <table:table-cell office:value-type="float" office:value="176309">
                <text:p>176309</text:p>
              </table:table-cell>
            </table:table-row>
            <table:table-row>
              <table:table-cell office:value-type="string">
                <text:p>12:54:02</text:p>
              </table:table-cell>
              <table:table-cell office:value-type="float" office:value="164837">
                <text:p>164837</text:p>
              </table:table-cell>
            </table:table-row>
            <table:table-row>
              <table:table-cell office:value-type="string">
                <text:p>12:54:03</text:p>
              </table:table-cell>
              <table:table-cell office:value-type="float" office:value="143737">
                <text:p>143737</text:p>
              </table:table-cell>
            </table:table-row>
            <table:table-row>
              <table:table-cell office:value-type="string">
                <text:p>12:54:04</text:p>
              </table:table-cell>
              <table:table-cell office:value-type="float" office:value="156684">
                <text:p>156684</text:p>
              </table:table-cell>
            </table:table-row>
            <table:table-row>
              <table:table-cell office:value-type="string">
                <text:p>12:54:05</text:p>
              </table:table-cell>
              <table:table-cell office:value-type="float" office:value="148406">
                <text:p>148406</text:p>
              </table:table-cell>
            </table:table-row>
            <table:table-row>
              <table:table-cell office:value-type="string">
                <text:p>12:54:06</text:p>
              </table:table-cell>
              <table:table-cell office:value-type="float" office:value="159637">
                <text:p>159637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151765">
                <text:p>151765</text:p>
              </table:table-cell>
            </table:table-row>
            <table:table-row>
              <table:table-cell office:value-type="string">
                <text:p>12:54:08</text:p>
              </table:table-cell>
              <table:table-cell office:value-type="float" office:value="162587">
                <text:p>162587</text:p>
              </table:table-cell>
            </table:table-row>
            <table:table-row>
              <table:table-cell office:value-type="string">
                <text:p>12:54:09</text:p>
              </table:table-cell>
              <table:table-cell office:value-type="float" office:value="159430">
                <text:p>159430</text:p>
              </table:table-cell>
            </table:table-row>
            <table:table-row>
              <table:table-cell office:value-type="string">
                <text:p>12:54:10</text:p>
              </table:table-cell>
              <table:table-cell office:value-type="float" office:value="166417">
                <text:p>166417</text:p>
              </table:table-cell>
            </table:table-row>
            <table:table-row>
              <table:table-cell office:value-type="string">
                <text:p>12:54:11</text:p>
              </table:table-cell>
              <table:table-cell office:value-type="float" office:value="152925">
                <text:p>152925</text:p>
              </table:table-cell>
            </table:table-row>
            <table:table-row>
              <table:table-cell office:value-type="string">
                <text:p>12:54:12</text:p>
              </table:table-cell>
              <table:table-cell office:value-type="float" office:value="162240">
                <text:p>162240</text:p>
              </table:table-cell>
            </table:table-row>
            <table:table-row>
              <table:table-cell office:value-type="string">
                <text:p>12:54:13</text:p>
              </table:table-cell>
              <table:table-cell office:value-type="float" office:value="172248">
                <text:p>172248</text:p>
              </table:table-cell>
            </table:table-row>
            <table:table-row>
              <table:table-cell office:value-type="string">
                <text:p>12:54:14</text:p>
              </table:table-cell>
              <table:table-cell office:value-type="float" office:value="150254">
                <text:p>150254</text:p>
              </table:table-cell>
            </table:table-row>
            <table:table-row>
              <table:table-cell office:value-type="string">
                <text:p>12:54:15</text:p>
              </table:table-cell>
              <table:table-cell office:value-type="float" office:value="123756">
                <text:p>123756</text:p>
              </table:table-cell>
            </table:table-row>
            <table:table-row>
              <table:table-cell office:value-type="string">
                <text:p>12:54:16</text:p>
              </table:table-cell>
              <table:table-cell office:value-type="float" office:value="130075">
                <text:p>130075</text:p>
              </table:table-cell>
            </table:table-row>
            <table:table-row>
              <table:table-cell office:value-type="string">
                <text:p>12:54:17</text:p>
              </table:table-cell>
              <table:table-cell office:value-type="float" office:value="187691">
                <text:p>187691</text:p>
              </table:table-cell>
            </table:table-row>
            <table:table-row>
              <table:table-cell office:value-type="string">
                <text:p>12:54:18</text:p>
              </table:table-cell>
              <table:table-cell office:value-type="float" office:value="135529">
                <text:p>135529</text:p>
              </table:table-cell>
            </table:table-row>
            <table:table-row>
              <table:table-cell office:value-type="string">
                <text:p>12:54:19</text:p>
              </table:table-cell>
              <table:table-cell office:value-type="float" office:value="104094">
                <text:p>104094</text:p>
              </table:table-cell>
            </table:table-row>
            <table:table-row>
              <table:table-cell office:value-type="string">
                <text:p>12:54:20</text:p>
              </table:table-cell>
              <table:table-cell office:value-type="float" office:value="104866">
                <text:p>104866</text:p>
              </table:table-cell>
            </table:table-row>
            <table:table-row>
              <table:table-cell office:value-type="string">
                <text:p>12:54:21</text:p>
              </table:table-cell>
              <table:table-cell office:value-type="float" office:value="189557">
                <text:p>189557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196161">
                <text:p>196161</text:p>
              </table:table-cell>
            </table:table-row>
            <table:table-row>
              <table:table-cell office:value-type="string">
                <text:p>12:54:23</text:p>
              </table:table-cell>
              <table:table-cell office:value-type="float" office:value="147595">
                <text:p>147595</text:p>
              </table:table-cell>
            </table:table-row>
            <table:table-row>
              <table:table-cell office:value-type="string">
                <text:p>12:54:24</text:p>
              </table:table-cell>
              <table:table-cell office:value-type="float" office:value="133907">
                <text:p>133907</text:p>
              </table:table-cell>
            </table:table-row>
            <table:table-row>
              <table:table-cell office:value-type="string">
                <text:p>12:54:25</text:p>
              </table:table-cell>
              <table:table-cell office:value-type="float" office:value="154454">
                <text:p>154454</text:p>
              </table:table-cell>
            </table:table-row>
            <table:table-row>
              <table:table-cell office:value-type="string">
                <text:p>12:54:26</text:p>
              </table:table-cell>
              <table:table-cell office:value-type="float" office:value="169873">
                <text:p>169873</text:p>
              </table:table-cell>
            </table:table-row>
            <table:table-row>
              <table:table-cell office:value-type="string">
                <text:p>12:54:27</text:p>
              </table:table-cell>
              <table:table-cell office:value-type="float" office:value="179374">
                <text:p>179374</text:p>
              </table:table-cell>
            </table:table-row>
            <table:table-row>
              <table:table-cell office:value-type="string">
                <text:p>12:54:28</text:p>
              </table:table-cell>
              <table:table-cell office:value-type="float" office:value="179473">
                <text:p>179473</text:p>
              </table:table-cell>
            </table:table-row>
            <table:table-row>
              <table:table-cell office:value-type="string">
                <text:p>12:54:29</text:p>
              </table:table-cell>
              <table:table-cell office:value-type="float" office:value="143011">
                <text:p>143011</text:p>
              </table:table-cell>
            </table:table-row>
            <table:table-row>
              <table:table-cell office:value-type="string">
                <text:p>12:54:3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2:54:31</text:p>
              </table:table-cell>
              <table:table-cell office:value-type="float" office:value="149151">
                <text:p>149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3.366cm" svg:y="4.227cm" style:legend-expansion="high" chart:style-name="ch3"/>
        <chart:plot-area chart:style-name="ch4" table:cell-range-address="test208.B2:test208.B240 test208.G1:test208.G240" chart:data-source-has-labels="both" svg:x="0.32cm" svg:y="1.248cm" svg:width="12.726cm" svg:height="7.572cm">
          <chartooo:coordinate-region svg:x="1.355cm" svg:y="1.248cm" svg:width="11.691cm" svg:height="5.969cm"/>
          <chart:axis chart:dimension="x" chart:name="primary-x" chart:style-name="ch5" chartooo:axis-type="auto">
            <chartooo:date-scale/>
            <chart:categories table:cell-range-address="test208.B2:test208.B2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8.G2:test208.G240" chart:label-cell-address="test208.G1:test208.G1" chart:class="chart:bar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08.G1:test20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0:33</text:p>
                <draw:g>
                  <svg:desc>test208.B2:test208.B240</svg:desc>
                </draw:g>
              </table:table-cell>
              <table:table-cell office:value-type="float" office:value="452">
                <text:p>452</text:p>
                <draw:g>
                  <svg:desc>test208.G2:test208.G240</svg:desc>
                </draw:g>
              </table:table-cell>
            </table:table-row>
            <table:table-row>
              <table:table-cell office:value-type="string">
                <text:p>12:50:3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:50:3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2:50:3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2:50:3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:50:3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2:50:3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2:50:4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:50: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:50:4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50: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:50:4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:50:4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:50:4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:50: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:50: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:50: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:50: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:50: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:50: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50: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0: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0: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:50: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:51: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:51: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:51: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:51: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:51: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51: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:51: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:51: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:51: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:51: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51: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51: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51: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:51: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:51: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:51: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51: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:51: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:51: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:51: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:51: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:51: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:51: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:51: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:51:2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:51:2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:51:2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:51:3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2:51: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2:51: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:51:3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:51:3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:51: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:51:3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:51:3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2:51:3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:51: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:51: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2:51:4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2:51: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:51:4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2:51:4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:51:4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:51: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2:51:5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:51:5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:51: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:51:5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:51:5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:51:5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:51: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:51:5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:52: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:52: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:52: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:52: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:52: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:52:0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:52: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:52: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52: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:52: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:52:1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:52: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:52: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:52: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:52: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52: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2: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2: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2: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:52: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:52: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:52: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:52: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:52:2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:52:2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52: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:52:2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:52: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:52: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:52:3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:52:3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:52:3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:52:3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:52: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:52:3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:52: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2: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:52: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:52:4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:52:4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2:52:4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:52: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:52:4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:52: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:52:4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:52:4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:52: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:52:5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:52:5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:52: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:52:5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:52:5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:52: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:52:5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:52:5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:53: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:53: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:53:0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2:53:0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:53:0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2:53:0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2:53:0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2:53:0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2:53: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:53:1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2:53:1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2:53:1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:53: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:53: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:53: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:53:1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:53: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:53:1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:53: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:53: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:53: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:53: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:53: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:53: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:53: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:53: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3: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:53: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:53: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:53: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:53: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53: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:53: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:53: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:53: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:53:4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:53: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:53: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:53: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:53:4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:53:4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:53: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:53: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3: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3: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:53: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:53: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:53: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:53:5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:53:5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:53:5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:54: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:54:0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:54:0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:54:0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:54:0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:54:0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54:0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54:0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54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54:1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:54:1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54: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54:1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:54:1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:54: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:54:1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2:54:1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:54:1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2:54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54: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:54: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:54:2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:54:2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:54:2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2:54:2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:54:2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:54:2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:54:3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:54:31</text:p>
              </table:table-cell>
              <table:table-cell office:value-type="float" office:value="346">
                <text:p>3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